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83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224cm"/>
    </style:style>
    <style:style style:name="co11" style:family="table-column">
      <style:table-column-properties fo:break-before="auto" style:column-width="3.26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5.168cm"/>
    </style:style>
    <style:style style:name="co15" style:family="table-column">
      <style:table-column-properties fo:break-before="auto" style:column-width="3.676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3.191cm"/>
    </style:style>
    <style:style style:name="co18" style:family="table-column">
      <style:table-column-properties fo:break-before="auto" style:column-width="2.8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de" number:country="DE">
      <number:number number:decimal-places="2" number:min-integer-digits="1"/>
    </number:number-style>
    <style:style style:name="ce1" style:family="table-cell" style:parent-style-name="Default" style:data-style-name="N5002"/>
    <style:style style:name="ce2" style:family="table-cell" style:parent-style-name="Default">
      <style:text-properties fo:language="en" fo:country="US" style:font-name-asian="DejaVu Sans" style:font-name-complex="Lohit Hindi"/>
    </style:style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1044">
            <text:p>0,001044</text:p>
          </table:table-cell>
          <table:table-cell office:value-type="float" office:value="0.058">
            <text:p>0,058</text:p>
          </table:table-cell>
          <table:table-cell office:value-type="float" office:value="1.07492598692313">
            <text:p>1,0749259869</text:p>
          </table:table-cell>
          <table:table-cell office:value-type="float" office:value="0.000988">
            <text:p>0,000988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.001061">
            <text:p>0,001061</text:p>
          </table:table-cell>
          <table:table-cell office:value-type="float" office:value="0.09">
            <text:p>0,09</text:p>
          </table:table-cell>
          <table:table-cell office:value-type="float" office:value="0.000024026138813">
            <text:p>2,4026138813E-005</text:p>
          </table:table-cell>
          <table:table-cell office:value-type="float" office:value="0.00099">
            <text:p>0,00099</text:p>
          </table:table-cell>
          <table:table-cell office:value-type="float" office:value="1">
            <text:p>1</text:p>
          </table:table-cell>
          <table:table-cell table:formula="of:=[.C2]" office:value-type="float" office:value="0.001044">
            <text:p>0,001044</text:p>
          </table:table-cell>
          <table:table-cell table:formula="of:=[.C14]" office:value-type="float" office:value="0.002381">
            <text:p>0,002381</text:p>
          </table:table-cell>
          <table:table-cell table:formula="of:=[.C26]" office:value-type="float" office:value="0.005127">
            <text:p>0,005127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E2]" office:value-type="float" office:value="1.07492598692313">
            <text:p>1,0749259869</text:p>
          </table:table-cell>
          <table:table-cell table:formula="of:=[.E14]" office:value-type="float" office:value="1.05414167319764">
            <text:p>1,0541416732</text:p>
          </table:table-cell>
          <table:table-cell table:formula="of:=[.E26]" office:value-type="float" office:value="1.0489336572624">
            <text:p>1,0489336573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F2]/[.C2]" office:value-type="float" office:value="0.946360153256705">
            <text:p>0,9463601533</text:p>
          </table:table-cell>
          <table:table-cell table:formula="of:=[.F14]/[.C14]" office:value-type="float" office:value="0.976060478790424">
            <text:p>0,9760604788</text:p>
          </table:table-cell>
          <table:table-cell table:formula="of:=[.F26]/[.C26]" office:value-type="float" office:value="0.98888238736103">
            <text:p>0,9888823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089">
            <text:p>0,001089</text:p>
          </table:table-cell>
          <table:table-cell office:value-type="float" office:value="0.151">
            <text:p>0,151</text:p>
          </table:table-cell>
          <table:table-cell office:value-type="float" office:value="0.000000151131086">
            <text:p>1,51131086E-007</text:p>
          </table:table-cell>
          <table:table-cell office:value-type="float" office:value="0.000991">
            <text:p>0,000991</text:p>
          </table:table-cell>
          <table:table-cell office:value-type="float" office:value="2">
            <text:p>2</text:p>
          </table:table-cell>
          <table:table-cell table:formula="of:=[.C3]" office:value-type="float" office:value="0.001061">
            <text:p>0,001061</text:p>
          </table:table-cell>
          <table:table-cell table:formula="of:=[.C15]" office:value-type="float" office:value="0.002399">
            <text:p>0,002399</text:p>
          </table:table-cell>
          <table:table-cell table:formula="of:=[.C27]" office:value-type="float" office:value="0.00512">
            <text:p>0,00512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E3]" office:value-type="float" office:value="0.000024026138813">
            <text:p>2,4026138813E-005</text:p>
          </table:table-cell>
          <table:table-cell table:formula="of:=[.E15]" office:value-type="float" office:value="0.000000151131087">
            <text:p>1,51131087E-007</text:p>
          </table:table-cell>
          <table:table-cell table:formula="of:=[.E27]" office:value-type="float" office:value="0.000000002364971">
            <text:p>2,364971E-009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3]/[.C3]" office:value-type="float" office:value="0.933081998114986">
            <text:p>0,9330819981</text:p>
          </table:table-cell>
          <table:table-cell table:formula="of:=[.F15]/[.C15]" office:value-type="float" office:value="0.970404335139641">
            <text:p>0,9704043351</text:p>
          </table:table-cell>
          <table:table-cell table:formula="of:=[.F27]/[.C27]" office:value-type="float" office:value="0.9861328125">
            <text:p>0,9861328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147">
            <text:p>0,001147</text:p>
          </table:table-cell>
          <table:table-cell office:value-type="float" office:value="0.263">
            <text:p>0,263</text:p>
          </table:table-cell>
          <table:table-cell office:value-type="float" office:value="0.000000002364971">
            <text:p>2,364971E-009</text:p>
          </table:table-cell>
          <table:table-cell office:value-type="float" office:value="0.00099">
            <text:p>0,00099</text:p>
          </table:table-cell>
          <table:table-cell office:value-type="float" office:value="4">
            <text:p>4</text:p>
          </table:table-cell>
          <table:table-cell table:formula="of:=[.C4]" office:value-type="float" office:value="0.001089">
            <text:p>0,001089</text:p>
          </table:table-cell>
          <table:table-cell table:formula="of:=[.C16]" office:value-type="float" office:value="0.002425">
            <text:p>0,002425</text:p>
          </table:table-cell>
          <table:table-cell table:formula="of:=[.C28]" office:value-type="float" office:value="0.005158">
            <text:p>0,005158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E4]" office:value-type="float" office:value="0.000000151131086">
            <text:p>1,51131086E-007</text:p>
          </table:table-cell>
          <table:table-cell table:formula="of:=[.E16]" office:value-type="float" office:value="0.000000002364971">
            <text:p>2,364971E-009</text:p>
          </table:table-cell>
          <table:table-cell table:formula="of:=[.E28]" office:value-type="float" office:value="0.000000000036957">
            <text:p>3,6957E-011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F4]/[.C4]" office:value-type="float" office:value="0.910009182736455">
            <text:p>0,9100091827</text:p>
          </table:table-cell>
          <table:table-cell table:formula="of:=[.F16]/[.C16]" office:value-type="float" office:value="0.959175257731959">
            <text:p>0,9591752577</text:p>
          </table:table-cell>
          <table:table-cell table:formula="of:=[.F28]/[.C28]" office:value-type="float" office:value="0.980612640558356">
            <text:p>0,9806126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259">
            <text:p>0,001259</text:p>
          </table:table-cell>
          <table:table-cell office:value-type="float" office:value="0.458">
            <text:p>0,458</text:p>
          </table:table-cell>
          <table:table-cell office:value-type="float" office:value="0.000000000036957">
            <text:p>3,6957E-011</text:p>
          </table:table-cell>
          <table:table-cell office:value-type="float" office:value="0.000989">
            <text:p>0,000989</text:p>
          </table:table-cell>
          <table:table-cell office:value-type="float" office:value="8">
            <text:p>8</text:p>
          </table:table-cell>
          <table:table-cell table:formula="of:=[.C5]" office:value-type="float" office:value="0.001147">
            <text:p>0,001147</text:p>
          </table:table-cell>
          <table:table-cell table:formula="of:=[.C17]" office:value-type="float" office:value="0.002485">
            <text:p>0,002485</text:p>
          </table:table-cell>
          <table:table-cell table:formula="of:=[.C29]" office:value-type="float" office:value="0.005215">
            <text:p>0,005215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E5]" office:value-type="float" office:value="0.000000002364971">
            <text:p>2,364971E-009</text:p>
          </table:table-cell>
          <table:table-cell table:formula="of:=[.E17]" office:value-type="float" office:value="0.000000000036957">
            <text:p>3,6957E-011</text:p>
          </table:table-cell>
          <table:table-cell table:formula="of:=[.E29]" office:value-type="float" office:value="0.000000000000577">
            <text:p>5,77E-013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F5]/[.C5]" office:value-type="float" office:value="0.863121185701831">
            <text:p>0,8631211857</text:p>
          </table:table-cell>
          <table:table-cell table:formula="of:=[.F17]/[.C17]" office:value-type="float" office:value="0.937223340040241">
            <text:p>0,93722334</text:p>
          </table:table-cell>
          <table:table-cell table:formula="of:=[.F29]/[.C29]" office:value-type="float" office:value="0.969894534995206">
            <text:p>0,969894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1488">
            <text:p>0,001488</text:p>
          </table:table-cell>
          <table:table-cell office:value-type="float" office:value="0.759">
            <text:p>0,759</text:p>
          </table:table-cell>
          <table:table-cell office:value-type="float" office:value="0.000000000000578">
            <text:p>5,78E-013</text:p>
          </table:table-cell>
          <table:table-cell office:value-type="float" office:value="0.000988">
            <text:p>0,000988</text:p>
          </table:table-cell>
          <table:table-cell office:value-type="float" office:value="16">
            <text:p>16</text:p>
          </table:table-cell>
          <table:table-cell table:formula="of:=[.C6]" office:value-type="float" office:value="0.001259">
            <text:p>0,001259</text:p>
          </table:table-cell>
          <table:table-cell table:formula="of:=[.C18]" office:value-type="float" office:value="0.002599">
            <text:p>0,002599</text:p>
          </table:table-cell>
          <table:table-cell table:formula="of:=[.C30]" office:value-type="float" office:value="0.005327">
            <text:p>0,005327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[.E6]" office:value-type="float" office:value="0.000000000036957">
            <text:p>3,6957E-011</text:p>
          </table:table-cell>
          <table:table-cell table:formula="of:=[.E18]" office:value-type="float" office:value="0.000000000000577">
            <text:p>5,77E-013</text:p>
          </table:table-cell>
          <table:table-cell table:formula="of:=[.E30]" office:value-type="float" office:value="9E-015">
            <text:p>9E-015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[.F6]/[.C6]" office:value-type="float" office:value="0.785544082605242">
            <text:p>0,7855440826</text:p>
          </table:table-cell>
          <table:table-cell table:formula="of:=[.F18]/[.C18]" office:value-type="float" office:value="0.895729126587149">
            <text:p>0,8957291266</text:p>
          </table:table-cell>
          <table:table-cell table:formula="of:=[.F30]/[.C30]" office:value-type="float" office:value="0.949127088417496">
            <text:p>0,9491270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1946">
            <text:p>0,001946</text:p>
          </table:table-cell>
          <table:table-cell office:value-type="float" office:value="1.147">
            <text:p>1,147</text:p>
          </table:table-cell>
          <table:table-cell office:value-type="float" office:value="9E-015">
            <text:p>9E-015</text:p>
          </table:table-cell>
          <table:table-cell office:value-type="float" office:value="0.000989">
            <text:p>0,000989</text:p>
          </table:table-cell>
          <table:table-cell office:value-type="float" office:value="32">
            <text:p>32</text:p>
          </table:table-cell>
          <table:table-cell table:formula="of:=[.C7]" office:value-type="float" office:value="0.001488">
            <text:p>0,001488</text:p>
          </table:table-cell>
          <table:table-cell table:formula="of:=[.C19]" office:value-type="float" office:value="0.00283">
            <text:p>0,00283</text:p>
          </table:table-cell>
          <table:table-cell table:formula="of:=[.C31]" office:value-type="float" office:value="0.005568">
            <text:p>0,005568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f:=[.E7]" office:value-type="float" office:value="0.000000000000578">
            <text:p>5,78E-013</text:p>
          </table:table-cell>
          <table:table-cell table:formula="of:=[.E19]" office:value-type="float" office:value="9E-015">
            <text:p>9E-015</text:p>
          </table:table-cell>
          <table:table-cell table:formula="of:=[.E31]" office:value-type="float" office:value="0">
            <text:p>0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F7]/[.C7]" office:value-type="float" office:value="0.663978494623656">
            <text:p>0,6639784946</text:p>
          </table:table-cell>
          <table:table-cell table:formula="of:=[.F19]/[.C19]" office:value-type="float" office:value="0.823321554770318">
            <text:p>0,8233215548</text:p>
          </table:table-cell>
          <table:table-cell table:formula="of:=[.F31]/[.C31]" office:value-type="float" office:value="0.910021551724138">
            <text:p>0,9100215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2861">
            <text:p>0,002861</text:p>
          </table:table-cell>
          <table:table-cell office:value-type="float" office:value="1.552">
            <text:p>1,552</text:p>
          </table:table-cell>
          <table:table-cell office:value-type="float" office:value="1E-015">
            <text:p>1E-015</text:p>
          </table:table-cell>
          <table:table-cell office:value-type="float" office:value="0.000987">
            <text:p>0,000987</text:p>
          </table:table-cell>
          <table:table-cell office:value-type="float" office:value="64">
            <text:p>64</text:p>
          </table:table-cell>
          <table:table-cell table:formula="of:=[.C8]" office:value-type="float" office:value="0.001946">
            <text:p>0,001946</text:p>
          </table:table-cell>
          <table:table-cell table:formula="of:=[.C20]" office:value-type="float" office:value="0.003287">
            <text:p>0,003287</text:p>
          </table:table-cell>
          <table:table-cell table:formula="of:=[.C32]" office:value-type="float" office:value="0.006043">
            <text:p>0,006043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f:=[.E8]" office:value-type="float" office:value="9E-015">
            <text:p>9E-015</text:p>
          </table:table-cell>
          <table:table-cell table:formula="of:=[.E20]" office:value-type="float" office:value="0">
            <text:p>0</text:p>
          </table:table-cell>
          <table:table-cell table:formula="of:=[.E32]" office:value-type="float" office:value="1E-015">
            <text:p>1E-015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[.F8]/[.C8]" office:value-type="float" office:value="0.508221993833505">
            <text:p>0,5082219938</text:p>
          </table:table-cell>
          <table:table-cell table:formula="of:=[.F20]/[.C20]" office:value-type="float" office:value="0.708548828719197">
            <text:p>0,7085488287</text:p>
          </table:table-cell>
          <table:table-cell table:formula="of:=[.F32]/[.C32]" office:value-type="float" office:value="0.838656296541453">
            <text:p>0,8386562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04688">
            <text:p>0,004688</text:p>
          </table:table-cell>
          <table:table-cell office:value-type="float" office:value="1.888">
            <text:p>1,888</text:p>
          </table:table-cell>
          <table:table-cell office:value-type="float" office:value="2E-015">
            <text:p>2E-015</text:p>
          </table:table-cell>
          <table:table-cell office:value-type="float" office:value="0.000983">
            <text:p>0,000983</text:p>
          </table:table-cell>
          <table:table-cell office:value-type="float" office:value="128">
            <text:p>128</text:p>
          </table:table-cell>
          <table:table-cell table:formula="of:=[.C9]" office:value-type="float" office:value="0.002861">
            <text:p>0,002861</text:p>
          </table:table-cell>
          <table:table-cell table:formula="of:=[.C21]" office:value-type="float" office:value="0.004195">
            <text:p>0,004195</text:p>
          </table:table-cell>
          <table:table-cell table:formula="of:=[.C33]" office:value-type="float" office:value="0.006952">
            <text:p>0,006952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E9]" office:value-type="float" office:value="1E-015">
            <text:p>1E-015</text:p>
          </table:table-cell>
          <table:table-cell table:formula="of:=[.E21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number-columns-repeated="3"/>
          <table:table-cell office:value-type="float" office:value="128">
            <text:p>128</text:p>
          </table:table-cell>
          <table:table-cell table:formula="of:=[.F9]/[.C9]" office:value-type="float" office:value="0.344984271233834">
            <text:p>0,3449842712</text:p>
          </table:table-cell>
          <table:table-cell table:formula="of:=[.F21]/[.C21]" office:value-type="float" office:value="0.553277711561382">
            <text:p>0,5532777116</text:p>
          </table:table-cell>
          <table:table-cell table:formula="of:=[.F33]/[.C33]" office:value-type="float" office:value="0.727848101265823">
            <text:p>0,7278481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08342">
            <text:p>0,008342</text:p>
          </table:table-cell>
          <table:table-cell office:value-type="float" office:value="2.119">
            <text:p>2,119</text:p>
          </table:table-cell>
          <table:table-cell office:value-type="float" office:value="2E-015">
            <text:p>2E-015</text:p>
          </table:table-cell>
          <table:table-cell office:value-type="float" office:value="0.000975">
            <text:p>0,000975</text:p>
          </table:table-cell>
          <table:table-cell office:value-type="float" office:value="256">
            <text:p>256</text:p>
          </table:table-cell>
          <table:table-cell table:formula="of:=[.C10]" office:value-type="float" office:value="0.004688">
            <text:p>0,004688</text:p>
          </table:table-cell>
          <table:table-cell table:formula="of:=[.C22]" office:value-type="float" office:value="0.006023">
            <text:p>0,006023</text:p>
          </table:table-cell>
          <table:table-cell table:formula="of:=[.C34]" office:value-type="float" office:value="0.008803">
            <text:p>0,008803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E10]" office:value-type="float" office:value="2E-015">
            <text:p>2E-015</text:p>
          </table:table-cell>
          <table:table-cell table:formula="of:=[.E22]" office:value-type="float" office:value="0">
            <text:p>0</text:p>
          </table:table-cell>
          <table:table-cell table:formula="of:=[.E34]" office:value-type="float" office:value="1E-015">
            <text:p>1E-015</text:p>
          </table:table-cell>
          <table:table-cell table:number-columns-repeated="3"/>
          <table:table-cell office:value-type="float" office:value="256">
            <text:p>256</text:p>
          </table:table-cell>
          <table:table-cell table:formula="of:=[.F10]/[.C10]" office:value-type="float" office:value="0.209684300341297">
            <text:p>0,2096843003</text:p>
          </table:table-cell>
          <table:table-cell table:formula="of:=[.F22]/[.C22]" office:value-type="float" office:value="0.384359953511539">
            <text:p>0,3843599535</text:p>
          </table:table-cell>
          <table:table-cell table:formula="of:=[.F34]/[.C34]" office:value-type="float" office:value="0.576848801544928">
            <text:p>0,5768488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15661">
            <text:p>0,015661</text:p>
          </table:table-cell>
          <table:table-cell office:value-type="float" office:value="2.255">
            <text:p>2,255</text:p>
          </table:table-cell>
          <table:table-cell office:value-type="float" office:value="4E-015">
            <text:p>4E-015</text:p>
          </table:table-cell>
          <table:table-cell office:value-type="float" office:value="0.000968">
            <text:p>0,000968</text:p>
          </table:table-cell>
          <table:table-cell office:value-type="float" office:value="512">
            <text:p>512</text:p>
          </table:table-cell>
          <table:table-cell table:formula="of:=[.C11]" office:value-type="float" office:value="0.008342">
            <text:p>0,008342</text:p>
          </table:table-cell>
          <table:table-cell table:formula="of:=[.C23]" office:value-type="float" office:value="0.009675">
            <text:p>0,009675</text:p>
          </table:table-cell>
          <table:table-cell table:formula="of:=[.C35]" office:value-type="float" office:value="0.012456">
            <text:p>0,012456</text:p>
          </table:table-cell>
          <table:table-cell table:number-columns-repeated="4"/>
          <table:table-cell office:value-type="float" office:value="512">
            <text:p>512</text:p>
          </table:table-cell>
          <table:table-cell table:formula="of:=[.E11]" office:value-type="float" office:value="2E-015">
            <text:p>2E-015</text:p>
          </table:table-cell>
          <table:table-cell table:formula="of:=[.E23]" office:value-type="float" office:value="1E-015">
            <text:p>1E-015</text:p>
          </table:table-cell>
          <table:table-cell table:formula="of:=[.E35]" office:value-type="float" office:value="0">
            <text:p>0</text:p>
          </table:table-cell>
          <table:table-cell table:number-columns-repeated="3"/>
          <table:table-cell office:value-type="float" office:value="512">
            <text:p>512</text:p>
          </table:table-cell>
          <table:table-cell table:formula="of:=[.F11]/[.C11]" office:value-type="float" office:value="0.116878446415728">
            <text:p>0,1168784464</text:p>
          </table:table-cell>
          <table:table-cell table:formula="of:=[.F23]/[.C23]" office:value-type="float" office:value="0.238139534883721">
            <text:p>0,2381395349</text:p>
          </table:table-cell>
          <table:table-cell table:formula="of:=[.F35]/[.C35]" office:value-type="float" office:value="0.40655105973025">
            <text:p>0,4065510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030326">
            <text:p>0,030326</text:p>
          </table:table-cell>
          <table:table-cell office:value-type="float" office:value="2.329">
            <text:p>2,329</text:p>
          </table:table-cell>
          <table:table-cell office:value-type="float" office:value="3E-015">
            <text:p>3E-015</text:p>
          </table:table-cell>
          <table:table-cell office:value-type="float" office:value="0.000983">
            <text:p>0,000983</text:p>
          </table:table-cell>
          <table:table-cell office:value-type="float" office:value="1024">
            <text:p>1024</text:p>
          </table:table-cell>
          <table:table-cell table:formula="of:=[.C12]" office:value-type="float" office:value="0.015661">
            <text:p>0,015661</text:p>
          </table:table-cell>
          <table:table-cell table:formula="of:=[.C24]" office:value-type="float" office:value="0.017068">
            <text:p>0,017068</text:p>
          </table:table-cell>
          <table:table-cell table:formula="of:=[.C36]" office:value-type="float" office:value="0.019789">
            <text:p>0,019789</text:p>
          </table:table-cell>
          <table:table-cell table:number-columns-repeated="4"/>
          <table:table-cell office:value-type="float" office:value="1024">
            <text:p>1024</text:p>
          </table:table-cell>
          <table:table-cell table:formula="of:=[.E12]" office:value-type="float" office:value="4E-015">
            <text:p>4E-015</text:p>
          </table:table-cell>
          <table:table-cell table:formula="of:=[.E24]" office:value-type="float" office:value="1E-015">
            <text:p>1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F12]/[.C12]" office:value-type="float" office:value="0.0618095907030203">
            <text:p>0,0618095907</text:p>
          </table:table-cell>
          <table:table-cell table:formula="of:=[.F24]/[.C24]" office:value-type="float" office:value="0.138563393484884">
            <text:p>0,1385633935</text:p>
          </table:table-cell>
          <table:table-cell table:formula="of:=[.F36]/[.C36]" office:value-type="float" office:value="0.255950275405528">
            <text:p>0,25595027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02381">
            <text:p>0,002381</text:p>
          </table:table-cell>
          <table:table-cell office:value-type="float" office:value="0.04">
            <text:p>0,04</text:p>
          </table:table-cell>
          <table:table-cell office:value-type="float" office:value="1.05414167319764">
            <text:p>1,0541416732</text:p>
          </table:table-cell>
          <table:table-cell office:value-type="float" office:value="0.002324">
            <text:p>0,002324</text:p>
          </table:table-cell>
          <table:table-cell office:value-type="float" office:value="2048">
            <text:p>2048</text:p>
          </table:table-cell>
          <table:table-cell table:formula="of:=[.C13]" office:value-type="float" office:value="0.030326">
            <text:p>0,030326</text:p>
          </table:table-cell>
          <table:table-cell table:formula="of:=[.C25]" office:value-type="float" office:value="0.031653">
            <text:p>0,031653</text:p>
          </table:table-cell>
          <table:table-cell table:formula="of:=[.C37]" office:value-type="float" office:value="0.034461">
            <text:p>0,034461</text:p>
          </table:table-cell>
          <table:table-cell table:number-columns-repeated="4"/>
          <table:table-cell office:value-type="float" office:value="2048">
            <text:p>2048</text:p>
          </table:table-cell>
          <table:table-cell table:formula="of:=[.E13]" office:value-type="float" office:value="3E-015">
            <text:p>3E-015</text:p>
          </table:table-cell>
          <table:table-cell table:formula="of:=[.E25]" office:value-type="float" office:value="3E-015">
            <text:p>3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office:value-type="float" office:value="2048">
            <text:p>2048</text:p>
          </table:table-cell>
          <table:table-cell table:formula="of:=[.F13]/[.C13]" office:value-type="float" office:value="0.0324144298621645">
            <text:p>0,0324144299</text:p>
          </table:table-cell>
          <table:table-cell table:formula="of:=[.F25]/[.C25]" office:value-type="float" office:value="0.0722838277572426">
            <text:p>0,0722838278</text:p>
          </table:table-cell>
          <table:table-cell table:formula="of:=[.F37]/[.C37]" office:value-type="float" office:value="0.147122834508575">
            <text:p>0,14712283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2399">
            <text:p>0,002399</text:p>
          </table:table-cell>
          <table:table-cell office:value-type="float" office:value="0.068">
            <text:p>0,068</text:p>
          </table:table-cell>
          <table:table-cell office:value-type="float" office:value="0.000000151131087">
            <text:p>1,51131087E-007</text:p>
          </table:table-cell>
          <table:table-cell office:value-type="float" office:value="0.002328">
            <text:p>0,002328</text:p>
          </table:table-cell>
          <table:table-cell>
            <draw:frame table:end-cell-address="'1. Funktion'.L35" table:end-x="2.241cm" table:end-y="0.068cm" draw:z-index="0" draw:style-name="gr1" draw:text-style-name="P1" svg:width="15.999cm" svg:height="8.999cm" svg:x="0.281cm" svg:y="0.102cm">
              <draw:object draw:notify-on-update-of-ranges="'1. Funktion'.G3:'1. Funktion'.G14 '1. Funktion'.H2:'1. Funktion'.H2 '1. Funktion'.H3:'1. Funktion'.H14 '1. Funktion'.I2:'1. Funktion'.I2 '1. Funktion'.I3:'1. Funktion'.I14 '1. Funktion'.J2:'1. Funktion'.J2 '1. Funktion'.J3:'1. Funktion'.J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1. Funktion'.T35" table:end-x="0.886cm" table:end-y="0.068cm" draw:z-index="1" draw:style-name="gr1" draw:text-style-name="P1" svg:width="15.999cm" svg:height="8.999cm" svg:x="0.239cm" svg:y="0.102cm">
              <draw:object draw:notify-on-update-of-ranges="'1. Funktion'.O3:'1. Funktion'.O14 '1. Funktion'.P2:'1. Funktion'.P2 '1. Funktion'.P3:'1. Funktion'.P14 '1. Funktion'.Q2:'1. Funktion'.Q2 '1. Funktion'.Q3:'1. Funktion'.Q14 '1. Funktion'.R2:'1. Funktion'.R2 '1. Funktion'.R3:'1. Funktion'.R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'1. Funktion'.Y35" table:end-x="3.605cm" table:end-y="0.1cm" draw:z-index="3" draw:style-name="gr1" draw:text-style-name="P1" svg:width="15.999cm" svg:height="8.999cm" svg:x="0.506cm" svg:y="0.134cm">
              <draw:object draw:notify-on-update-of-ranges="'1. Funktion'.V3:'1. Funktion'.V14 '1. Funktion'.W2:'1. Funktion'.W2 '1. Funktion'.W3:'1. Funktion'.W14 '1. Funktion'.X2:'1. Funktion'.X2 '1. Funktion'.X3:'1. Funktion'.X14 '1. Funktion'.Y2:'1. Funktion'.Y2 '1. Funktion'.Y3:'1. Funktion'.Y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02425">
            <text:p>0,002425</text:p>
          </table:table-cell>
          <table:table-cell office:value-type="float" office:value="0.125">
            <text:p>0,125</text:p>
          </table:table-cell>
          <table:table-cell office:value-type="float" office:value="0.000000002364971">
            <text:p>2,364971E-009</text:p>
          </table:table-cell>
          <table:table-cell office:value-type="float" office:value="0.002326">
            <text:p>0,00232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485">
            <text:p>0,002485</text:p>
          </table:table-cell>
          <table:table-cell office:value-type="float" office:value="0.232">
            <text:p>0,232</text:p>
          </table:table-cell>
          <table:table-cell office:value-type="float" office:value="0.000000000036957">
            <text:p>3,6957E-011</text:p>
          </table:table-cell>
          <table:table-cell office:value-type="float" office:value="0.002329">
            <text:p>0,00232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2599">
            <text:p>0,002599</text:p>
          </table:table-cell>
          <table:table-cell office:value-type="float" office:value="0.434">
            <text:p>0,434</text:p>
          </table:table-cell>
          <table:table-cell office:value-type="float" office:value="0.000000000000577">
            <text:p>5,77E-013</text:p>
          </table:table-cell>
          <table:table-cell office:value-type="float" office:value="0.002328">
            <text:p>0,00232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0283">
            <text:p>0,00283</text:p>
          </table:table-cell>
          <table:table-cell office:value-type="float" office:value="0.789">
            <text:p>0,789</text:p>
          </table:table-cell>
          <table:table-cell office:value-type="float" office:value="9E-015">
            <text:p>9E-015</text:p>
          </table:table-cell>
          <table:table-cell office:value-type="float" office:value="0.00233">
            <text:p>0,0023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03287">
            <text:p>0,003287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office:value-type="float" office:value="0.002329">
            <text:p>0,00232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04195">
            <text:p>0,004195</text:p>
          </table:table-cell>
          <table:table-cell office:value-type="float" office:value="2.11">
            <text:p>2,11</text:p>
          </table:table-cell>
          <table:table-cell office:value-type="float" office:value="0">
            <text:p>0</text:p>
          </table:table-cell>
          <table:table-cell office:value-type="float" office:value="0.002321">
            <text:p>0,002321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006023">
            <text:p>0,006023</text:p>
          </table:table-cell>
          <table:table-cell office:value-type="float" office:value="2.934">
            <text:p>2,934</text:p>
          </table:table-cell>
          <table:table-cell office:value-type="float" office:value="0">
            <text:p>0</text:p>
          </table:table-cell>
          <table:table-cell office:value-type="float" office:value="0.002315">
            <text:p>0,00231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009675">
            <text:p>0,009675</text:p>
          </table:table-cell>
          <table:table-cell office:value-type="float" office:value="3.651">
            <text:p>3,651</text:p>
          </table:table-cell>
          <table:table-cell office:value-type="float" office:value="1E-015">
            <text:p>1E-015</text:p>
          </table:table-cell>
          <table:table-cell office:value-type="float" office:value="0.002304">
            <text:p>0,00230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0.017068">
            <text:p>0,017068</text:p>
          </table:table-cell>
          <table:table-cell office:value-type="float" office:value="4.137">
            <text:p>4,137</text:p>
          </table:table-cell>
          <table:table-cell office:value-type="float" office:value="1E-015">
            <text:p>1E-015</text:p>
          </table:table-cell>
          <table:table-cell office:value-type="float" office:value="0.002365">
            <text:p>0,00236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0.031653">
            <text:p>0,031653</text:p>
          </table:table-cell>
          <table:table-cell office:value-type="float" office:value="4.461">
            <text:p>4,461</text:p>
          </table:table-cell>
          <table:table-cell office:value-type="float" office:value="3E-015">
            <text:p>3E-015</text:p>
          </table:table-cell>
          <table:table-cell office:value-type="float" office:value="0.002288">
            <text:p>0,00228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5127">
            <text:p>0,005127</text:p>
          </table:table-cell>
          <table:table-cell office:value-type="float" office:value="0.032">
            <text:p>0,032</text:p>
          </table:table-cell>
          <table:table-cell office:value-type="float" office:value="1.0489336572624">
            <text:p>1,0489336573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0512">
            <text:p>0,00512</text:p>
          </table:table-cell>
          <table:table-cell office:value-type="float" office:value="0.059">
            <text:p>0,059</text:p>
          </table:table-cell>
          <table:table-cell office:value-type="float" office:value="0.000000002364971">
            <text:p>2,364971E-009</text:p>
          </table:table-cell>
          <table:table-cell office:value-type="float" office:value="0.005049">
            <text:p>0,00504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05158">
            <text:p>0,005158</text:p>
          </table:table-cell>
          <table:table-cell office:value-type="float" office:value="0.115">
            <text:p>0,115</text:p>
          </table:table-cell>
          <table:table-cell office:value-type="float" office:value="0.000000000036957">
            <text:p>3,6957E-011</text:p>
          </table:table-cell>
          <table:table-cell office:value-type="float" office:value="0.005058">
            <text:p>0,005058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05215">
            <text:p>0,005215</text:p>
          </table:table-cell>
          <table:table-cell office:value-type="float" office:value="0.22">
            <text:p>0,22</text:p>
          </table:table-cell>
          <table:table-cell office:value-type="float" office:value="0.000000000000577">
            <text:p>5,77E-013</text:p>
          </table:table-cell>
          <table:table-cell office:value-type="float" office:value="0.005058">
            <text:p>0,00505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05327">
            <text:p>0,005327</text:p>
          </table:table-cell>
          <table:table-cell office:value-type="float" office:value="0.422">
            <text:p>0,422</text:p>
          </table:table-cell>
          <table:table-cell office:value-type="float" office:value="9E-015">
            <text:p>9E-015</text:p>
          </table:table-cell>
          <table:table-cell office:value-type="float" office:value="0.005056">
            <text:p>0,00505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05568">
            <text:p>0,005568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005067">
            <text:p>0,00506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006043">
            <text:p>0,006043</text:p>
          </table:table-cell>
          <table:table-cell office:value-type="float" office:value="1.465">
            <text:p>1,465</text:p>
          </table:table-cell>
          <table:table-cell office:value-type="float" office:value="1E-015">
            <text:p>1E-015</text:p>
          </table:table-cell>
          <table:table-cell office:value-type="float" office:value="0.005068">
            <text:p>0,00506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06952">
            <text:p>0,006952</text:p>
          </table:table-cell>
          <table:table-cell office:value-type="float" office:value="2.542">
            <text:p>2,542</text:p>
          </table:table-cell>
          <table:table-cell office:value-type="float" office:value="0">
            <text:p>0</text:p>
          </table:table-cell>
          <table:table-cell office:value-type="float" office:value="0.00506">
            <text:p>0,0050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.008803">
            <text:p>0,008803</text:p>
          </table:table-cell>
          <table:table-cell office:value-type="float" office:value="4.012">
            <text:p>4,012</text:p>
          </table:table-cell>
          <table:table-cell office:value-type="float" office:value="1E-015">
            <text:p>1E-015</text:p>
          </table:table-cell>
          <table:table-cell office:value-type="float" office:value="0.005078">
            <text:p>0,00507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.012456">
            <text:p>0,012456</text:p>
          </table:table-cell>
          <table:table-cell office:value-type="float" office:value="5.669">
            <text:p>5,669</text:p>
          </table:table-cell>
          <table:table-cell office:value-type="float" office:value="0">
            <text:p>0</text:p>
          </table:table-cell>
          <table:table-cell office:value-type="float" office:value="0.005064">
            <text:p>0,005064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.019789">
            <text:p>0,019789</text:p>
          </table:table-cell>
          <table:table-cell office:value-type="float" office:value="7.135">
            <text:p>7,135</text:p>
          </table:table-cell>
          <table:table-cell office:value-type="float" office:value="1E-015">
            <text:p>1E-015</text:p>
          </table:table-cell>
          <table:table-cell office:value-type="float" office:value="0.005065">
            <text:p>0,00506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034461">
            <text:p>0,034461</text:p>
          </table:table-cell>
          <table:table-cell office:value-type="float" office:value="8.194">
            <text:p>8,194</text:p>
          </table:table-cell>
          <table:table-cell office:value-type="float" office:value="0">
            <text:p>0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formula="of:=[.D2]" office:value-type="float" office:value="0.058">
            <text:p>0,058</text:p>
          </table:table-cell>
          <table:table-cell table:formula="of:=[.D14]" office:value-type="float" office:value="0.04">
            <text:p>0,04</text:p>
          </table:table-cell>
          <table:table-cell table:formula="of:=[.D26]" office:value-type="float" office:value="0.032">
            <text:p>0,03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formula="of:=[.D3]" office:value-type="float" office:value="0.09">
            <text:p>0,09</text:p>
          </table:table-cell>
          <table:table-cell table:formula="of:=[.D15]" office:value-type="float" office:value="0.068">
            <text:p>0,068</text:p>
          </table:table-cell>
          <table:table-cell table:formula="of:=[.D27]" office:value-type="float" office:value="0.059">
            <text:p>0,05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[.D4]" office:value-type="float" office:value="0.151">
            <text:p>0,151</text:p>
          </table:table-cell>
          <table:table-cell table:formula="of:=[.D16]" office:value-type="float" office:value="0.125">
            <text:p>0,125</text:p>
          </table:table-cell>
          <table:table-cell table:formula="of:=[.D28]" office:value-type="float" office:value="0.115">
            <text:p>0,11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table:formula="of:=[.D5]" office:value-type="float" office:value="0.263">
            <text:p>0,263</text:p>
          </table:table-cell>
          <table:table-cell table:formula="of:=[.D17]" office:value-type="float" office:value="0.232">
            <text:p>0,232</text:p>
          </table:table-cell>
          <table:table-cell table:formula="of:=[.D29]" office:value-type="float" office:value="0.22">
            <text:p>0,2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formula="of:=[.D6]" office:value-type="float" office:value="0.458">
            <text:p>0,458</text:p>
          </table:table-cell>
          <table:table-cell table:formula="of:=[.D18]" office:value-type="float" office:value="0.434">
            <text:p>0,434</text:p>
          </table:table-cell>
          <table:table-cell table:formula="of:=[.D30]" office:value-type="float" office:value="0.422">
            <text:p>0,42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formula="of:=[.D7]" office:value-type="float" office:value="0.759">
            <text:p>0,759</text:p>
          </table:table-cell>
          <table:table-cell table:formula="of:=[.D19]" office:value-type="float" office:value="0.789">
            <text:p>0,789</text:p>
          </table:table-cell>
          <table:table-cell table:formula="of:=[.D31]" office:value-type="float" office:value="0.8">
            <text:p>0,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table:formula="of:=[.D8]" office:value-type="float" office:value="1.147">
            <text:p>1,147</text:p>
          </table:table-cell>
          <table:table-cell table:formula="of:=[.D20]" office:value-type="float" office:value="1.35">
            <text:p>1,35</text:p>
          </table:table-cell>
          <table:table-cell table:formula="of:=[.D32]" office:value-type="float" office:value="1.465">
            <text:p>1,46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28">
            <text:p>128</text:p>
          </table:table-cell>
          <table:table-cell table:formula="of:=[.D9]" office:value-type="float" office:value="1.552">
            <text:p>1,552</text:p>
          </table:table-cell>
          <table:table-cell table:formula="of:=[.D21]" office:value-type="float" office:value="2.11">
            <text:p>2,11</text:p>
          </table:table-cell>
          <table:table-cell table:formula="of:=[.D33]" office:value-type="float" office:value="2.542">
            <text:p>2,54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table:formula="of:=[.D10]" office:value-type="float" office:value="1.888">
            <text:p>1,888</text:p>
          </table:table-cell>
          <table:table-cell table:formula="of:=[.D22]" office:value-type="float" office:value="2.934">
            <text:p>2,934</text:p>
          </table:table-cell>
          <table:table-cell table:formula="of:=[.D34]" office:value-type="float" office:value="4.012">
            <text:p>4,01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12">
            <text:p>512</text:p>
          </table:table-cell>
          <table:table-cell table:formula="of:=[.D11]" office:value-type="float" office:value="2.119">
            <text:p>2,119</text:p>
          </table:table-cell>
          <table:table-cell table:formula="of:=[.D23]" office:value-type="float" office:value="3.651">
            <text:p>3,651</text:p>
          </table:table-cell>
          <table:table-cell table:formula="of:=[.D35]" office:value-type="float" office:value="5.669">
            <text:p>5,66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24">
            <text:p>1024</text:p>
          </table:table-cell>
          <table:table-cell table:formula="of:=[.D12]" office:value-type="float" office:value="2.255">
            <text:p>2,255</text:p>
          </table:table-cell>
          <table:table-cell table:formula="of:=[.D24]" office:value-type="float" office:value="4.137">
            <text:p>4,137</text:p>
          </table:table-cell>
          <table:table-cell table:formula="of:=[.D36]" office:value-type="float" office:value="7.135">
            <text:p>7,13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048">
            <text:p>2048</text:p>
          </table:table-cell>
          <table:table-cell table:formula="of:=[.D13]" office:value-type="float" office:value="2.329">
            <text:p>2,329</text:p>
          </table:table-cell>
          <table:table-cell table:formula="of:=[.D25]" office:value-type="float" office:value="4.461">
            <text:p>4,461</text:p>
          </table:table-cell>
          <table:table-cell table:formula="of:=[.D37]" office:value-type="float" office:value="8.194">
            <text:p>8,194</text:p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'1. Funktion'.L72" table:end-x="1.963cm" table:end-y="0.239cm" draw:z-index="2" draw:style-name="gr1" draw:text-style-name="P1" svg:width="15.999cm" svg:height="9cm" svg:x="0.003cm" svg:y="0.272cm">
              <draw:object draw:notify-on-update-of-ranges="'1. Funktion'.G40:'1. Funktion'.G51 '1. Funktion'.H39:'1. Funktion'.H39 '1. Funktion'.H40:'1. Funktion'.H51 '1. Funktion'.I39:'1. Funktion'.I39 '1. Funktion'.I40:'1. Funktion'.I51 '1. Funktion'.J39:'1. Funktion'.J39 '1. Funktion'.J40:'1. Funktion'.J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  <table:table table:name="2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1118">
            <text:p>0,001118</text:p>
          </table:table-cell>
          <table:table-cell office:value-type="float" office:value="0.118">
            <text:p>0,118</text:p>
          </table:table-cell>
          <table:table-cell office:value-type="float" office:value="1.49665858674157">
            <text:p>1,4966585867</text:p>
          </table:table-cell>
          <table:table-cell office:value-type="float" office:value="0.000988">
            <text:p>0,000988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.001172">
            <text:p>0,001172</text:p>
          </table:table-cell>
          <table:table-cell office:value-type="float" office:value="0.207">
            <text:p>0,207</text:p>
          </table:table-cell>
          <table:table-cell office:value-type="float" office:value="0.007162446380613">
            <text:p>0,0071624464</text:p>
          </table:table-cell>
          <table:table-cell office:value-type="float" office:value="0.000989">
            <text:p>0,000989</text:p>
          </table:table-cell>
          <table:table-cell office:value-type="float" office:value="1">
            <text:p>1</text:p>
          </table:table-cell>
          <table:table-cell table:formula="of:=[.C2]" office:value-type="float" office:value="0.001118">
            <text:p>0,001118</text:p>
          </table:table-cell>
          <table:table-cell table:formula="of:=[.C14]" office:value-type="float" office:value="0.002463">
            <text:p>0,002463</text:p>
          </table:table-cell>
          <table:table-cell table:formula="of:=[.C26]" office:value-type="float" office:value="0.005231">
            <text:p>0,00523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E2]" office:value-type="float" office:value="1.49665858674157">
            <text:p>1,4966585867</text:p>
          </table:table-cell>
          <table:table-cell table:formula="of:=[.E14]" office:value-type="float" office:value="1.15598158689253">
            <text:p>1,1559815869</text:p>
          </table:table-cell>
          <table:table-cell table:formula="of:=[.E26]" office:value-type="float" office:value="1.07418215453748">
            <text:p>1,074182154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F2]/[.C2]" office:value-type="float" office:value="0.883720930232558">
            <text:p>0,8837209302</text:p>
          </table:table-cell>
          <table:table-cell table:formula="of:=[.F14]/[.C14]" office:value-type="float" office:value="0.946406820950061">
            <text:p>0,946406821</text:p>
          </table:table-cell>
          <table:table-cell table:formula="of:=[.F26]/[.C26]" office:value-type="float" office:value="0.974765819155037">
            <text:p>0,9747658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273">
            <text:p>0,001273</text:p>
          </table:table-cell>
          <table:table-cell office:value-type="float" office:value="0.363">
            <text:p>0,363</text:p>
          </table:table-cell>
          <table:table-cell office:value-type="float" office:value="0.000422811166211">
            <text:p>0,0004228112</text:p>
          </table:table-cell>
          <table:table-cell office:value-type="float" office:value="0.000987">
            <text:p>0,000987</text:p>
          </table:table-cell>
          <table:table-cell office:value-type="float" office:value="2">
            <text:p>2</text:p>
          </table:table-cell>
          <table:table-cell table:formula="of:=[.C3]" office:value-type="float" office:value="0.001172">
            <text:p>0,001172</text:p>
          </table:table-cell>
          <table:table-cell table:formula="of:=[.C15]" office:value-type="float" office:value="0.002515">
            <text:p>0,002515</text:p>
          </table:table-cell>
          <table:table-cell table:formula="of:=[.C27]" office:value-type="float" office:value="0.005225">
            <text:p>0,005225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E3]" office:value-type="float" office:value="0.007162446380613">
            <text:p>0,0071624464</text:p>
          </table:table-cell>
          <table:table-cell table:formula="of:=[.E15]" office:value-type="float" office:value="0.000422811166211">
            <text:p>0,0004228112</text:p>
          </table:table-cell>
          <table:table-cell table:formula="of:=[.E27]" office:value-type="float" office:value="0.000026061157155">
            <text:p>2,6061157155E-005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3]/[.C3]" office:value-type="float" office:value="0.843856655290102">
            <text:p>0,8438566553</text:p>
          </table:table-cell>
          <table:table-cell table:formula="of:=[.F15]/[.C15]" office:value-type="float" office:value="0.927236580516899">
            <text:p>0,9272365805</text:p>
          </table:table-cell>
          <table:table-cell table:formula="of:=[.F27]/[.C27]" office:value-type="float" office:value="0.964976076555024">
            <text:p>0,96497607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478">
            <text:p>0,001478</text:p>
          </table:table-cell>
          <table:table-cell office:value-type="float" office:value="0.61">
            <text:p>0,61</text:p>
          </table:table-cell>
          <table:table-cell office:value-type="float" office:value="0.000026061157155">
            <text:p>2,6061157155E-005</text:p>
          </table:table-cell>
          <table:table-cell office:value-type="float" office:value="0.000983">
            <text:p>0,000983</text:p>
          </table:table-cell>
          <table:table-cell office:value-type="float" office:value="4">
            <text:p>4</text:p>
          </table:table-cell>
          <table:table-cell table:formula="of:=[.C4]" office:value-type="float" office:value="0.001273">
            <text:p>0,001273</text:p>
          </table:table-cell>
          <table:table-cell table:formula="of:=[.C16]" office:value-type="float" office:value="0.002604">
            <text:p>0,002604</text:p>
          </table:table-cell>
          <table:table-cell table:formula="of:=[.C28]" office:value-type="float" office:value="0.005345">
            <text:p>0,005345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E4]" office:value-type="float" office:value="0.000422811166211">
            <text:p>0,0004228112</text:p>
          </table:table-cell>
          <table:table-cell table:formula="of:=[.E16]" office:value-type="float" office:value="0.000026061157155">
            <text:p>2,6061157155E-005</text:p>
          </table:table-cell>
          <table:table-cell table:formula="of:=[.E28]" office:value-type="float" office:value="0.000001623212878">
            <text:p>1,623212878E-006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F4]/[.C4]" office:value-type="float" office:value="0.775333857030636">
            <text:p>0,775333857</text:p>
          </table:table-cell>
          <table:table-cell table:formula="of:=[.F16]/[.C16]" office:value-type="float" office:value="0.889784946236559">
            <text:p>0,8897849462</text:p>
          </table:table-cell>
          <table:table-cell table:formula="of:=[.F28]/[.C28]" office:value-type="float" office:value="0.946117867165575">
            <text:p>0,94611786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895">
            <text:p>0,001895</text:p>
          </table:table-cell>
          <table:table-cell office:value-type="float" office:value="0.941">
            <text:p>0,941</text:p>
          </table:table-cell>
          <table:table-cell office:value-type="float" office:value="0.000001623212878">
            <text:p>1,623212878E-006</text:p>
          </table:table-cell>
          <table:table-cell office:value-type="float" office:value="0.000983">
            <text:p>0,000983</text:p>
          </table:table-cell>
          <table:table-cell office:value-type="float" office:value="8">
            <text:p>8</text:p>
          </table:table-cell>
          <table:table-cell table:formula="of:=[.C5]" office:value-type="float" office:value="0.001478">
            <text:p>0,001478</text:p>
          </table:table-cell>
          <table:table-cell table:formula="of:=[.C17]" office:value-type="float" office:value="0.002818">
            <text:p>0,002818</text:p>
          </table:table-cell>
          <table:table-cell table:formula="of:=[.C29]" office:value-type="float" office:value="0.005553">
            <text:p>0,005553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E5]" office:value-type="float" office:value="0.000026061157155">
            <text:p>2,6061157155E-005</text:p>
          </table:table-cell>
          <table:table-cell table:formula="of:=[.E17]" office:value-type="float" office:value="0.000001623212877">
            <text:p>1,623212877E-006</text:p>
          </table:table-cell>
          <table:table-cell table:formula="of:=[.E29]" office:value-type="float" office:value="0.00000010136349">
            <text:p>1,0136349E-007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F5]/[.C5]" office:value-type="float" office:value="0.665087956698241">
            <text:p>0,6650879567</text:p>
          </table:table-cell>
          <table:table-cell table:formula="of:=[.F17]/[.C17]" office:value-type="float" office:value="0.823988644428673">
            <text:p>0,8239886444</text:p>
          </table:table-cell>
          <table:table-cell table:formula="of:=[.F29]/[.C29]" office:value-type="float" office:value="0.910678912299658">
            <text:p>0,9106789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2718">
            <text:p>0,002718</text:p>
          </table:table-cell>
          <table:table-cell office:value-type="float" office:value="1.304">
            <text:p>1,304</text:p>
          </table:table-cell>
          <table:table-cell office:value-type="float" office:value="0.00000010136349">
            <text:p>1,0136349E-007</text:p>
          </table:table-cell>
          <table:table-cell office:value-type="float" office:value="0.000974">
            <text:p>0,000974</text:p>
          </table:table-cell>
          <table:table-cell office:value-type="float" office:value="16">
            <text:p>16</text:p>
          </table:table-cell>
          <table:table-cell table:formula="of:=[.C6]" office:value-type="float" office:value="0.001895">
            <text:p>0,001895</text:p>
          </table:table-cell>
          <table:table-cell table:formula="of:=[.C18]" office:value-type="float" office:value="0.003216">
            <text:p>0,003216</text:p>
          </table:table-cell>
          <table:table-cell table:formula="of:=[.C30]" office:value-type="float" office:value="0.005957">
            <text:p>0,005957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[.E6]" office:value-type="float" office:value="0.000001623212878">
            <text:p>1,623212878E-006</text:p>
          </table:table-cell>
          <table:table-cell table:formula="of:=[.E18]" office:value-type="float" office:value="0.00000010136349">
            <text:p>1,0136349E-007</text:p>
          </table:table-cell>
          <table:table-cell table:formula="of:=[.E30]" office:value-type="float" office:value="0.000000006333855">
            <text:p>6,333855E-009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[.F6]/[.C6]" office:value-type="float" office:value="0.518733509234828">
            <text:p>0,5187335092</text:p>
          </table:table-cell>
          <table:table-cell table:formula="of:=[.F18]/[.C18]" office:value-type="float" office:value="0.716106965174129">
            <text:p>0,7161069652</text:p>
          </table:table-cell>
          <table:table-cell table:formula="of:=[.F30]/[.C30]" office:value-type="float" office:value="0.844216887695148">
            <text:p>0,8442168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4378">
            <text:p>0,004378</text:p>
          </table:table-cell>
          <table:table-cell office:value-type="float" office:value="1.615">
            <text:p>1,615</text:p>
          </table:table-cell>
          <table:table-cell office:value-type="float" office:value="0.000000006333855">
            <text:p>6,333855E-009</text:p>
          </table:table-cell>
          <table:table-cell office:value-type="float" office:value="0.000968">
            <text:p>0,000968</text:p>
          </table:table-cell>
          <table:table-cell office:value-type="float" office:value="32">
            <text:p>32</text:p>
          </table:table-cell>
          <table:table-cell table:formula="of:=[.C7]" office:value-type="float" office:value="0.002718">
            <text:p>0,002718</text:p>
          </table:table-cell>
          <table:table-cell table:formula="of:=[.C19]" office:value-type="float" office:value="0.004042">
            <text:p>0,004042</text:p>
          </table:table-cell>
          <table:table-cell table:formula="of:=[.C31]" office:value-type="float" office:value="0.006791">
            <text:p>0,006791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f:=[.E7]" office:value-type="float" office:value="0.00000010136349">
            <text:p>1,0136349E-007</text:p>
          </table:table-cell>
          <table:table-cell table:formula="of:=[.E19]" office:value-type="float" office:value="0.000000006333855">
            <text:p>6,333855E-009</text:p>
          </table:table-cell>
          <table:table-cell table:formula="of:=[.E31]" office:value-type="float" office:value="0.000000000395845">
            <text:p>3,95845E-010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F7]/[.C7]" office:value-type="float" office:value="0.358351729212656">
            <text:p>0,3583517292</text:p>
          </table:table-cell>
          <table:table-cell table:formula="of:=[.F19]/[.C19]" office:value-type="float" office:value="0.568035625927759">
            <text:p>0,5680356259</text:p>
          </table:table-cell>
          <table:table-cell table:formula="of:=[.F31]/[.C31]" office:value-type="float" office:value="0.740391694890296">
            <text:p>0,7403916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7726">
            <text:p>0,007726</text:p>
          </table:table-cell>
          <table:table-cell office:value-type="float" office:value="1.827">
            <text:p>1,827</text:p>
          </table:table-cell>
          <table:table-cell office:value-type="float" office:value="0.000000000395844">
            <text:p>3,95844E-010</text:p>
          </table:table-cell>
          <table:table-cell office:value-type="float" office:value="0.000983">
            <text:p>0,000983</text:p>
          </table:table-cell>
          <table:table-cell office:value-type="float" office:value="64">
            <text:p>64</text:p>
          </table:table-cell>
          <table:table-cell table:formula="of:=[.C8]" office:value-type="float" office:value="0.004378">
            <text:p>0,004378</text:p>
          </table:table-cell>
          <table:table-cell table:formula="of:=[.C20]" office:value-type="float" office:value="0.005711">
            <text:p>0,005711</text:p>
          </table:table-cell>
          <table:table-cell table:formula="of:=[.C32]" office:value-type="float" office:value="0.008414">
            <text:p>0,008414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f:=[.E8]" office:value-type="float" office:value="0.000000006333855">
            <text:p>6,333855E-009</text:p>
          </table:table-cell>
          <table:table-cell table:formula="of:=[.E20]" office:value-type="float" office:value="0.000000000395844">
            <text:p>3,95844E-010</text:p>
          </table:table-cell>
          <table:table-cell table:formula="of:=[.E32]" office:value-type="float" office:value="0.000000000024741">
            <text:p>2,4741E-011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[.F8]/[.C8]" office:value-type="float" office:value="0.221105527638191">
            <text:p>0,2211055276</text:p>
          </table:table-cell>
          <table:table-cell table:formula="of:=[.F20]/[.C20]" office:value-type="float" office:value="0.402556469970233">
            <text:p>0,40255647</text:p>
          </table:table-cell>
          <table:table-cell table:formula="of:=[.F32]/[.C32]" office:value-type="float" office:value="0.592464939386736">
            <text:p>0,5924649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14404">
            <text:p>0,014404</text:p>
          </table:table-cell>
          <table:table-cell office:value-type="float" office:value="1.959">
            <text:p>1,959</text:p>
          </table:table-cell>
          <table:table-cell office:value-type="float" office:value="0.00000000002474">
            <text:p>2,474E-011</text:p>
          </table:table-cell>
          <table:table-cell office:value-type="float" office:value="0.000995">
            <text:p>0,000995</text:p>
          </table:table-cell>
          <table:table-cell office:value-type="float" office:value="128">
            <text:p>128</text:p>
          </table:table-cell>
          <table:table-cell table:formula="of:=[.C9]" office:value-type="float" office:value="0.007726">
            <text:p>0,007726</text:p>
          </table:table-cell>
          <table:table-cell table:formula="of:=[.C21]" office:value-type="float" office:value="0.009078">
            <text:p>0,009078</text:p>
          </table:table-cell>
          <table:table-cell table:formula="of:=[.C33]" office:value-type="float" office:value="0.011723">
            <text:p>0,011723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E9]" office:value-type="float" office:value="0.000000000395844">
            <text:p>3,95844E-010</text:p>
          </table:table-cell>
          <table:table-cell table:formula="of:=[.E21]" office:value-type="float" office:value="0.000000000024739">
            <text:p>2,4739E-011</text:p>
          </table:table-cell>
          <table:table-cell table:formula="of:=[.E33]" office:value-type="float" office:value="0.000000000001546">
            <text:p>1,546E-012</text:p>
          </table:table-cell>
          <table:table-cell table:number-columns-repeated="3"/>
          <table:table-cell office:value-type="float" office:value="128">
            <text:p>128</text:p>
          </table:table-cell>
          <table:table-cell table:formula="of:=[.F9]/[.C9]" office:value-type="float" office:value="0.127232720683407">
            <text:p>0,1272327207</text:p>
          </table:table-cell>
          <table:table-cell table:formula="of:=[.F21]/[.C21]" office:value-type="float" office:value="0.253469927296761">
            <text:p>0,2534699273</text:p>
          </table:table-cell>
          <table:table-cell table:formula="of:=[.F33]/[.C33]" office:value-type="float" office:value="0.423099889106884">
            <text:p>0,4230998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27817">
            <text:p>0,027817</text:p>
          </table:table-cell>
          <table:table-cell office:value-type="float" office:value="2.027">
            <text:p>2,027</text:p>
          </table:table-cell>
          <table:table-cell office:value-type="float" office:value="0.000000000001543">
            <text:p>1,543E-012</text:p>
          </table:table-cell>
          <table:table-cell office:value-type="float" office:value="0.001013">
            <text:p>0,001013</text:p>
          </table:table-cell>
          <table:table-cell office:value-type="float" office:value="256">
            <text:p>256</text:p>
          </table:table-cell>
          <table:table-cell table:formula="of:=[.C10]" office:value-type="float" office:value="0.014404">
            <text:p>0,014404</text:p>
          </table:table-cell>
          <table:table-cell table:formula="of:=[.C22]" office:value-type="float" office:value="0.015791">
            <text:p>0,015791</text:p>
          </table:table-cell>
          <table:table-cell table:formula="of:=[.C34]" office:value-type="float" office:value="0.018224">
            <text:p>0,018224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E10]" office:value-type="float" office:value="0.00000000002474">
            <text:p>2,474E-011</text:p>
          </table:table-cell>
          <table:table-cell table:formula="of:=[.E22]" office:value-type="float" office:value="0.000000000001546">
            <text:p>1,546E-012</text:p>
          </table:table-cell>
          <table:table-cell table:formula="of:=[.E34]" office:value-type="float" office:value="0.000000000000096">
            <text:p>9,6E-014</text:p>
          </table:table-cell>
          <table:table-cell table:number-columns-repeated="3"/>
          <table:table-cell office:value-type="float" office:value="256">
            <text:p>256</text:p>
          </table:table-cell>
          <table:table-cell table:formula="of:=[.F10]/[.C10]" office:value-type="float" office:value="0.0690780338794779">
            <text:p>0,0690780339</text:p>
          </table:table-cell>
          <table:table-cell table:formula="of:=[.F22]/[.C22]" office:value-type="float" office:value="0.148692293078336">
            <text:p>0,1486922931</text:p>
          </table:table-cell>
          <table:table-cell table:formula="of:=[.F34]/[.C34]" office:value-type="float" office:value="0.26300482879719">
            <text:p>0,2630048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54638">
            <text:p>0,054638</text:p>
          </table:table-cell>
          <table:table-cell office:value-type="float" office:value="2.064">
            <text:p>2,064</text:p>
          </table:table-cell>
          <table:table-cell office:value-type="float" office:value="0.000000000000097">
            <text:p>9,7E-014</text:p>
          </table:table-cell>
          <table:table-cell office:value-type="float" office:value="0.001171">
            <text:p>0,001171</text:p>
          </table:table-cell>
          <table:table-cell office:value-type="float" office:value="512">
            <text:p>512</text:p>
          </table:table-cell>
          <table:table-cell table:formula="of:=[.C11]" office:value-type="float" office:value="0.027817">
            <text:p>0,027817</text:p>
          </table:table-cell>
          <table:table-cell table:formula="of:=[.C23]" office:value-type="float" office:value="0.029242">
            <text:p>0,029242</text:p>
          </table:table-cell>
          <table:table-cell table:formula="of:=[.C35]" office:value-type="float" office:value="0.031592">
            <text:p>0,031592</text:p>
          </table:table-cell>
          <table:table-cell table:number-columns-repeated="4"/>
          <table:table-cell office:value-type="float" office:value="512">
            <text:p>512</text:p>
          </table:table-cell>
          <table:table-cell table:formula="of:=[.E11]" office:value-type="float" office:value="0.000000000001543">
            <text:p>1,543E-012</text:p>
          </table:table-cell>
          <table:table-cell table:formula="of:=[.E23]" office:value-type="float" office:value="0.000000000000096">
            <text:p>9,6E-014</text:p>
          </table:table-cell>
          <table:table-cell table:formula="of:=[.E35]" office:value-type="float" office:value="7E-015">
            <text:p>7E-015</text:p>
          </table:table-cell>
          <table:table-cell table:number-columns-repeated="3"/>
          <table:table-cell office:value-type="float" office:value="512">
            <text:p>512</text:p>
          </table:table-cell>
          <table:table-cell table:formula="of:=[.F11]/[.C11]" office:value-type="float" office:value="0.0364165797893375">
            <text:p>0,0364165798</text:p>
          </table:table-cell>
          <table:table-cell table:formula="of:=[.F23]/[.C23]" office:value-type="float" office:value="0.0842965597428356">
            <text:p>0,0842965597</text:p>
          </table:table-cell>
          <table:table-cell table:formula="of:=[.F35]/[.C35]" office:value-type="float" office:value="0.152253735122816">
            <text:p>0,1522537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108272">
            <text:p>0,108272</text:p>
          </table:table-cell>
          <table:table-cell office:value-type="float" office:value="2.083">
            <text:p>2,083</text:p>
          </table:table-cell>
          <table:table-cell office:value-type="float" office:value="7E-015">
            <text:p>7E-015</text:p>
          </table:table-cell>
          <table:table-cell office:value-type="float" office:value="0.001478">
            <text:p>0,001478</text:p>
          </table:table-cell>
          <table:table-cell office:value-type="float" office:value="1024">
            <text:p>1024</text:p>
          </table:table-cell>
          <table:table-cell table:formula="of:=[.C12]" office:value-type="float" office:value="0.054638">
            <text:p>0,054638</text:p>
          </table:table-cell>
          <table:table-cell table:formula="of:=[.C24]" office:value-type="float" office:value="0.056162">
            <text:p>0,056162</text:p>
          </table:table-cell>
          <table:table-cell table:formula="of:=[.C36]" office:value-type="float" office:value="0.0584">
            <text:p>0,0584</text:p>
          </table:table-cell>
          <table:table-cell table:number-columns-repeated="4"/>
          <table:table-cell office:value-type="float" office:value="1024">
            <text:p>1024</text:p>
          </table:table-cell>
          <table:table-cell table:formula="of:=[.E12]" office:value-type="float" office:value="0.000000000000097">
            <text:p>9,7E-014</text:p>
          </table:table-cell>
          <table:table-cell table:formula="of:=[.E24]" office:value-type="float" office:value="6E-015">
            <text:p>6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F12]/[.C12]" office:value-type="float" office:value="0.0214319704235148">
            <text:p>0,0214319704</text:p>
          </table:table-cell>
          <table:table-cell table:formula="of:=[.F24]/[.C24]" office:value-type="float" office:value="0.0483779067697019">
            <text:p>0,0483779068</text:p>
          </table:table-cell>
          <table:table-cell table:formula="of:=[.F36]/[.C36]" office:value-type="float" office:value="0.0847260273972603">
            <text:p>0,08472602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02463">
            <text:p>0,002463</text:p>
          </table:table-cell>
          <table:table-cell office:value-type="float" office:value="0.099">
            <text:p>0,099</text:p>
          </table:table-cell>
          <table:table-cell office:value-type="float" office:value="1.15598158689253">
            <text:p>1,1559815869</text:p>
          </table:table-cell>
          <table:table-cell office:value-type="float" office:value="0.002331">
            <text:p>0,002331</text:p>
          </table:table-cell>
          <table:table-cell office:value-type="float" office:value="2048">
            <text:p>2048</text:p>
          </table:table-cell>
          <table:table-cell table:formula="of:=[.C13]" office:value-type="float" office:value="0.108272">
            <text:p>0,108272</text:p>
          </table:table-cell>
          <table:table-cell table:formula="of:=[.C25]" office:value-type="float" office:value="0.109973">
            <text:p>0,109973</text:p>
          </table:table-cell>
          <table:table-cell table:formula="of:=[.C37]" office:value-type="float" office:value="0.112081">
            <text:p>0,112081</text:p>
          </table:table-cell>
          <table:table-cell table:number-columns-repeated="4"/>
          <table:table-cell office:value-type="float" office:value="2048">
            <text:p>2048</text:p>
          </table:table-cell>
          <table:table-cell table:formula="of:=[.E13]" office:value-type="float" office:value="7E-015">
            <text:p>7E-015</text:p>
          </table:table-cell>
          <table:table-cell table:formula="of:=[.E25]" office:value-type="float" office:value="2E-015">
            <text:p>2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office:value-type="float" office:value="2048">
            <text:p>2048</text:p>
          </table:table-cell>
          <table:table-cell table:formula="of:=[.F13]/[.C13]" office:value-type="float" office:value="0.0136508053790454">
            <text:p>0,0136508054</text:p>
          </table:table-cell>
          <table:table-cell table:formula="of:=[.F25]/[.C25]" office:value-type="float" office:value="0.0290343993525684">
            <text:p>0,0290343994</text:p>
          </table:table-cell>
          <table:table-cell table:formula="of:=[.F37]/[.C37]" office:value-type="float" office:value="0.0471533979889544">
            <text:p>0,0471533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2515">
            <text:p>0,002515</text:p>
          </table:table-cell>
          <table:table-cell office:value-type="float" office:value="0.184">
            <text:p>0,184</text:p>
          </table:table-cell>
          <table:table-cell office:value-type="float" office:value="0.000422811166211">
            <text:p>0,0004228112</text:p>
          </table:table-cell>
          <table:table-cell office:value-type="float" office:value="0.002332">
            <text:p>0,002332</text:p>
          </table:table-cell>
          <table:table-cell>
            <draw:frame table:end-cell-address="'2. Funktion'.L35" table:end-x="2.241cm" table:end-y="0.068cm" draw:z-index="0" draw:style-name="gr1" draw:text-style-name="P1" svg:width="15.999cm" svg:height="8.999cm" svg:x="0.281cm" svg:y="0.102cm">
              <draw:object draw:notify-on-update-of-ranges="'2. Funktion'.G3:'2. Funktion'.G14 '2. Funktion'.H2:'2. Funktion'.H2 '2. Funktion'.H3:'2. Funktion'.H14 '2. Funktion'.I2:'2. Funktion'.I2 '2. Funktion'.I3:'2. Funktion'.I14 '2. Funktion'.J2:'2. Funktion'.J2 '2. Funktion'.J3:'2. Funktion'.J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>
            <draw:frame table:end-cell-address="'2. Funktion'.T35" table:end-x="1.025cm" table:end-y="0.034cm" draw:z-index="1" draw:style-name="gr1" draw:text-style-name="P1" svg:width="16.131cm" svg:height="8.999cm" svg:x="0.246cm" svg:y="0.068cm">
              <draw:object draw:notify-on-update-of-ranges="'2. Funktion'.O3:'2. Funktion'.O14 '2. Funktion'.P2:'2. Funktion'.P2 '2. Funktion'.P3:'2. Funktion'.P14 '2. Funktion'.Q2:'2. Funktion'.Q2 '2. Funktion'.Q3:'2. Funktion'.Q14 '2. Funktion'.R2:'2. Funktion'.R2 '2. Funktion'.R3:'2. Funktion'.R14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6"/>
          <table:table-cell>
            <draw:frame table:end-cell-address="'2. Funktion'.Y35" table:end-x="3.605cm" table:end-y="0.1cm" draw:z-index="3" draw:style-name="gr1" draw:text-style-name="P1" svg:width="15.999cm" svg:height="8.999cm" svg:x="0.506cm" svg:y="0.134cm">
              <draw:object draw:notify-on-update-of-ranges="'2. Funktion'.V3:'2. Funktion'.V14 '2. Funktion'.W2:'2. Funktion'.W2 '2. Funktion'.W3:'2. Funktion'.W14 '2. Funktion'.X2:'2. Funktion'.X2 '2. Funktion'.X3:'2. Funktion'.X14 '2. Funktion'.Y2:'2. Funktion'.Y2 '2. Funktion'.Y3:'2. Funktion'.Y14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02604">
            <text:p>0,002604</text:p>
          </table:table-cell>
          <table:table-cell office:value-type="float" office:value="0.346">
            <text:p>0,346</text:p>
          </table:table-cell>
          <table:table-cell office:value-type="float" office:value="0.000026061157155">
            <text:p>2,6061157155E-005</text:p>
          </table:table-cell>
          <table:table-cell office:value-type="float" office:value="0.002317">
            <text:p>0,002317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818">
            <text:p>0,002818</text:p>
          </table:table-cell>
          <table:table-cell office:value-type="float" office:value="0.633">
            <text:p>0,633</text:p>
          </table:table-cell>
          <table:table-cell office:value-type="float" office:value="0.000001623212877">
            <text:p>1,623212877E-006</text:p>
          </table:table-cell>
          <table:table-cell office:value-type="float" office:value="0.002322">
            <text:p>0,002322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3216">
            <text:p>0,003216</text:p>
          </table:table-cell>
          <table:table-cell office:value-type="float" office:value="1.102">
            <text:p>1,102</text:p>
          </table:table-cell>
          <table:table-cell office:value-type="float" office:value="0.00000010136349">
            <text:p>1,0136349E-007</text:p>
          </table:table-cell>
          <table:table-cell office:value-type="float" office:value="0.002303">
            <text:p>0,00230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04042">
            <text:p>0,004042</text:p>
          </table:table-cell>
          <table:table-cell office:value-type="float" office:value="1.749">
            <text:p>1,749</text:p>
          </table:table-cell>
          <table:table-cell office:value-type="float" office:value="0.000000006333855">
            <text:p>6,333855E-009</text:p>
          </table:table-cell>
          <table:table-cell office:value-type="float" office:value="0.002296">
            <text:p>0,00229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05711">
            <text:p>0,005711</text:p>
          </table:table-cell>
          <table:table-cell office:value-type="float" office:value="2.472">
            <text:p>2,472</text:p>
          </table:table-cell>
          <table:table-cell office:value-type="float" office:value="0.000000000395844">
            <text:p>3,95844E-010</text:p>
          </table:table-cell>
          <table:table-cell office:value-type="float" office:value="0.002299">
            <text:p>0,00229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09078">
            <text:p>0,009078</text:p>
          </table:table-cell>
          <table:table-cell office:value-type="float" office:value="3.108">
            <text:p>3,108</text:p>
          </table:table-cell>
          <table:table-cell office:value-type="float" office:value="0.000000000024739">
            <text:p>2,4739E-011</text:p>
          </table:table-cell>
          <table:table-cell office:value-type="float" office:value="0.002301">
            <text:p>0,002301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015791">
            <text:p>0,015791</text:p>
          </table:table-cell>
          <table:table-cell office:value-type="float" office:value="3.571">
            <text:p>3,571</text:p>
          </table:table-cell>
          <table:table-cell office:value-type="float" office:value="0.000000000001546">
            <text:p>1,546E-012</text:p>
          </table:table-cell>
          <table:table-cell office:value-type="float" office:value="0.002348">
            <text:p>0,00234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029242">
            <text:p>0,029242</text:p>
          </table:table-cell>
          <table:table-cell office:value-type="float" office:value="3.856">
            <text:p>3,856</text:p>
          </table:table-cell>
          <table:table-cell office:value-type="float" office:value="0.000000000000096">
            <text:p>9,6E-014</text:p>
          </table:table-cell>
          <table:table-cell office:value-type="float" office:value="0.002465">
            <text:p>0,00246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0.056162">
            <text:p>0,056162</text:p>
          </table:table-cell>
          <table:table-cell office:value-type="float" office:value="4.015">
            <text:p>4,015</text:p>
          </table:table-cell>
          <table:table-cell office:value-type="float" office:value="6E-015">
            <text:p>6E-015</text:p>
          </table:table-cell>
          <table:table-cell office:value-type="float" office:value="0.002717">
            <text:p>0,002717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0.109973">
            <text:p>0,109973</text:p>
          </table:table-cell>
          <table:table-cell office:value-type="float" office:value="4.101">
            <text:p>4,101</text:p>
          </table:table-cell>
          <table:table-cell office:value-type="float" office:value="2E-015">
            <text:p>2E-015</text:p>
          </table:table-cell>
          <table:table-cell office:value-type="float" office:value="0.003193">
            <text:p>0,00319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5231">
            <text:p>0,005231</text:p>
          </table:table-cell>
          <table:table-cell office:value-type="float" office:value="0.089">
            <text:p>0,089</text:p>
          </table:table-cell>
          <table:table-cell office:value-type="float" office:value="1.07418215453748">
            <text:p>1,0741821545</text:p>
          </table:table-cell>
          <table:table-cell office:value-type="float" office:value="0.005099">
            <text:p>0,00509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05225">
            <text:p>0,005225</text:p>
          </table:table-cell>
          <table:table-cell office:value-type="float" office:value="0.176">
            <text:p>0,176</text:p>
          </table:table-cell>
          <table:table-cell office:value-type="float" office:value="0.000026061157155">
            <text:p>2,6061157155E-005</text:p>
          </table:table-cell>
          <table:table-cell office:value-type="float" office:value="0.005042">
            <text:p>0,005042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05345">
            <text:p>0,005345</text:p>
          </table:table-cell>
          <table:table-cell office:value-type="float" office:value="0.337">
            <text:p>0,337</text:p>
          </table:table-cell>
          <table:table-cell office:value-type="float" office:value="0.000001623212878">
            <text:p>1,623212878E-006</text:p>
          </table:table-cell>
          <table:table-cell office:value-type="float" office:value="0.005057">
            <text:p>0,005057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05553">
            <text:p>0,005553</text:p>
          </table:table-cell>
          <table:table-cell office:value-type="float" office:value="0.641">
            <text:p>0,641</text:p>
          </table:table-cell>
          <table:table-cell office:value-type="float" office:value="0.00000010136349">
            <text:p>1,0136349E-007</text:p>
          </table:table-cell>
          <table:table-cell office:value-type="float" office:value="0.005057">
            <text:p>0,00505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05957">
            <text:p>0,005957</text:p>
          </table:table-cell>
          <table:table-cell office:value-type="float" office:value="1.187">
            <text:p>1,187</text:p>
          </table:table-cell>
          <table:table-cell office:value-type="float" office:value="0.000000006333855">
            <text:p>6,333855E-009</text:p>
          </table:table-cell>
          <table:table-cell office:value-type="float" office:value="0.005029">
            <text:p>0,00502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06791">
            <text:p>0,006791</text:p>
          </table:table-cell>
          <table:table-cell office:value-type="float" office:value="2.079">
            <text:p>2,079</text:p>
          </table:table-cell>
          <table:table-cell office:value-type="float" office:value="0.000000000395845">
            <text:p>3,95845E-010</text:p>
          </table:table-cell>
          <table:table-cell office:value-type="float" office:value="0.005028">
            <text:p>0,00502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008414">
            <text:p>0,008414</text:p>
          </table:table-cell>
          <table:table-cell office:value-type="float" office:value="3.353">
            <text:p>3,353</text:p>
          </table:table-cell>
          <table:table-cell office:value-type="float" office:value="0.000000000024741">
            <text:p>2,4741E-011</text:p>
          </table:table-cell>
          <table:table-cell office:value-type="float" office:value="0.004985">
            <text:p>0,00498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11723">
            <text:p>0,011723</text:p>
          </table:table-cell>
          <table:table-cell office:value-type="float" office:value="4.811">
            <text:p>4,811</text:p>
          </table:table-cell>
          <table:table-cell office:value-type="float" office:value="0.000000000001546">
            <text:p>1,546E-012</text:p>
          </table:table-cell>
          <table:table-cell office:value-type="float" office:value="0.00496">
            <text:p>0,0049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.018224">
            <text:p>0,018224</text:p>
          </table:table-cell>
          <table:table-cell office:value-type="float" office:value="6.188">
            <text:p>6,188</text:p>
          </table:table-cell>
          <table:table-cell office:value-type="float" office:value="0.000000000000096">
            <text:p>9,6E-014</text:p>
          </table:table-cell>
          <table:table-cell office:value-type="float" office:value="0.004793">
            <text:p>0,00479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.031592">
            <text:p>0,031592</text:p>
          </table:table-cell>
          <table:table-cell office:value-type="float" office:value="7.138">
            <text:p>7,138</text:p>
          </table:table-cell>
          <table:table-cell office:value-type="float" office:value="7E-015">
            <text:p>7E-015</text:p>
          </table:table-cell>
          <table:table-cell office:value-type="float" office:value="0.00481">
            <text:p>0,0048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.0584">
            <text:p>0,0584</text:p>
          </table:table-cell>
          <table:table-cell office:value-type="float" office:value="7.723">
            <text:p>7,723</text:p>
          </table:table-cell>
          <table:table-cell office:value-type="float" office:value="1E-015">
            <text:p>1E-015</text:p>
          </table:table-cell>
          <table:table-cell office:value-type="float" office:value="0.004948">
            <text:p>0,00494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112081">
            <text:p>0,112081</text:p>
          </table:table-cell>
          <table:table-cell office:value-type="float" office:value="8.048">
            <text:p>8,048</text:p>
          </table:table-cell>
          <table:table-cell office:value-type="float" office:value="0">
            <text:p>0</text:p>
          </table:table-cell>
          <table:table-cell office:value-type="float" office:value="0.005285">
            <text:p>0,00528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formula="of:=[.D2]" office:value-type="float" office:value="0.118">
            <text:p>0,118</text:p>
          </table:table-cell>
          <table:table-cell table:formula="of:=[.D14]" office:value-type="float" office:value="0.099">
            <text:p>0,099</text:p>
          </table:table-cell>
          <table:table-cell table:formula="of:=[.D26]" office:value-type="float" office:value="0.089">
            <text:p>0,08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formula="of:=[.D3]" office:value-type="float" office:value="0.207">
            <text:p>0,207</text:p>
          </table:table-cell>
          <table:table-cell table:formula="of:=[.D15]" office:value-type="float" office:value="0.184">
            <text:p>0,184</text:p>
          </table:table-cell>
          <table:table-cell table:formula="of:=[.D27]" office:value-type="float" office:value="0.176">
            <text:p>0,176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[.D4]" office:value-type="float" office:value="0.363">
            <text:p>0,363</text:p>
          </table:table-cell>
          <table:table-cell table:formula="of:=[.D16]" office:value-type="float" office:value="0.346">
            <text:p>0,346</text:p>
          </table:table-cell>
          <table:table-cell table:formula="of:=[.D28]" office:value-type="float" office:value="0.337">
            <text:p>0,33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table:formula="of:=[.D5]" office:value-type="float" office:value="0.61">
            <text:p>0,61</text:p>
          </table:table-cell>
          <table:table-cell table:formula="of:=[.D17]" office:value-type="float" office:value="0.633">
            <text:p>0,633</text:p>
          </table:table-cell>
          <table:table-cell table:formula="of:=[.D29]" office:value-type="float" office:value="0.641">
            <text:p>0,64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formula="of:=[.D6]" office:value-type="float" office:value="0.941">
            <text:p>0,941</text:p>
          </table:table-cell>
          <table:table-cell table:formula="of:=[.D18]" office:value-type="float" office:value="1.102">
            <text:p>1,102</text:p>
          </table:table-cell>
          <table:table-cell table:formula="of:=[.D30]" office:value-type="float" office:value="1.187">
            <text:p>1,18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formula="of:=[.D7]" office:value-type="float" office:value="1.304">
            <text:p>1,304</text:p>
          </table:table-cell>
          <table:table-cell table:formula="of:=[.D19]" office:value-type="float" office:value="1.749">
            <text:p>1,749</text:p>
          </table:table-cell>
          <table:table-cell table:formula="of:=[.D31]" office:value-type="float" office:value="2.079">
            <text:p>2,07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table:formula="of:=[.D8]" office:value-type="float" office:value="1.615">
            <text:p>1,615</text:p>
          </table:table-cell>
          <table:table-cell table:formula="of:=[.D20]" office:value-type="float" office:value="2.472">
            <text:p>2,472</text:p>
          </table:table-cell>
          <table:table-cell table:formula="of:=[.D32]" office:value-type="float" office:value="3.353">
            <text:p>3,35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28">
            <text:p>128</text:p>
          </table:table-cell>
          <table:table-cell table:formula="of:=[.D9]" office:value-type="float" office:value="1.827">
            <text:p>1,827</text:p>
          </table:table-cell>
          <table:table-cell table:formula="of:=[.D21]" office:value-type="float" office:value="3.108">
            <text:p>3,108</text:p>
          </table:table-cell>
          <table:table-cell table:formula="of:=[.D33]" office:value-type="float" office:value="4.811">
            <text:p>4,81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table:formula="of:=[.D10]" office:value-type="float" office:value="1.959">
            <text:p>1,959</text:p>
          </table:table-cell>
          <table:table-cell table:formula="of:=[.D22]" office:value-type="float" office:value="3.571">
            <text:p>3,571</text:p>
          </table:table-cell>
          <table:table-cell table:formula="of:=[.D34]" office:value-type="float" office:value="6.188">
            <text:p>6,18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12">
            <text:p>512</text:p>
          </table:table-cell>
          <table:table-cell table:formula="of:=[.D11]" office:value-type="float" office:value="2.027">
            <text:p>2,027</text:p>
          </table:table-cell>
          <table:table-cell table:formula="of:=[.D23]" office:value-type="float" office:value="3.856">
            <text:p>3,856</text:p>
          </table:table-cell>
          <table:table-cell table:formula="of:=[.D35]" office:value-type="float" office:value="7.138">
            <text:p>7,13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24">
            <text:p>1024</text:p>
          </table:table-cell>
          <table:table-cell table:formula="of:=[.D12]" office:value-type="float" office:value="2.064">
            <text:p>2,064</text:p>
          </table:table-cell>
          <table:table-cell table:formula="of:=[.D24]" office:value-type="float" office:value="4.015">
            <text:p>4,015</text:p>
          </table:table-cell>
          <table:table-cell table:formula="of:=[.D36]" office:value-type="float" office:value="7.723">
            <text:p>7,72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048">
            <text:p>2048</text:p>
          </table:table-cell>
          <table:table-cell table:formula="of:=[.D13]" office:value-type="float" office:value="2.083">
            <text:p>2,083</text:p>
          </table:table-cell>
          <table:table-cell table:formula="of:=[.D25]" office:value-type="float" office:value="4.101">
            <text:p>4,101</text:p>
          </table:table-cell>
          <table:table-cell table:formula="of:=[.D37]" office:value-type="float" office:value="8.048">
            <text:p>8,048</text:p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'2. Funktion'.L72" table:end-x="1.963cm" table:end-y="0.239cm" draw:z-index="2" draw:style-name="gr1" draw:text-style-name="P1" svg:width="15.999cm" svg:height="9cm" svg:x="0.003cm" svg:y="0.272cm">
              <draw:object draw:notify-on-update-of-ranges="'2. Funktion'.G40:'2. Funktion'.G51 '2. Funktion'.H39:'2. Funktion'.H39 '2. Funktion'.H40:'2. Funktion'.H51 '2. Funktion'.I39:'2. Funktion'.I39 '2. Funktion'.I40:'2. Funktion'.I51 '2. Funktion'.J39:'2. Funktion'.J39 '2. Funktion'.J40:'2. Funktion'.J5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8"/>
        </table:table-row>
      </table:table>
      <table:table table:name="MPI" table:style-name="ta1" table:print="false">
        <table:table-column table:style-name="co7" table:number-columns-repeated="4" table:default-cell-style-name="Default"/>
        <table:table-column table:style-name="co15" table:default-cell-style-name="Default"/>
        <table:table-column table:style-name="co7" table:number-columns-repeated="7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49">
            <text:p>0,53349</text:p>
          </table:table-cell>
          <table:table-cell office:value-type="float" office:value="0.116198">
            <text:p>0,116198</text:p>
          </table:table-cell>
          <table:table-cell office:value-type="float" office:value="0.328974">
            <text:p>0,328974</text:p>
          </table:table-cell>
          <table:table-cell office:value-type="float" office:value="0.166402">
            <text:p>0,166402</text:p>
          </table:table-cell>
          <table:table-cell/>
          <table:table-cell office:value-type="string">
            <text:p>Elemente</text:p>
          </table:table-cell>
          <table:table-cell office:value-type="string">
            <text:p>Prozessoren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office:value-type="string">
            <text:p>Anteil Overhead</text:p>
          </table:table-cell>
          <table:table-cell office:value-type="string">
            <text:p>Anteil Phase 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318">
            <text:p>0,53318</text:p>
          </table:table-cell>
          <table:table-cell office:value-type="float" office:value="0.115534">
            <text:p>0,115534</text:p>
          </table:table-cell>
          <table:table-cell office:value-type="float" office:value="0.328012">
            <text:p>0,328012</text:p>
          </table:table-cell>
          <table:table-cell office:value-type="float" office:value="0.165933">
            <text:p>0,165933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table:style-name="ce2" table:formula="of:=SUM([.C2:.C6])/5" office:value-type="float" office:value="1.0662">
            <text:p>1,0662</text:p>
          </table:table-cell>
          <table:table-cell table:style-name="ce2" table:formula="of:=SUM([.D2:.D6])/5" office:value-type="float" office:value="0.533154">
            <text:p>0,533154</text:p>
          </table:table-cell>
          <table:table-cell table:style-name="ce2" table:formula="of:=SUM([.E2:.E6])/5" office:value-type="float" office:value="0.1157974">
            <text:p>0,1157974</text:p>
          </table:table-cell>
          <table:table-cell table:style-name="ce2" table:formula="of:=SUM([.F2:.F6])/5" office:value-type="float" office:value="0.3285778">
            <text:p>0,3285778</text:p>
          </table:table-cell>
          <table:table-cell table:style-name="ce2" table:formula="of:=SUM([.G2:.G6])/5" office:value-type="float" office:value="0.1662162">
            <text:p>0,1662162</text:p>
          </table:table-cell>
          <table:table-cell table:style-name="ce3" table:formula="of:=[.M3]/[.N3]" office:value-type="float" office:value="0.352420035681047">
            <text:p>0,352</text:p>
          </table:table-cell>
          <table:table-cell table:style-name="ce3" table:formula="of:=[.O3]/[.N3]" office:value-type="float" office:value="0.50586558191089">
            <text:p>0,50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65">
            <text:p>0,53365</text:p>
          </table:table-cell>
          <table:table-cell office:value-type="float" office:value="0.115495">
            <text:p>0,115495</text:p>
          </table:table-cell>
          <table:table-cell office:value-type="float" office:value="0.328256">
            <text:p>0,328256</text:p>
          </table:table-cell>
          <table:table-cell office:value-type="float" office:value="0.166348">
            <text:p>0,166348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2" table:formula="of:=SUM([.C7:.C11])/5" office:value-type="float" office:value="1.0104">
            <text:p>1,0104</text:p>
          </table:table-cell>
          <table:table-cell table:style-name="ce2" table:formula="of:=SUM([.D7:.D11])/5" office:value-type="float" office:value="0.252604">
            <text:p>0,252604</text:p>
          </table:table-cell>
          <table:table-cell table:style-name="ce2" table:formula="of:=SUM([.E7:.E11])/5" office:value-type="float" office:value="0.2081324">
            <text:p>0,2081324</text:p>
          </table:table-cell>
          <table:table-cell table:style-name="ce2" table:formula="of:=SUM([.F7:.F11])/5" office:value-type="float" office:value="0.350681">
            <text:p>0,350681</text:p>
          </table:table-cell>
          <table:table-cell table:style-name="ce2" table:formula="of:=SUM([.G7:.G11])/5" office:value-type="float" office:value="0.0789582">
            <text:p>0,0789582</text:p>
          </table:table-cell>
          <table:table-cell table:style-name="ce3" table:formula="of:=[.M4]/[.N4]" office:value-type="float" office:value="0.593509200669554">
            <text:p>0,594</text:p>
          </table:table-cell>
          <table:table-cell table:style-name="ce3" table:formula="of:=[.O4]/[.N4]" office:value-type="float" office:value="0.225156766405936">
            <text:p>0,22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6">
            <text:p>0,5326</text:p>
          </table:table-cell>
          <table:table-cell office:value-type="float" office:value="0.115965">
            <text:p>0,115965</text:p>
          </table:table-cell>
          <table:table-cell office:value-type="float" office:value="0.329014">
            <text:p>0,329014</text:p>
          </table:table-cell>
          <table:table-cell office:value-type="float" office:value="0.166184">
            <text:p>0,16618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8">
            <text:p>8</text:p>
          </table:table-cell>
          <table:table-cell table:style-name="ce2" table:formula="of:=SUM([.C12:.C16])/5" office:value-type="float" office:value="0.9064">
            <text:p>0,9064</text:p>
          </table:table-cell>
          <table:table-cell table:style-name="ce2" table:formula="of:=SUM([.D12:.D16])/5" office:value-type="float" office:value="0.11332">
            <text:p>0,11332</text:p>
          </table:table-cell>
          <table:table-cell table:style-name="ce2" table:formula="of:=SUM([.E12:.E16])/5" office:value-type="float" office:value="0.2960602">
            <text:p>0,2960602</text:p>
          </table:table-cell>
          <table:table-cell table:style-name="ce2" table:formula="of:=SUM([.F12:.F16])/5" office:value-type="float" office:value="0.4020592">
            <text:p>0,4020592</text:p>
          </table:table-cell>
          <table:table-cell table:style-name="ce2" table:formula="of:=SUM([.G12:.G16])/5" office:value-type="float" office:value="0.0374202">
            <text:p>0,0374202</text:p>
          </table:table-cell>
          <table:table-cell table:style-name="ce3" table:formula="of:=[.M5]/[.N5]" office:value-type="float" office:value="0.736359720160613">
            <text:p>0,736</text:p>
          </table:table-cell>
          <table:table-cell table:style-name="ce3" table:formula="of:=[.O5]/[.N5]" office:value-type="float" office:value="0.0930713685944757">
            <text:p>0,093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285">
            <text:p>0,53285</text:p>
          </table:table-cell>
          <table:table-cell office:value-type="float" office:value="0.115795">
            <text:p>0,115795</text:p>
          </table:table-cell>
          <table:table-cell office:value-type="float" office:value="0.328633">
            <text:p>0,328633</text:p>
          </table:table-cell>
          <table:table-cell office:value-type="float" office:value="0.166214">
            <text:p>0,16621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table:style-name="ce2" table:formula="of:=SUM([.C17:.C21])/5" office:value-type="float" office:value="0.9174">
            <text:p>0,9174</text:p>
          </table:table-cell>
          <table:table-cell table:style-name="ce2" table:formula="of:=SUM([.D17:.D21])/5" office:value-type="float" office:value="0.091748">
            <text:p>0,091748</text:p>
          </table:table-cell>
          <table:table-cell table:style-name="ce2" table:formula="of:=SUM([.E17:.E21])/5" office:value-type="float" office:value="0.2854158">
            <text:p>0,2854158</text:p>
          </table:table-cell>
          <table:table-cell table:style-name="ce2" table:formula="of:=SUM([.F17:.F21])/5" office:value-type="float" office:value="0.383103">
            <text:p>0,383103</text:p>
          </table:table-cell>
          <table:table-cell table:style-name="ce2" table:formula="of:=SUM([.G17:.G21])/5" office:value-type="float" office:value="0.029253">
            <text:p>0,029253</text:p>
          </table:table-cell>
          <table:table-cell table:style-name="ce3" table:formula="of:=[.M6]/[.N6]" office:value-type="float" office:value="0.745010610723487">
            <text:p>0,745</text:p>
          </table:table-cell>
          <table:table-cell table:style-name="ce3" table:formula="of:=[.O6]/[.N6]" office:value-type="float" office:value="0.076358055144439">
            <text:p>0,07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5">
            <text:p>1,015</text:p>
          </table:table-cell>
          <table:table-cell office:value-type="float" office:value="0.25372">
            <text:p>0,25372</text:p>
          </table:table-cell>
          <table:table-cell office:value-type="float" office:value="0.206537">
            <text:p>0,206537</text:p>
          </table:table-cell>
          <table:table-cell office:value-type="float" office:value="0.348651">
            <text:p>0,348651</text:p>
          </table:table-cell>
          <table:table-cell office:value-type="float" office:value="0.078869">
            <text:p>0,07886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table:style-name="ce2" table:formula="of:=SUM([.C22:.C26])/5" office:value-type="float" office:value="0.8924">
            <text:p>0,8924</text:p>
          </table:table-cell>
          <table:table-cell table:style-name="ce2" table:formula="of:=SUM([.D22:.D26])/5" office:value-type="float" office:value="0.05577">
            <text:p>0,05577</text:p>
          </table:table-cell>
          <table:table-cell table:style-name="ce2" table:formula="of:=SUM([.E22:.E26])/5" office:value-type="float" office:value="0.3073704">
            <text:p>0,3073704</text:p>
          </table:table-cell>
          <table:table-cell table:style-name="ce2" table:formula="of:=SUM([.F22:.F26])/5" office:value-type="float" office:value="0.3934368">
            <text:p>0,3934368</text:p>
          </table:table-cell>
          <table:table-cell table:style-name="ce2" table:formula="of:=SUM([.G22:.G26])/5" office:value-type="float" office:value="0.0176896">
            <text:p>0,0176896</text:p>
          </table:table-cell>
          <table:table-cell table:style-name="ce3" table:formula="of:=[.M7]/[.N7]" office:value-type="float" office:value="0.781244662421004">
            <text:p>0,781</text:p>
          </table:table-cell>
          <table:table-cell table:style-name="ce3" table:formula="of:=[.O7]/[.N7]" office:value-type="float" office:value="0.0449617321003018">
            <text:p>0,04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6">
            <text:p>1,006</text:p>
          </table:table-cell>
          <table:table-cell office:value-type="float" office:value="0.25149">
            <text:p>0,25149</text:p>
          </table:table-cell>
          <table:table-cell office:value-type="float" office:value="0.208669">
            <text:p>0,208669</text:p>
          </table:table-cell>
          <table:table-cell office:value-type="float" office:value="0.351705">
            <text:p>0,351705</text:p>
          </table:table-cell>
          <table:table-cell office:value-type="float" office:value="0.078829">
            <text:p>0,07882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0">
            <text:p>20</text:p>
          </table:table-cell>
          <table:table-cell table:style-name="ce2" table:formula="of:=SUM([.C27:.C31])/5" office:value-type="float" office:value="0.8534">
            <text:p>0,8534</text:p>
          </table:table-cell>
          <table:table-cell table:style-name="ce2" table:formula="of:=SUM([.D27:.D31])/5" office:value-type="float" office:value="0.04266">
            <text:p>0,04266</text:p>
          </table:table-cell>
          <table:table-cell table:style-name="ce2" table:formula="of:=SUM([.E27:.E31])/5" office:value-type="float" office:value="0.3295788">
            <text:p>0,3295788</text:p>
          </table:table-cell>
          <table:table-cell table:style-name="ce2" table:formula="of:=SUM([.F27:.F31])/5" office:value-type="float" office:value="0.4115174">
            <text:p>0,4115174</text:p>
          </table:table-cell>
          <table:table-cell table:style-name="ce2" table:formula="of:=SUM([.G27:.G31])/5" office:value-type="float" office:value="0.013835">
            <text:p>0,013835</text:p>
          </table:table-cell>
          <table:table-cell table:style-name="ce3" table:formula="of:=[.M8]/[.N8]" office:value-type="float" office:value="0.800886669676665">
            <text:p>0,801</text:p>
          </table:table-cell>
          <table:table-cell table:style-name="ce3" table:formula="of:=[.O8]/[.N8]" office:value-type="float" office:value="0.0336194775725158">
            <text:p>0,034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8">
            <text:p>1,008</text:p>
          </table:table-cell>
          <table:table-cell office:value-type="float" office:value="0.25207">
            <text:p>0,25207</text:p>
          </table:table-cell>
          <table:table-cell office:value-type="float" office:value="0.209023">
            <text:p>0,209023</text:p>
          </table:table-cell>
          <table:table-cell office:value-type="float" office:value="0.352149">
            <text:p>0,352149</text:p>
          </table:table-cell>
          <table:table-cell office:value-type="float" office:value="0.07907">
            <text:p>0,0790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">
            <text:p>2</text:p>
          </table:table-cell>
          <table:table-cell table:style-name="ce2" table:formula="of:=SUM([.C32:.C36])/5" office:value-type="float" office:value="1.0594">
            <text:p>1,0594</text:p>
          </table:table-cell>
          <table:table-cell table:style-name="ce2" table:formula="of:=SUM([.D32:.D36])/5" office:value-type="float" office:value="0.529672">
            <text:p>0,529672</text:p>
          </table:table-cell>
          <table:table-cell table:style-name="ce2" table:formula="of:=SUM([.E32:.E36])/5" office:value-type="float" office:value="0.2459146">
            <text:p>0,2459146</text:p>
          </table:table-cell>
          <table:table-cell table:style-name="ce2" table:formula="of:=SUM([.F32:.F36])/5" office:value-type="float" office:value="0.6927988">
            <text:p>0,6927988</text:p>
          </table:table-cell>
          <table:table-cell table:style-name="ce2" table:formula="of:=SUM([.G32:.G36])/5" office:value-type="float" office:value="0.350356">
            <text:p>0,350356</text:p>
          </table:table-cell>
          <table:table-cell table:style-name="ce3" table:formula="of:=[.M9]/[.N9]" office:value-type="float" office:value="0.354958178334027">
            <text:p>0,355</text:p>
          </table:table-cell>
          <table:table-cell table:style-name="ce3" table:formula="of:=[.O9]/[.N9]" office:value-type="float" office:value="0.505711037605723">
            <text:p>0,50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9">
            <text:p>1,009</text:p>
          </table:table-cell>
          <table:table-cell office:value-type="float" office:value="0.25235">
            <text:p>0,25235</text:p>
          </table:table-cell>
          <table:table-cell office:value-type="float" office:value="0.209035">
            <text:p>0,209035</text:p>
          </table:table-cell>
          <table:table-cell office:value-type="float" office:value="0.351247">
            <text:p>0,351247</text:p>
          </table:table-cell>
          <table:table-cell office:value-type="float" office:value="0.078977">
            <text:p>0,07897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table:style-name="ce2" table:formula="of:=SUM([.C37:.C41])/5" office:value-type="float" office:value="0.9766">
            <text:p>0,9766</text:p>
          </table:table-cell>
          <table:table-cell table:style-name="ce2" table:formula="of:=SUM([.D37:.D41])/5" office:value-type="float" office:value="0.244186">
            <text:p>0,244186</text:p>
          </table:table-cell>
          <table:table-cell table:style-name="ce2" table:formula="of:=SUM([.E37:.E41])/5" office:value-type="float" office:value="0.4602678">
            <text:p>0,4602678</text:p>
          </table:table-cell>
          <table:table-cell table:style-name="ce2" table:formula="of:=SUM([.F37:.F41])/5" office:value-type="float" office:value="0.7601508">
            <text:p>0,7601508</text:p>
          </table:table-cell>
          <table:table-cell table:style-name="ce2" table:formula="of:=SUM([.G37:.G41])/5" office:value-type="float" office:value="0.1672014">
            <text:p>0,1672014</text:p>
          </table:table-cell>
          <table:table-cell table:style-name="ce3" table:formula="of:=[.M10]/[.N10]" office:value-type="float" office:value="0.605495383284474">
            <text:p>0,605</text:p>
          </table:table-cell>
          <table:table-cell table:style-name="ce3" table:formula="of:=[.O10]/[.N10]" office:value-type="float" office:value="0.219958197768127">
            <text:p>0,22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4">
            <text:p>1,014</text:p>
          </table:table-cell>
          <table:table-cell office:value-type="float" office:value="0.25339">
            <text:p>0,25339</text:p>
          </table:table-cell>
          <table:table-cell office:value-type="float" office:value="0.207398">
            <text:p>0,207398</text:p>
          </table:table-cell>
          <table:table-cell office:value-type="float" office:value="0.349653">
            <text:p>0,349653</text:p>
          </table:table-cell>
          <table:table-cell office:value-type="float" office:value="0.079046">
            <text:p>0,07904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table:style-name="ce2" table:formula="of:=SUM([.C42:.C46])/5" office:value-type="float" office:value="1.0078">
            <text:p>1,0078</text:p>
          </table:table-cell>
          <table:table-cell table:style-name="ce2" table:formula="of:=SUM([.D42:.D46])/5" office:value-type="float" office:value="0.12597">
            <text:p>0,12597</text:p>
          </table:table-cell>
          <table:table-cell table:style-name="ce2" table:formula="of:=SUM([.E42:.E46])/5" office:value-type="float" office:value="0.5097782">
            <text:p>0,5097782</text:p>
          </table:table-cell>
          <table:table-cell table:style-name="ce2" table:formula="of:=SUM([.F42:.F46])/5" office:value-type="float" office:value="0.7307896">
            <text:p>0,7307896</text:p>
          </table:table-cell>
          <table:table-cell table:style-name="ce2" table:formula="of:=SUM([.G42:.G46])/5" office:value-type="float" office:value="0.0796212">
            <text:p>0,0796212</text:p>
          </table:table-cell>
          <table:table-cell table:style-name="ce3" table:formula="of:=[.M11]/[.N11]" office:value-type="float" office:value="0.697571777157201">
            <text:p>0,698</text:p>
          </table:table-cell>
          <table:table-cell table:style-name="ce3" table:formula="of:=[.O11]/[.N11]" office:value-type="float" office:value="0.10895228941408">
            <text:p>0,109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6307">
            <text:p>0,256307</text:p>
          </table:table-cell>
          <table:table-cell office:value-type="float" office:value="0.362149">
            <text:p>0,362149</text:p>
          </table:table-cell>
          <table:table-cell office:value-type="float" office:value="0.037484">
            <text:p>0,037484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0">
            <text:p>10</text:p>
          </table:table-cell>
          <table:table-cell table:formula="of:=SUM([.C47:.C51])/5" office:value-type="float" office:value="1.0142">
            <text:p>1,0142</text:p>
          </table:table-cell>
          <table:table-cell table:formula="of:=SUM([.D47:.D51])/5" office:value-type="float" office:value="0.101404">
            <text:p>0,101404</text:p>
          </table:table-cell>
          <table:table-cell table:formula="of:=SUM([.E47:.E51])/5" office:value-type="float" office:value="0.5210562">
            <text:p>0,5210562</text:p>
          </table:table-cell>
          <table:table-cell table:formula="of:=SUM([.F47:.F51])/5" office:value-type="float" office:value="0.7253518">
            <text:p>0,7253518</text:p>
          </table:table-cell>
          <table:table-cell table:formula="of:=SUM([.G47:.G51])/5" office:value-type="float" office:value="0.0623276">
            <text:p>0,0623276</text:p>
          </table:table-cell>
          <table:table-cell table:style-name="ce3" table:formula="of:=[.M12]/[.N12]" office:value-type="float" office:value="0.718349633929357">
            <text:p>0,718</text:p>
          </table:table-cell>
          <table:table-cell table:style-name="ce3" table:formula="of:=[.O12]/[.N12]" office:value-type="float" office:value="0.0859274079143389">
            <text:p>0,08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4756">
            <text:p>0,254756</text:p>
          </table:table-cell>
          <table:table-cell office:value-type="float" office:value="0.360932">
            <text:p>0,360932</text:p>
          </table:table-cell>
          <table:table-cell office:value-type="float" office:value="0.037381">
            <text:p>0,037381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style-name="ce2" table:formula="of:=SUM([.C52:.C56])/5" office:value-type="float" office:value="1.008">
            <text:p>1,008</text:p>
          </table:table-cell>
          <table:table-cell table:style-name="ce2" table:formula="of:=SUM([.D52:.D56])/5" office:value-type="float" office:value="0.062996">
            <text:p>0,062996</text:p>
          </table:table-cell>
          <table:table-cell table:style-name="ce2" table:formula="of:=SUM([.E52:.E56])/5" office:value-type="float" office:value="0.5500308">
            <text:p>0,5500308</text:p>
          </table:table-cell>
          <table:table-cell table:style-name="ce2" table:formula="of:=SUM([.F52:.F56])/5" office:value-type="float" office:value="0.7296682">
            <text:p>0,7296682</text:p>
          </table:table-cell>
          <table:table-cell table:style-name="ce2" table:formula="of:=SUM([.G52:.G56])/5" office:value-type="float" office:value="0.0375096">
            <text:p>0,0375096</text:p>
          </table:table-cell>
          <table:table-cell table:style-name="ce3" table:formula="of:=[.M13]/[.N13]" office:value-type="float" office:value="0.753809471208968">
            <text:p>0,754</text:p>
          </table:table-cell>
          <table:table-cell table:style-name="ce3" table:formula="of:=[.O13]/[.N13]" office:value-type="float" office:value="0.0514063789541603">
            <text:p>0,05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83">
            <text:p>0,983</text:p>
          </table:table-cell>
          <table:table-cell office:value-type="float" office:value="0.12285">
            <text:p>0,12285</text:p>
          </table:table-cell>
          <table:table-cell office:value-type="float" office:value="0.251701">
            <text:p>0,251701</text:p>
          </table:table-cell>
          <table:table-cell office:value-type="float" office:value="0.357405">
            <text:p>0,357405</text:p>
          </table:table-cell>
          <table:table-cell office:value-type="float" office:value="0.037376">
            <text:p>0,03737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0">
            <text:p>20</text:p>
          </table:table-cell>
          <table:table-cell table:style-name="ce2" table:formula="of:=SUM([.C57:.C61])/5" office:value-type="float" office:value="0.921">
            <text:p>0,921</text:p>
          </table:table-cell>
          <table:table-cell table:style-name="ce2" table:formula="of:=SUM([.D57:.D61])/5" office:value-type="float" office:value="0.046038">
            <text:p>0,046038</text:p>
          </table:table-cell>
          <table:table-cell table:style-name="ce2" table:formula="of:=SUM([.E57:.E61])/5" office:value-type="float" office:value="0.6292026">
            <text:p>0,6292026</text:p>
          </table:table-cell>
          <table:table-cell table:style-name="ce2" table:formula="of:=SUM([.F57:.F61])/5" office:value-type="float" office:value="0.8000688">
            <text:p>0,8000688</text:p>
          </table:table-cell>
          <table:table-cell table:style-name="ce2" table:formula="of:=SUM([.G57:.G61])/5" office:value-type="float" office:value="0.0294386">
            <text:p>0,0294386</text:p>
          </table:table-cell>
          <table:table-cell table:style-name="ce3" table:formula="of:=[.M14]/[.N14]" office:value-type="float" office:value="0.786435616536978">
            <text:p>0,786</text:p>
          </table:table-cell>
          <table:table-cell table:style-name="ce3" table:formula="of:=[.O14]/[.N14]" office:value-type="float" office:value="0.0367950856226365">
            <text:p>0,037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649">
            <text:p>0,649</text:p>
          </table:table-cell>
          <table:table-cell office:value-type="float" office:value="0.08118">
            <text:p>0,08118</text:p>
          </table:table-cell>
          <table:table-cell office:value-type="float" office:value="0.455335">
            <text:p>0,455335</text:p>
          </table:table-cell>
          <table:table-cell office:value-type="float" office:value="0.561325">
            <text:p>0,561325</text:p>
          </table:table-cell>
          <table:table-cell office:value-type="float" office:value="0.0374">
            <text:p>0,0374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">
            <text:p>2</text:p>
          </table:table-cell>
          <table:table-cell table:style-name="ce2" table:formula="of:=SUM([.C62:.C66])/5" office:value-type="float" office:value="1.0848">
            <text:p>1,0848</text:p>
          </table:table-cell>
          <table:table-cell table:style-name="ce2" table:formula="of:=SUM([.D62:.D66])/5" office:value-type="float" office:value="0.542354">
            <text:p>0,542354</text:p>
          </table:table-cell>
          <table:table-cell table:style-name="ce2" table:formula="of:=SUM([.E62:.E66])/5" office:value-type="float" office:value="0.4838572">
            <text:p>0,4838572</text:p>
          </table:table-cell>
          <table:table-cell table:style-name="ce2" table:formula="of:=SUM([.F62:.F66])/5" office:value-type="float" office:value="1.4181358">
            <text:p>1,4181358</text:p>
          </table:table-cell>
          <table:table-cell table:style-name="ce2" table:formula="of:=SUM([.G62:.G66])/5" office:value-type="float" office:value="0.7341282">
            <text:p>0,7341282</text:p>
          </table:table-cell>
          <table:table-cell table:style-name="ce3" table:formula="of:=[.M15]/[.N15]" office:value-type="float" office:value="0.341192430231294">
            <text:p>0,341</text:p>
          </table:table-cell>
          <table:table-cell table:style-name="ce3" table:formula="of:=[.O15]/[.N15]" office:value-type="float" office:value="0.517671297769931">
            <text:p>0,51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54">
            <text:p>0,954</text:p>
          </table:table-cell>
          <table:table-cell office:value-type="float" office:value="0.11927">
            <text:p>0,11927</text:p>
          </table:table-cell>
          <table:table-cell office:value-type="float" office:value="0.262202">
            <text:p>0,262202</text:p>
          </table:table-cell>
          <table:table-cell office:value-type="float" office:value="0.368485">
            <text:p>0,368485</text:p>
          </table:table-cell>
          <table:table-cell office:value-type="float" office:value="0.03746">
            <text:p>0,03746</text:p>
          </table:table-cell>
          <table:table-cell/>
          <table:table-cell office:value-type="float" office:value="80000">
            <text:p>80000</text:p>
          </table:table-cell>
          <table:table-cell office:value-type="float" office:value="4">
            <text:p>4</text:p>
          </table:table-cell>
          <table:table-cell table:style-name="ce2" table:formula="of:=SUM([.C67:.C71])/5" office:value-type="float" office:value="1.0544">
            <text:p>1,0544</text:p>
          </table:table-cell>
          <table:table-cell table:style-name="ce2" table:formula="of:=SUM([.D67:.D71])/5" office:value-type="float" office:value="0.26362">
            <text:p>0,26362</text:p>
          </table:table-cell>
          <table:table-cell table:style-name="ce2" table:formula="of:=SUM([.E67:.E71])/5" office:value-type="float" office:value="0.8489078">
            <text:p>0,8489078</text:p>
          </table:table-cell>
          <table:table-cell table:style-name="ce2" table:formula="of:=SUM([.F67:.F71])/5" office:value-type="float" office:value="1.4712452">
            <text:p>1,4712452</text:p>
          </table:table-cell>
          <table:table-cell table:style-name="ce2" table:formula="of:=SUM([.G67:.G71])/5" office:value-type="float" office:value="0.3495256">
            <text:p>0,3495256</text:p>
          </table:table-cell>
          <table:table-cell table:style-name="ce3" table:formula="of:=[.M16]/[.N16]" office:value-type="float" office:value="0.5769995375346">
            <text:p>0,577</text:p>
          </table:table-cell>
          <table:table-cell table:style-name="ce3" table:formula="of:=[.O16]/[.N16]" office:value-type="float" office:value="0.237571276358285">
            <text:p>0,23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5">
            <text:p>0,915</text:p>
          </table:table-cell>
          <table:table-cell office:value-type="float" office:value="0.09146">
            <text:p>0,09146</text:p>
          </table:table-cell>
          <table:table-cell office:value-type="float" office:value="0.286591">
            <text:p>0,286591</text:p>
          </table:table-cell>
          <table:table-cell office:value-type="float" office:value="0.384084">
            <text:p>0,384084</text:p>
          </table:table-cell>
          <table:table-cell office:value-type="float" office:value="0.029208">
            <text:p>0,029208</text:p>
          </table:table-cell>
          <table:table-cell/>
          <table:table-cell office:value-type="float" office:value="80000">
            <text:p>80000</text:p>
          </table:table-cell>
          <table:table-cell office:value-type="float" office:value="8">
            <text:p>8</text:p>
          </table:table-cell>
          <table:table-cell table:style-name="ce2" table:formula="of:=SUM([.C72:.C76])/5" office:value-type="float" office:value="1.1082">
            <text:p>1,1082</text:p>
          </table:table-cell>
          <table:table-cell table:style-name="ce2" table:formula="of:=SUM([.D72:.D76])/5" office:value-type="float" office:value="0.13852">
            <text:p>0,13852</text:p>
          </table:table-cell>
          <table:table-cell table:style-name="ce2" table:formula="of:=SUM([.E72:.E76])/5" office:value-type="float" office:value="0.927425">
            <text:p>0,927425</text:p>
          </table:table-cell>
          <table:table-cell table:style-name="ce2" table:formula="of:=SUM([.F72:.F76])/5" office:value-type="float" office:value="1.3897158">
            <text:p>1,3897158</text:p>
          </table:table-cell>
          <table:table-cell table:style-name="ce2" table:formula="of:=SUM([.G72:.G76])/5" office:value-type="float" office:value="0.1664654">
            <text:p>0,1664654</text:p>
          </table:table-cell>
          <table:table-cell table:style-name="ce3" table:formula="of:=[.M17]/[.N17]" office:value-type="float" office:value="0.667348676614312">
            <text:p>0,667</text:p>
          </table:table-cell>
          <table:table-cell table:style-name="ce3" table:formula="of:=[.O17]/[.N17]" office:value-type="float" office:value="0.11978377161719">
            <text:p>0,12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37">
            <text:p>0,937</text:p>
          </table:table-cell>
          <table:table-cell office:value-type="float" office:value="0.09375">
            <text:p>0,09375</text:p>
          </table:table-cell>
          <table:table-cell office:value-type="float" office:value="0.276929">
            <text:p>0,276929</text:p>
          </table:table-cell>
          <table:table-cell office:value-type="float" office:value="0.374365">
            <text:p>0,374365</text:p>
          </table:table-cell>
          <table:table-cell office:value-type="float" office:value="0.02923">
            <text:p>0,02923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0">
            <text:p>10</text:p>
          </table:table-cell>
          <table:table-cell table:style-name="ce2" table:formula="of:=SUM([.C77:.C81])/5" office:value-type="float" office:value="1.12">
            <text:p>1,12</text:p>
          </table:table-cell>
          <table:table-cell table:style-name="ce2" table:formula="of:=SUM([.D77:.D81])/5" office:value-type="float" office:value="0.112004">
            <text:p>0,112004</text:p>
          </table:table-cell>
          <table:table-cell table:style-name="ce2" table:formula="of:=SUM([.E77:.E81])/5" office:value-type="float" office:value="0.9448646">
            <text:p>0,9448646</text:p>
          </table:table-cell>
          <table:table-cell table:style-name="ce2" table:formula="of:=SUM([.F77:.F81])/5" office:value-type="float" office:value="1.373648">
            <text:p>1,373648</text:p>
          </table:table-cell>
          <table:table-cell table:style-name="ce2" table:formula="of:=SUM([.G77:.G81])/5" office:value-type="float" office:value="0.1303954">
            <text:p>0,1303954</text:p>
          </table:table-cell>
          <table:table-cell table:style-name="ce3" table:formula="of:=[.M18]/[.N18]" office:value-type="float" office:value="0.687850599280165">
            <text:p>0,688</text:p>
          </table:table-cell>
          <table:table-cell table:style-name="ce3" table:formula="of:=[.O18]/[.N18]" office:value-type="float" office:value="0.0949263566794404">
            <text:p>0,09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06">
            <text:p>0,906</text:p>
          </table:table-cell>
          <table:table-cell office:value-type="float" office:value="0.09062">
            <text:p>0,09062</text:p>
          </table:table-cell>
          <table:table-cell office:value-type="float" office:value="0.290118">
            <text:p>0,290118</text:p>
          </table:table-cell>
          <table:table-cell office:value-type="float" office:value="0.388281">
            <text:p>0,388281</text:p>
          </table:table-cell>
          <table:table-cell office:value-type="float" office:value="0.029261">
            <text:p>0,029261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  <table:table-cell table:style-name="ce2" table:formula="of:=SUM([.C82:.C86])/5" office:value-type="float" office:value="1.0704">
            <text:p>1,0704</text:p>
          </table:table-cell>
          <table:table-cell table:style-name="ce2" table:formula="of:=SUM([.D82:.D86])/5" office:value-type="float" office:value="0.066908">
            <text:p>0,066908</text:p>
          </table:table-cell>
          <table:table-cell table:style-name="ce2" table:formula="of:=SUM([.E82:.E86])/5" office:value-type="float" office:value="1.0648228">
            <text:p>1,0648228</text:p>
          </table:table-cell>
          <table:table-cell table:style-name="ce2" table:formula="of:=SUM([.F82:.F86])/5" office:value-type="float" office:value="1.4413172">
            <text:p>1,4413172</text:p>
          </table:table-cell>
          <table:table-cell table:style-name="ce2" table:formula="of:=SUM([.G82:.G86])/5" office:value-type="float" office:value="0.0791824">
            <text:p>0,0791824</text:p>
          </table:table-cell>
          <table:table-cell table:style-name="ce3" table:formula="of:=[.M19]/[.N19]" office:value-type="float" office:value="0.738784495182601">
            <text:p>0,739</text:p>
          </table:table-cell>
          <table:table-cell table:style-name="ce3" table:formula="of:=[.O19]/[.N19]" office:value-type="float" office:value="0.054937525202641">
            <text:p>0,05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6">
            <text:p>0,916</text:p>
          </table:table-cell>
          <table:table-cell office:value-type="float" office:value="0.09161">
            <text:p>0,09161</text:p>
          </table:table-cell>
          <table:table-cell office:value-type="float" office:value="0.285861">
            <text:p>0,285861</text:p>
          </table:table-cell>
          <table:table-cell office:value-type="float" office:value="0.383564">
            <text:p>0,383564</text:p>
          </table:table-cell>
          <table:table-cell office:value-type="float" office:value="0.029217">
            <text:p>0,029217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0">
            <text:p>20</text:p>
          </table:table-cell>
          <table:table-cell table:style-name="ce2" table:formula="of:=SUM([.C87:.C91])/5" office:value-type="float" office:value="1.0506">
            <text:p>1,0506</text:p>
          </table:table-cell>
          <table:table-cell table:style-name="ce2" table:formula="of:=SUM([.D87:.D91])/5" office:value-type="float" office:value="0.052528">
            <text:p>0,052528</text:p>
          </table:table-cell>
          <table:table-cell table:style-name="ce2" table:formula="of:=SUM([.E87:.E91])/5" office:value-type="float" office:value="1.1101784">
            <text:p>1,1101784</text:p>
          </table:table-cell>
          <table:table-cell table:style-name="ce2" table:formula="of:=SUM([.F87:.F91])/5" office:value-type="float" office:value="1.468162">
            <text:p>1,468162</text:p>
          </table:table-cell>
          <table:table-cell table:style-name="ce2" table:formula="of:=SUM([.G87:.G91])/5" office:value-type="float" office:value="0.0618808">
            <text:p>0,0618808</text:p>
          </table:table-cell>
          <table:table-cell table:style-name="ce3" table:formula="of:=[.M20]/[.N20]" office:value-type="float" office:value="0.7561688696479">
            <text:p>0,756</text:p>
          </table:table-cell>
          <table:table-cell table:style-name="ce3" table:formula="of:=[.O20]/[.N20]" office:value-type="float" office:value="0.0421484822519586">
            <text:p>0,042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3">
            <text:p>0,913</text:p>
          </table:table-cell>
          <table:table-cell office:value-type="float" office:value="0.0913">
            <text:p>0,0913</text:p>
          </table:table-cell>
          <table:table-cell office:value-type="float" office:value="0.28758">
            <text:p>0,28758</text:p>
          </table:table-cell>
          <table:table-cell office:value-type="float" office:value="0.385221">
            <text:p>0,385221</text:p>
          </table:table-cell>
          <table:table-cell office:value-type="float" office:value="0.029349">
            <text:p>0,029349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7">
            <text:p>0,897</text:p>
          </table:table-cell>
          <table:table-cell office:value-type="float" office:value="0.05604">
            <text:p>0,05604</text:p>
          </table:table-cell>
          <table:table-cell office:value-type="float" office:value="0.305699">
            <text:p>0,305699</text:p>
          </table:table-cell>
          <table:table-cell office:value-type="float" office:value="0.391844">
            <text:p>0,391844</text:p>
          </table:table-cell>
          <table:table-cell office:value-type="float" office:value="0.017705">
            <text:p>0,01770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9">
            <text:p>0,899</text:p>
          </table:table-cell>
          <table:table-cell office:value-type="float" office:value="0.05618">
            <text:p>0,05618</text:p>
          </table:table-cell>
          <table:table-cell office:value-type="float" office:value="0.30426">
            <text:p>0,30426</text:p>
          </table:table-cell>
          <table:table-cell office:value-type="float" office:value="0.390713">
            <text:p>0,390713</text:p>
          </table:table-cell>
          <table:table-cell office:value-type="float" office:value="0.017699">
            <text:p>0,017699</text:p>
          </table:table-cell>
          <table:table-cell table:number-columns-repeated="12"/>
          <table:table-cell>
            <draw:frame table:end-cell-address="MPI.AA43" table:end-x="1.649cm" table:end-y="0.03cm" draw:z-index="1" draw:style-name="gr1" draw:text-style-name="P1" svg:width="15.999cm" svg:height="8.999cm" svg:x="1.457cm" svg:y="0.064cm">
              <draw:object draw:notify-on-update-of-ranges="MPI.J15:MPI.J20 MPI.I46:MPI.I46 MPI.L3:MPI.L8 MPI.I47:MPI.I47 MPI.L9:MPI.L14 MPI.I48:MPI.I48 MPI.L15:MPI.L2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6">
            <text:p>0,886</text:p>
          </table:table-cell>
          <table:table-cell office:value-type="float" office:value="0.05537">
            <text:p>0,05537</text:p>
          </table:table-cell>
          <table:table-cell office:value-type="float" office:value="0.310346">
            <text:p>0,310346</text:p>
          </table:table-cell>
          <table:table-cell office:value-type="float" office:value="0.396332">
            <text:p>0,396332</text:p>
          </table:table-cell>
          <table:table-cell office:value-type="float" office:value="0.017686">
            <text:p>0,017686</text:p>
          </table:table-cell>
          <table:table-cell table:number-columns-repeated="5"/>
          <table:table-cell>
            <draw:frame table:end-cell-address="MPI.T44" table:end-x="0.587cm" table:end-y="0.029cm" draw:z-index="2" draw:style-name="gr1" draw:text-style-name="P1" svg:width="15.999cm" svg:height="8.998cm" svg:x="3.261cm" svg:y="0.063cm">
              <draw:object draw:notify-on-update-of-ranges="MPI.J3:MPI.J8 MPI.I46:MPI.I46 MPI.P3:MPI.P8 MPI.I47:MPI.I47 MPI.P9:MPI.P14 MPI.I48:MPI.I48 MPI.P15:MPI.P2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2">
            <text:p>0,892</text:p>
          </table:table-cell>
          <table:table-cell office:value-type="float" office:value="0.05574">
            <text:p>0,05574</text:p>
          </table:table-cell>
          <table:table-cell office:value-type="float" office:value="0.307768">
            <text:p>0,307768</text:p>
          </table:table-cell>
          <table:table-cell office:value-type="float" office:value="0.393637">
            <text:p>0,393637</text:p>
          </table:table-cell>
          <table:table-cell office:value-type="float" office:value="0.017693">
            <text:p>0,01769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8">
            <text:p>0,888</text:p>
          </table:table-cell>
          <table:table-cell office:value-type="float" office:value="0.05552">
            <text:p>0,05552</text:p>
          </table:table-cell>
          <table:table-cell office:value-type="float" office:value="0.308779">
            <text:p>0,308779</text:p>
          </table:table-cell>
          <table:table-cell office:value-type="float" office:value="0.394658">
            <text:p>0,394658</text:p>
          </table:table-cell>
          <table:table-cell office:value-type="float" office:value="0.017665">
            <text:p>0,01766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76">
            <text:p>0,876</text:p>
          </table:table-cell>
          <table:table-cell office:value-type="float" office:value="0.04378">
            <text:p>0,04378</text:p>
          </table:table-cell>
          <table:table-cell office:value-type="float" office:value="0.319266">
            <text:p>0,319266</text:p>
          </table:table-cell>
          <table:table-cell office:value-type="float" office:value="0.401098">
            <text:p>0,401098</text:p>
          </table:table-cell>
          <table:table-cell office:value-type="float" office:value="0.013853">
            <text:p>0,01385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3">
            <text:p>0,04233</text:p>
          </table:table-cell>
          <table:table-cell office:value-type="float" office:value="0.332904">
            <text:p>0,332904</text:p>
          </table:table-cell>
          <table:table-cell office:value-type="float" office:value="0.414916">
            <text:p>0,414916</text:p>
          </table:table-cell>
          <table:table-cell office:value-type="float" office:value="0.01382">
            <text:p>0,01382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04199">
            <text:p>0,04199</text:p>
          </table:table-cell>
          <table:table-cell office:value-type="float" office:value="0.335881">
            <text:p>0,335881</text:p>
          </table:table-cell>
          <table:table-cell office:value-type="float" office:value="0.418027">
            <text:p>0,418027</text:p>
          </table:table-cell>
          <table:table-cell office:value-type="float" office:value="0.013824">
            <text:p>0,01382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57">
            <text:p>0,857</text:p>
          </table:table-cell>
          <table:table-cell office:value-type="float" office:value="0.04285">
            <text:p>0,04285</text:p>
          </table:table-cell>
          <table:table-cell office:value-type="float" office:value="0.327695">
            <text:p>0,327695</text:p>
          </table:table-cell>
          <table:table-cell office:value-type="float" office:value="0.409595">
            <text:p>0,409595</text:p>
          </table:table-cell>
          <table:table-cell office:value-type="float" office:value="0.01384">
            <text:p>0,0138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5">
            <text:p>0,04235</text:p>
          </table:table-cell>
          <table:table-cell office:value-type="float" office:value="0.332148">
            <text:p>0,332148</text:p>
          </table:table-cell>
          <table:table-cell office:value-type="float" office:value="0.413951">
            <text:p>0,413951</text:p>
          </table:table-cell>
          <table:table-cell office:value-type="float" office:value="0.013838">
            <text:p>0,01383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29">
            <text:p>0,53229</text:p>
          </table:table-cell>
          <table:table-cell office:value-type="float" office:value="0.243176">
            <text:p>0,243176</text:p>
          </table:table-cell>
          <table:table-cell office:value-type="float" office:value="0.690592">
            <text:p>0,690592</text:p>
          </table:table-cell>
          <table:table-cell office:value-type="float" office:value="0.351081">
            <text:p>0,351081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4">
            <text:p>1,064</text:p>
          </table:table-cell>
          <table:table-cell office:value-type="float" office:value="0.53187">
            <text:p>0,53187</text:p>
          </table:table-cell>
          <table:table-cell office:value-type="float" office:value="0.242887">
            <text:p>0,242887</text:p>
          </table:table-cell>
          <table:table-cell office:value-type="float" office:value="0.689009">
            <text:p>0,689009</text:p>
          </table:table-cell>
          <table:table-cell office:value-type="float" office:value="0.34988">
            <text:p>0,349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7">
            <text:p>0,53157</text:p>
          </table:table-cell>
          <table:table-cell office:value-type="float" office:value="0.243495">
            <text:p>0,243495</text:p>
          </table:table-cell>
          <table:table-cell office:value-type="float" office:value="0.690845">
            <text:p>0,690845</text:p>
          </table:table-cell>
          <table:table-cell office:value-type="float" office:value="0.350665">
            <text:p>0,3506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5">
            <text:p>0,53155</text:p>
          </table:table-cell>
          <table:table-cell office:value-type="float" office:value="0.242613">
            <text:p>0,242613</text:p>
          </table:table-cell>
          <table:table-cell office:value-type="float" office:value="0.689212">
            <text:p>0,689212</text:p>
          </table:table-cell>
          <table:table-cell office:value-type="float" office:value="0.349819">
            <text:p>0,34981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42">
            <text:p>1,042</text:p>
          </table:table-cell>
          <table:table-cell office:value-type="float" office:value="0.52108">
            <text:p>0,52108</text:p>
          </table:table-cell>
          <table:table-cell office:value-type="float" office:value="0.257402">
            <text:p>0,257402</text:p>
          </table:table-cell>
          <table:table-cell office:value-type="float" office:value="0.704336">
            <text:p>0,704336</text:p>
          </table:table-cell>
          <table:table-cell office:value-type="float" office:value="0.350335">
            <text:p>0,35033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45">
            <text:p>0,945</text:p>
          </table:table-cell>
          <table:table-cell office:value-type="float" office:value="0.23618">
            <text:p>0,23618</text:p>
          </table:table-cell>
          <table:table-cell office:value-type="float" office:value="0.485228">
            <text:p>0,485228</text:p>
          </table:table-cell>
          <table:table-cell office:value-type="float" office:value="0.785311">
            <text:p>0,785311</text:p>
          </table:table-cell>
          <table:table-cell office:value-type="float" office:value="0.1673">
            <text:p>0,1673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88">
            <text:p>0,988</text:p>
          </table:table-cell>
          <table:table-cell office:value-type="float" office:value="0.24704">
            <text:p>0,24704</text:p>
          </table:table-cell>
          <table:table-cell office:value-type="float" office:value="0.451823">
            <text:p>0,451823</text:p>
          </table:table-cell>
          <table:table-cell office:value-type="float" office:value="0.751323">
            <text:p>0,751323</text:p>
          </table:table-cell>
          <table:table-cell office:value-type="float" office:value="0.167298">
            <text:p>0,16729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8">
            <text:p>0,978</text:p>
          </table:table-cell>
          <table:table-cell office:value-type="float" office:value="0.24455">
            <text:p>0,24455</text:p>
          </table:table-cell>
          <table:table-cell office:value-type="float" office:value="0.45881">
            <text:p>0,45881</text:p>
          </table:table-cell>
          <table:table-cell office:value-type="float" office:value="0.758016">
            <text:p>0,758016</text:p>
          </table:table-cell>
          <table:table-cell office:value-type="float" office:value="0.166882">
            <text:p>0,16688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95">
            <text:p>0,995</text:p>
          </table:table-cell>
          <table:table-cell office:value-type="float" office:value="0.2488">
            <text:p>0,2488</text:p>
          </table:table-cell>
          <table:table-cell office:value-type="float" office:value="0.445261">
            <text:p>0,445261</text:p>
          </table:table-cell>
          <table:table-cell office:value-type="float" office:value="0.744568">
            <text:p>0,744568</text:p>
          </table:table-cell>
          <table:table-cell office:value-type="float" office:value="0.166942">
            <text:p>0,16694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7">
            <text:p>0,977</text:p>
          </table:table-cell>
          <table:table-cell office:value-type="float" office:value="0.24436">
            <text:p>0,24436</text:p>
          </table:table-cell>
          <table:table-cell office:value-type="float" office:value="0.460217">
            <text:p>0,460217</text:p>
          </table:table-cell>
          <table:table-cell office:value-type="float" office:value="0.761536">
            <text:p>0,761536</text:p>
          </table:table-cell>
          <table:table-cell office:value-type="float" office:value="0.167585">
            <text:p>0,16758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8">
            <text:p>1,018</text:p>
          </table:table-cell>
          <table:table-cell office:value-type="float" office:value="0.12724">
            <text:p>0,12724</text:p>
          </table:table-cell>
          <table:table-cell office:value-type="float" office:value="0.503419">
            <text:p>0,503419</text:p>
          </table:table-cell>
          <table:table-cell office:value-type="float" office:value="0.723932">
            <text:p>0,723932</text:p>
          </table:table-cell>
          <table:table-cell office:value-type="float" office:value="0.079672">
            <text:p>0,07967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5">
            <text:p>1,015</text:p>
          </table:table-cell>
          <table:table-cell office:value-type="float" office:value="0.12682">
            <text:p>0,12682</text:p>
          </table:table-cell>
          <table:table-cell office:value-type="float" office:value="0.505089">
            <text:p>0,505089</text:p>
          </table:table-cell>
          <table:table-cell office:value-type="float" office:value="0.725912">
            <text:p>0,725912</text:p>
          </table:table-cell>
          <table:table-cell office:value-type="float" office:value="0.079646">
            <text:p>0,07964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5">
            <text:p>1,005</text:p>
          </table:table-cell>
          <table:table-cell office:value-type="float" office:value="0.12557">
            <text:p>0,12557</text:p>
          </table:table-cell>
          <table:table-cell office:value-type="float" office:value="0.511489">
            <text:p>0,511489</text:p>
          </table:table-cell>
          <table:table-cell office:value-type="float" office:value="0.733471">
            <text:p>0,733471</text:p>
          </table:table-cell>
          <table:table-cell office:value-type="float" office:value="0.079636">
            <text:p>0,0796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1">
            <text:p>1,001</text:p>
          </table:table-cell>
          <table:table-cell office:value-type="float" office:value="0.12516">
            <text:p>0,12516</text:p>
          </table:table-cell>
          <table:table-cell office:value-type="float" office:value="0.514142">
            <text:p>0,514142</text:p>
          </table:table-cell>
          <table:table-cell office:value-type="float" office:value="0.73551">
            <text:p>0,73551</text:p>
          </table:table-cell>
          <table:table-cell office:value-type="float" office:value="0.079602">
            <text:p>0,079602</text:p>
          </table:table-cell>
          <table:table-cell table:number-columns-repeated="5"/>
          <table:table-cell>
            <draw:frame table:end-cell-address="MPI.T65" table:end-x="0.259cm" table:end-y="0.168cm" draw:z-index="3" draw:style-name="gr1" draw:text-style-name="P1" svg:width="15.999cm" svg:height="8.999cm" svg:x="2.933cm" svg:y="0.202cm">
              <draw:object draw:notify-on-update-of-ranges="MPI.J3:MPI.J8 MPI.I46:MPI.I46 MPI.Q3:MPI.Q8 MPI.I47:MPI.I47 MPI.Q9:MPI.Q14 MPI.I48:MPI.I48 MPI.Q15:MPI.Q2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>
            <draw:frame table:end-cell-address="MPI.AA65" table:end-x="1.475cm" table:end-y="0.065cm" draw:z-index="0" draw:style-name="gr1" draw:text-style-name="P1" svg:width="15.999cm" svg:height="8.999cm" svg:x="1.283cm" svg:y="0.099cm">
              <draw:object draw:notify-on-update-of-ranges="MPI.J15:MPI.J20 MPI.I46:MPI.I46 MPI.K3:MPI.K8 MPI.I47:MPI.I47 MPI.K9:MPI.K14 MPI.I48:MPI.I48 MPI.K15:MPI.K2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06">
            <text:p>0,12506</text:p>
          </table:table-cell>
          <table:table-cell office:value-type="float" office:value="0.514752">
            <text:p>0,514752</text:p>
          </table:table-cell>
          <table:table-cell office:value-type="float" office:value="0.735123">
            <text:p>0,735123</text:p>
          </table:table-cell>
          <table:table-cell office:value-type="float" office:value="0.07955">
            <text:p>0,07955</text:p>
          </table:table-cell>
          <table:table-cell/>
          <table:table-cell table:style-name="ce1" office:value-type="string">
            <text:p>2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8">
            <text:p>0,10128</text:p>
          </table:table-cell>
          <table:table-cell office:value-type="float" office:value="0.522003">
            <text:p>0,522003</text:p>
          </table:table-cell>
          <table:table-cell office:value-type="float" office:value="0.726118">
            <text:p>0,726118</text:p>
          </table:table-cell>
          <table:table-cell office:value-type="float" office:value="0.062162">
            <text:p>0,062162</text:p>
          </table:table-cell>
          <table:table-cell/>
          <table:table-cell table:style-name="ce1" office:value-type="string">
            <text:p>4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06">
            <text:p>1,006</text:p>
          </table:table-cell>
          <table:table-cell office:value-type="float" office:value="0.10064">
            <text:p>0,10064</text:p>
          </table:table-cell>
          <table:table-cell office:value-type="float" office:value="0.525588">
            <text:p>0,525588</text:p>
          </table:table-cell>
          <table:table-cell office:value-type="float" office:value="0.730345">
            <text:p>0,730345</text:p>
          </table:table-cell>
          <table:table-cell office:value-type="float" office:value="0.062387">
            <text:p>0,062387</text:p>
          </table:table-cell>
          <table:table-cell/>
          <table:table-cell table:style-name="ce1" office:value-type="string">
            <text:p>8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24">
            <text:p>1,024</text:p>
          </table:table-cell>
          <table:table-cell office:value-type="float" office:value="0.10237">
            <text:p>0,10237</text:p>
          </table:table-cell>
          <table:table-cell office:value-type="float" office:value="0.515367">
            <text:p>0,515367</text:p>
          </table:table-cell>
          <table:table-cell office:value-type="float" office:value="0.719519">
            <text:p>0,719519</text:p>
          </table:table-cell>
          <table:table-cell office:value-type="float" office:value="0.062588">
            <text:p>0,0625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6">
            <text:p>0,10126</text:p>
          </table:table-cell>
          <table:table-cell office:value-type="float" office:value="0.52264">
            <text:p>0,52264</text:p>
          </table:table-cell>
          <table:table-cell office:value-type="float" office:value="0.726866">
            <text:p>0,726866</text:p>
          </table:table-cell>
          <table:table-cell office:value-type="float" office:value="0.062136">
            <text:p>0,0621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5">
            <text:p>1,015</text:p>
          </table:table-cell>
          <table:table-cell office:value-type="float" office:value="0.10147">
            <text:p>0,10147</text:p>
          </table:table-cell>
          <table:table-cell office:value-type="float" office:value="0.519683">
            <text:p>0,519683</text:p>
          </table:table-cell>
          <table:table-cell office:value-type="float" office:value="0.723911">
            <text:p>0,723911</text:p>
          </table:table-cell>
          <table:table-cell office:value-type="float" office:value="0.062365">
            <text:p>0,0623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8">
            <text:p>1,008</text:p>
          </table:table-cell>
          <table:table-cell office:value-type="float" office:value="0.06301">
            <text:p>0,06301</text:p>
          </table:table-cell>
          <table:table-cell office:value-type="float" office:value="0.550378">
            <text:p>0,550378</text:p>
          </table:table-cell>
          <table:table-cell office:value-type="float" office:value="0.730046">
            <text:p>0,730046</text:p>
          </table:table-cell>
          <table:table-cell office:value-type="float" office:value="0.037494">
            <text:p>0,0374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19">
            <text:p>1,019</text:p>
          </table:table-cell>
          <table:table-cell office:value-type="float" office:value="0.06369">
            <text:p>0,06369</text:p>
          </table:table-cell>
          <table:table-cell office:value-type="float" office:value="0.542178">
            <text:p>0,542178</text:p>
          </table:table-cell>
          <table:table-cell office:value-type="float" office:value="0.721439">
            <text:p>0,721439</text:p>
          </table:table-cell>
          <table:table-cell office:value-type="float" office:value="0.037527">
            <text:p>0,037527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4">
            <text:p>1,004</text:p>
          </table:table-cell>
          <table:table-cell office:value-type="float" office:value="0.06274">
            <text:p>0,06274</text:p>
          </table:table-cell>
          <table:table-cell office:value-type="float" office:value="0.553222">
            <text:p>0,553222</text:p>
          </table:table-cell>
          <table:table-cell office:value-type="float" office:value="0.733051">
            <text:p>0,733051</text:p>
          </table:table-cell>
          <table:table-cell office:value-type="float" office:value="0.037576">
            <text:p>0,0375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9">
            <text:p>1,009</text:p>
          </table:table-cell>
          <table:table-cell office:value-type="float" office:value="0.06304">
            <text:p>0,06304</text:p>
          </table:table-cell>
          <table:table-cell office:value-type="float" office:value="0.548792">
            <text:p>0,548792</text:p>
          </table:table-cell>
          <table:table-cell office:value-type="float" office:value="0.728861">
            <text:p>0,728861</text:p>
          </table:table-cell>
          <table:table-cell office:value-type="float" office:value="0.037475">
            <text:p>0,03747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625">
            <text:p>0,0625</text:p>
          </table:table-cell>
          <table:table-cell office:value-type="float" office:value="0.555584">
            <text:p>0,555584</text:p>
          </table:table-cell>
          <table:table-cell office:value-type="float" office:value="0.734944">
            <text:p>0,734944</text:p>
          </table:table-cell>
          <table:table-cell office:value-type="float" office:value="0.037476">
            <text:p>0,0374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2943">
            <text:p>0,632943</text:p>
          </table:table-cell>
          <table:table-cell office:value-type="float" office:value="0.803389">
            <text:p>0,803389</text:p>
          </table:table-cell>
          <table:table-cell office:value-type="float" office:value="0.02925">
            <text:p>0,0292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3">
            <text:p>0,933</text:p>
          </table:table-cell>
          <table:table-cell office:value-type="float" office:value="0.04664">
            <text:p>0,04664</text:p>
          </table:table-cell>
          <table:table-cell office:value-type="float" office:value="0.619269">
            <text:p>0,619269</text:p>
          </table:table-cell>
          <table:table-cell office:value-type="float" office:value="0.789784">
            <text:p>0,789784</text:p>
          </table:table-cell>
          <table:table-cell office:value-type="float" office:value="0.029309">
            <text:p>0,02930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1118">
            <text:p>0,631118</text:p>
          </table:table-cell>
          <table:table-cell office:value-type="float" office:value="0.802302">
            <text:p>0,802302</text:p>
          </table:table-cell>
          <table:table-cell office:value-type="float" office:value="0.029612">
            <text:p>0,02961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899">
            <text:p>0,899</text:p>
          </table:table-cell>
          <table:table-cell office:value-type="float" office:value="0.04494">
            <text:p>0,04494</text:p>
          </table:table-cell>
          <table:table-cell office:value-type="float" office:value="0.649092">
            <text:p>0,649092</text:p>
          </table:table-cell>
          <table:table-cell office:value-type="float" office:value="0.819502">
            <text:p>0,819502</text:p>
          </table:table-cell>
          <table:table-cell office:value-type="float" office:value="0.0294">
            <text:p>0,02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9">
            <text:p>0,939</text:p>
          </table:table-cell>
          <table:table-cell office:value-type="float" office:value="0.04693">
            <text:p>0,04693</text:p>
          </table:table-cell>
          <table:table-cell office:value-type="float" office:value="0.613591">
            <text:p>0,613591</text:p>
          </table:table-cell>
          <table:table-cell office:value-type="float" office:value="0.785367">
            <text:p>0,785367</text:p>
          </table:table-cell>
          <table:table-cell office:value-type="float" office:value="0.029622">
            <text:p>0,02962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7">
            <text:p>1,087</text:p>
          </table:table-cell>
          <table:table-cell office:value-type="float" office:value="0.54335">
            <text:p>0,54335</text:p>
          </table:table-cell>
          <table:table-cell office:value-type="float" office:value="0.485508">
            <text:p>0,485508</text:p>
          </table:table-cell>
          <table:table-cell office:value-type="float" office:value="1.420608">
            <text:p>1,420608</text:p>
          </table:table-cell>
          <table:table-cell office:value-type="float" office:value="0.736681">
            <text:p>0,73668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">
            <text:p>1,08</text:p>
          </table:table-cell>
          <table:table-cell office:value-type="float" office:value="0.5401">
            <text:p>0,5401</text:p>
          </table:table-cell>
          <table:table-cell office:value-type="float" office:value="0.484889">
            <text:p>0,484889</text:p>
          </table:table-cell>
          <table:table-cell office:value-type="float" office:value="1.423334">
            <text:p>1,423334</text:p>
          </table:table-cell>
          <table:table-cell office:value-type="float" office:value="0.73384">
            <text:p>0,7338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79">
            <text:p>1,079</text:p>
          </table:table-cell>
          <table:table-cell office:value-type="float" office:value="0.53952">
            <text:p>0,53952</text:p>
          </table:table-cell>
          <table:table-cell office:value-type="float" office:value="0.492647">
            <text:p>0,492647</text:p>
          </table:table-cell>
          <table:table-cell office:value-type="float" office:value="1.426075">
            <text:p>1,426075</text:p>
          </table:table-cell>
          <table:table-cell office:value-type="float" office:value="0.734628">
            <text:p>0,73462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92">
            <text:p>1,092</text:p>
          </table:table-cell>
          <table:table-cell office:value-type="float" office:value="0.54585">
            <text:p>0,54585</text:p>
          </table:table-cell>
          <table:table-cell office:value-type="float" office:value="0.477513">
            <text:p>0,477513</text:p>
          </table:table-cell>
          <table:table-cell office:value-type="float" office:value="1.409132">
            <text:p>1,409132</text:p>
          </table:table-cell>
          <table:table-cell office:value-type="float" office:value="0.73369">
            <text:p>0,7336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6">
            <text:p>1,086</text:p>
          </table:table-cell>
          <table:table-cell office:value-type="float" office:value="0.54295">
            <text:p>0,54295</text:p>
          </table:table-cell>
          <table:table-cell office:value-type="float" office:value="0.478729">
            <text:p>0,478729</text:p>
          </table:table-cell>
          <table:table-cell office:value-type="float" office:value="1.41153">
            <text:p>1,41153</text:p>
          </table:table-cell>
          <table:table-cell office:value-type="float" office:value="0.731802">
            <text:p>0,7318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38">
            <text:p>1,038</text:p>
          </table:table-cell>
          <table:table-cell office:value-type="float" office:value="0.25951">
            <text:p>0,25951</text:p>
          </table:table-cell>
          <table:table-cell office:value-type="float" office:value="0.870071">
            <text:p>0,870071</text:p>
          </table:table-cell>
          <table:table-cell office:value-type="float" office:value="1.494187">
            <text:p>1,494187</text:p>
          </table:table-cell>
          <table:table-cell office:value-type="float" office:value="0.349585">
            <text:p>0,34958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8">
            <text:p>1,058</text:p>
          </table:table-cell>
          <table:table-cell office:value-type="float" office:value="0.26451">
            <text:p>0,26451</text:p>
          </table:table-cell>
          <table:table-cell office:value-type="float" office:value="0.843102">
            <text:p>0,843102</text:p>
          </table:table-cell>
          <table:table-cell office:value-type="float" office:value="1.463911">
            <text:p>1,463911</text:p>
          </table:table-cell>
          <table:table-cell office:value-type="float" office:value="0.348838">
            <text:p>0,3488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1">
            <text:p>1,061</text:p>
          </table:table-cell>
          <table:table-cell office:value-type="float" office:value="0.26514">
            <text:p>0,26514</text:p>
          </table:table-cell>
          <table:table-cell office:value-type="float" office:value="0.84212">
            <text:p>0,84212</text:p>
          </table:table-cell>
          <table:table-cell office:value-type="float" office:value="1.463037">
            <text:p>1,463037</text:p>
          </table:table-cell>
          <table:table-cell office:value-type="float" office:value="0.349445">
            <text:p>0,34944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">
            <text:p>1,06</text:p>
          </table:table-cell>
          <table:table-cell office:value-type="float" office:value="0.26509">
            <text:p>0,26509</text:p>
          </table:table-cell>
          <table:table-cell office:value-type="float" office:value="0.840875">
            <text:p>0,840875</text:p>
          </table:table-cell>
          <table:table-cell office:value-type="float" office:value="1.461872">
            <text:p>1,461872</text:p>
          </table:table-cell>
          <table:table-cell office:value-type="float" office:value="0.349354">
            <text:p>0,34935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5">
            <text:p>1,055</text:p>
          </table:table-cell>
          <table:table-cell office:value-type="float" office:value="0.26385">
            <text:p>0,26385</text:p>
          </table:table-cell>
          <table:table-cell office:value-type="float" office:value="0.848371">
            <text:p>0,848371</text:p>
          </table:table-cell>
          <table:table-cell office:value-type="float" office:value="1.473219">
            <text:p>1,473219</text:p>
          </table:table-cell>
          <table:table-cell office:value-type="float" office:value="0.350406">
            <text:p>0,35040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4">
            <text:p>1,114</text:p>
          </table:table-cell>
          <table:table-cell office:value-type="float" office:value="0.13926">
            <text:p>0,13926</text:p>
          </table:table-cell>
          <table:table-cell office:value-type="float" office:value="0.91945">
            <text:p>0,91945</text:p>
          </table:table-cell>
          <table:table-cell office:value-type="float" office:value="1.381925">
            <text:p>1,381925</text:p>
          </table:table-cell>
          <table:table-cell office:value-type="float" office:value="0.16638">
            <text:p>0,166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3">
            <text:p>1,113</text:p>
          </table:table-cell>
          <table:table-cell office:value-type="float" office:value="0.13912">
            <text:p>0,13912</text:p>
          </table:table-cell>
          <table:table-cell office:value-type="float" office:value="0.920272">
            <text:p>0,920272</text:p>
          </table:table-cell>
          <table:table-cell office:value-type="float" office:value="1.381778">
            <text:p>1,381778</text:p>
          </table:table-cell>
          <table:table-cell office:value-type="float" office:value="0.166186">
            <text:p>0,16618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9">
            <text:p>1,119</text:p>
          </table:table-cell>
          <table:table-cell office:value-type="float" office:value="0.13983">
            <text:p>0,13983</text:p>
          </table:table-cell>
          <table:table-cell office:value-type="float" office:value="0.915735">
            <text:p>0,915735</text:p>
          </table:table-cell>
          <table:table-cell office:value-type="float" office:value="1.377387">
            <text:p>1,377387</text:p>
          </table:table-cell>
          <table:table-cell office:value-type="float" office:value="0.166702">
            <text:p>0,1667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085">
            <text:p>1,085</text:p>
          </table:table-cell>
          <table:table-cell office:value-type="float" office:value="0.13566">
            <text:p>0,13566</text:p>
          </table:table-cell>
          <table:table-cell office:value-type="float" office:value="0.957182">
            <text:p>0,957182</text:p>
          </table:table-cell>
          <table:table-cell office:value-type="float" office:value="1.420465">
            <text:p>1,420465</text:p>
          </table:table-cell>
          <table:table-cell office:value-type="float" office:value="0.166639">
            <text:p>0,16663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">
            <text:p>1,11</text:p>
          </table:table-cell>
          <table:table-cell office:value-type="float" office:value="0.13873">
            <text:p>0,13873</text:p>
          </table:table-cell>
          <table:table-cell office:value-type="float" office:value="0.924486">
            <text:p>0,924486</text:p>
          </table:table-cell>
          <table:table-cell office:value-type="float" office:value="1.387024">
            <text:p>1,387024</text:p>
          </table:table-cell>
          <table:table-cell office:value-type="float" office:value="0.16642">
            <text:p>0,1664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">
            <text:p>1,12</text:p>
          </table:table-cell>
          <table:table-cell office:value-type="float" office:value="0.11201">
            <text:p>0,11201</text:p>
          </table:table-cell>
          <table:table-cell office:value-type="float" office:value="0.943936">
            <text:p>0,943936</text:p>
          </table:table-cell>
          <table:table-cell office:value-type="float" office:value="1.373128">
            <text:p>1,373128</text:p>
          </table:table-cell>
          <table:table-cell office:value-type="float" office:value="0.130307">
            <text:p>0,13030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8">
            <text:p>1,118</text:p>
          </table:table-cell>
          <table:table-cell office:value-type="float" office:value="0.11184">
            <text:p>0,11184</text:p>
          </table:table-cell>
          <table:table-cell office:value-type="float" office:value="0.946523">
            <text:p>0,946523</text:p>
          </table:table-cell>
          <table:table-cell office:value-type="float" office:value="1.374519">
            <text:p>1,374519</text:p>
          </table:table-cell>
          <table:table-cell office:value-type="float" office:value="0.130351">
            <text:p>0,1303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2">
            <text:p>1,112</text:p>
          </table:table-cell>
          <table:table-cell office:value-type="float" office:value="0.11118">
            <text:p>0,11118</text:p>
          </table:table-cell>
          <table:table-cell office:value-type="float" office:value="0.95446">
            <text:p>0,95446</text:p>
          </table:table-cell>
          <table:table-cell office:value-type="float" office:value="1.384261">
            <text:p>1,384261</text:p>
          </table:table-cell>
          <table:table-cell office:value-type="float" office:value="0.130433">
            <text:p>0,13043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7">
            <text:p>1,127</text:p>
          </table:table-cell>
          <table:table-cell office:value-type="float" office:value="0.11273">
            <text:p>0,11273</text:p>
          </table:table-cell>
          <table:table-cell office:value-type="float" office:value="0.938788">
            <text:p>0,938788</text:p>
          </table:table-cell>
          <table:table-cell office:value-type="float" office:value="1.365957">
            <text:p>1,365957</text:p>
          </table:table-cell>
          <table:table-cell office:value-type="float" office:value="0.130523">
            <text:p>0,13052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3">
            <text:p>1,123</text:p>
          </table:table-cell>
          <table:table-cell office:value-type="float" office:value="0.11226">
            <text:p>0,11226</text:p>
          </table:table-cell>
          <table:table-cell office:value-type="float" office:value="0.940616">
            <text:p>0,940616</text:p>
          </table:table-cell>
          <table:table-cell office:value-type="float" office:value="1.370375">
            <text:p>1,370375</text:p>
          </table:table-cell>
          <table:table-cell office:value-type="float" office:value="0.130363">
            <text:p>0,13036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4">
            <text:p>1,074</text:p>
          </table:table-cell>
          <table:table-cell office:value-type="float" office:value="0.06715">
            <text:p>0,06715</text:p>
          </table:table-cell>
          <table:table-cell office:value-type="float" office:value="1.059692">
            <text:p>1,059692</text:p>
          </table:table-cell>
          <table:table-cell office:value-type="float" office:value="1.434786">
            <text:p>1,434786</text:p>
          </table:table-cell>
          <table:table-cell office:value-type="float" office:value="0.079111">
            <text:p>0,07911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7">
            <text:p>1,077</text:p>
          </table:table-cell>
          <table:table-cell office:value-type="float" office:value="0.06732">
            <text:p>0,06732</text:p>
          </table:table-cell>
          <table:table-cell office:value-type="float" office:value="1.057468">
            <text:p>1,057468</text:p>
          </table:table-cell>
          <table:table-cell office:value-type="float" office:value="1.434058">
            <text:p>1,434058</text:p>
          </table:table-cell>
          <table:table-cell office:value-type="float" office:value="0.079348">
            <text:p>0,07934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6">
            <text:p>1,06</text:p>
          </table:table-cell>
          <table:table-cell office:value-type="float" office:value="0.06627">
            <text:p>0,06627</text:p>
          </table:table-cell>
          <table:table-cell office:value-type="float" office:value="1.075086">
            <text:p>1,075086</text:p>
          </table:table-cell>
          <table:table-cell office:value-type="float" office:value="1.453252">
            <text:p>1,453252</text:p>
          </table:table-cell>
          <table:table-cell office:value-type="float" office:value="0.079131">
            <text:p>0,07913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58">
            <text:p>1,058</text:p>
          </table:table-cell>
          <table:table-cell office:value-type="float" office:value="0.06614">
            <text:p>0,06614</text:p>
          </table:table-cell>
          <table:table-cell office:value-type="float" office:value="1.081468">
            <text:p>1,081468</text:p>
          </table:table-cell>
          <table:table-cell office:value-type="float" office:value="1.457967">
            <text:p>1,457967</text:p>
          </table:table-cell>
          <table:table-cell office:value-type="float" office:value="0.079256">
            <text:p>0,07925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83">
            <text:p>1,083</text:p>
          </table:table-cell>
          <table:table-cell office:value-type="float" office:value="0.06766">
            <text:p>0,06766</text:p>
          </table:table-cell>
          <table:table-cell office:value-type="float" office:value="1.0504">
            <text:p>1,0504</text:p>
          </table:table-cell>
          <table:table-cell office:value-type="float" office:value="1.426523">
            <text:p>1,426523</text:p>
          </table:table-cell>
          <table:table-cell office:value-type="float" office:value="0.079066">
            <text:p>0,07906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">
            <text:p>1,04</text:p>
          </table:table-cell>
          <table:table-cell office:value-type="float" office:value="0.05199">
            <text:p>0,05199</text:p>
          </table:table-cell>
          <table:table-cell office:value-type="float" office:value="1.126196">
            <text:p>1,126196</text:p>
          </table:table-cell>
          <table:table-cell office:value-type="float" office:value="1.483371">
            <text:p>1,483371</text:p>
          </table:table-cell>
          <table:table-cell office:value-type="float" office:value="0.061805">
            <text:p>0,06180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7">
            <text:p>1,057</text:p>
          </table:table-cell>
          <table:table-cell office:value-type="float" office:value="0.05286">
            <text:p>0,05286</text:p>
          </table:table-cell>
          <table:table-cell office:value-type="float" office:value="1.10132">
            <text:p>1,10132</text:p>
          </table:table-cell>
          <table:table-cell office:value-type="float" office:value="1.45917">
            <text:p>1,45917</text:p>
          </table:table-cell>
          <table:table-cell office:value-type="float" office:value="0.061864">
            <text:p>0,06186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2">
            <text:p>1,042</text:p>
          </table:table-cell>
          <table:table-cell office:value-type="float" office:value="0.05209">
            <text:p>0,05209</text:p>
          </table:table-cell>
          <table:table-cell office:value-type="float" office:value="1.121951">
            <text:p>1,121951</text:p>
          </table:table-cell>
          <table:table-cell office:value-type="float" office:value="1.479987">
            <text:p>1,479987</text:p>
          </table:table-cell>
          <table:table-cell office:value-type="float" office:value="0.06187">
            <text:p>0,0618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61">
            <text:p>1,061</text:p>
          </table:table-cell>
          <table:table-cell office:value-type="float" office:value="0.05306">
            <text:p>0,05306</text:p>
          </table:table-cell>
          <table:table-cell office:value-type="float" office:value="1.095578">
            <text:p>1,095578</text:p>
          </table:table-cell>
          <table:table-cell office:value-type="float" office:value="1.454865">
            <text:p>1,454865</text:p>
          </table:table-cell>
          <table:table-cell office:value-type="float" office:value="0.061951">
            <text:p>0,0619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3">
            <text:p>1,053</text:p>
          </table:table-cell>
          <table:table-cell office:value-type="float" office:value="0.05264">
            <text:p>0,05264</text:p>
          </table:table-cell>
          <table:table-cell office:value-type="float" office:value="1.105847">
            <text:p>1,105847</text:p>
          </table:table-cell>
          <table:table-cell office:value-type="float" office:value="1.463417">
            <text:p>1,463417</text:p>
          </table:table-cell>
          <table:table-cell office:value-type="float" office:value="0.061914">
            <text:p>0,061914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5106" number:language="de" number:country="DE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.01.2013</text:date>, <text:time>16:57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30T16:57:58.53</dc:date>
    <meta:generator>OpenOffice.org/3.4.1$Win32 OpenOffice.org_project/341m1$Build-9593</meta:generator>
    <meta:editing-duration>PT8H43M44S</meta:editing-duration>
    <meta:editing-cycles>40</meta:editing-cycles>
    <meta:document-statistic meta:table-count="3" meta:cell-count="167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2cm" svg:y="0.387cm" chart:style-name="ch2">
          <text:p>Laufzeit 4/(1+x^2)</text:p>
        </chart:title>
        <chart:legend svg:x="1.924cm" svg:y="2.14cm" style:legend-expansion="custom" chartooo:width="3.013cm" chartooo:height="1.672cm" style:legend-expansion-aspect-ratio="1.80203349282297" chart:style-name="ch3"/>
        <chart:plot-area chart:style-name="ch4" table:cell-range-address="'1. Funktion'.G2:'1. Funktion'.J14" chart:data-source-has-labels="both" svg:x="0.77cm" svg:y="1.635cm" svg:width="11.367cm" svg:height="6.765cm">
          <chartooo:coordinate-region svg:x="1.868cm" svg:y="1.847cm" svg:width="9.897cm" svg:height="5.88cm"/>
          <chart:axis chart:dimension="x" chart:name="primary-x" chart:style-name="ch5" chartooo:axis-type="auto">
            <chartooo:date-scale/>
            <chart:categories table:cell-range-address="'1. Funktion'.G3:'1. Funktion'.G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H3:'1. Funktion'.H14" chart:label-cell-address="'1. Funktion'.H2:'1. Funktion'.H2" chart:class="chart:line">
            <chart:data-point chart:repeated="12"/>
          </chart:series>
          <chart:series chart:style-name="ch8" chart:values-cell-range-address="'1. Funktion'.I3:'1. Funktion'.I14" chart:label-cell-address="'1. Funktion'.I2:'1. Funktion'.I2" chart:class="chart:line">
            <chart:data-point chart:repeated="12"/>
          </chart:series>
          <chart:series chart:style-name="ch9" chart:values-cell-range-address="'1. Funktion'.J3:'1. Funktion'.J14" chart:label-cell-address="'1. Funktion'.J2:'1. Funktion'.J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1. Funktion'.H2:'1. Funktion'.H2</svg:desc>
                </draw:g>
              </table:table-cell>
              <table:table-cell office:value-type="string">
                <text:p>Laufzeit p=4</text:p>
                <draw:g>
                  <svg:desc>'1. Funktion'.I2:'1. Funktion'.I2</svg:desc>
                </draw:g>
              </table:table-cell>
              <table:table-cell office:value-type="string">
                <text:p>Laufzeit p=8</text:p>
                <draw:g>
                  <svg:desc>'1. Funktion'.J2:'1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G3:'1. Funktion'.G14</svg:desc>
                </draw:g>
              </table:table-cell>
              <table:table-cell office:value-type="float" office:value="0.001044">
                <text:p>0.001044</text:p>
                <draw:g>
                  <svg:desc>'1. Funktion'.H3:'1. Funktion'.H14</svg:desc>
                </draw:g>
              </table:table-cell>
              <table:table-cell office:value-type="float" office:value="0.002381">
                <text:p>0.002381</text:p>
                <draw:g>
                  <svg:desc>'1. Funktion'.I3:'1. Funktion'.I14</svg:desc>
                </draw:g>
              </table:table-cell>
              <table:table-cell office:value-type="float" office:value="0.005127">
                <text:p>0.005127</text:p>
                <draw:g>
                  <svg:desc>'1. Funktion'.J3:'1. Funktion'.J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061">
                <text:p>0.001061</text:p>
              </table:table-cell>
              <table:table-cell office:value-type="float" office:value="0.002399">
                <text:p>0.002399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089">
                <text:p>0.001089</text:p>
              </table:table-cell>
              <table:table-cell office:value-type="float" office:value="0.002425">
                <text:p>0.002425</text:p>
              </table:table-cell>
              <table:table-cell office:value-type="float" office:value="0.005158">
                <text:p>0.005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147">
                <text:p>0.001147</text:p>
              </table:table-cell>
              <table:table-cell office:value-type="float" office:value="0.002485">
                <text:p>0.002485</text:p>
              </table:table-cell>
              <table:table-cell office:value-type="float" office:value="0.005215">
                <text:p>0.0052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99">
                <text:p>0.002599</text:p>
              </table:table-cell>
              <table:table-cell office:value-type="float" office:value="0.005327">
                <text:p>0.0053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488">
                <text:p>0.001488</text:p>
              </table:table-cell>
              <table:table-cell office:value-type="float" office:value="0.00283">
                <text:p>0.00283</text:p>
              </table:table-cell>
              <table:table-cell office:value-type="float" office:value="0.005568">
                <text:p>0.0055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1946">
                <text:p>0.001946</text:p>
              </table:table-cell>
              <table:table-cell office:value-type="float" office:value="0.003287">
                <text:p>0.003287</text:p>
              </table:table-cell>
              <table:table-cell office:value-type="float" office:value="0.006043">
                <text:p>0.0060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2861">
                <text:p>0.002861</text:p>
              </table:table-cell>
              <table:table-cell office:value-type="float" office:value="0.004195">
                <text:p>0.004195</text:p>
              </table:table-cell>
              <table:table-cell office:value-type="float" office:value="0.006952">
                <text:p>0.0069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4688">
                <text:p>0.004688</text:p>
              </table:table-cell>
              <table:table-cell office:value-type="float" office:value="0.006023">
                <text:p>0.006023</text:p>
              </table:table-cell>
              <table:table-cell office:value-type="float" office:value="0.008803">
                <text:p>0.0088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8342">
                <text:p>0.008342</text:p>
              </table:table-cell>
              <table:table-cell office:value-type="float" office:value="0.009675">
                <text:p>0.009675</text:p>
              </table:table-cell>
              <table:table-cell office:value-type="float" office:value="0.012456">
                <text:p>0.01245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15661">
                <text:p>0.015661</text:p>
              </table:table-cell>
              <table:table-cell office:value-type="float" office:value="0.017068">
                <text:p>0.017068</text:p>
              </table:table-cell>
              <table:table-cell office:value-type="float" office:value="0.019789">
                <text:p>0.01978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0326">
                <text:p>0.030326</text:p>
              </table:table-cell>
              <table:table-cell office:value-type="float" office:value="0.031653">
                <text:p>0.031653</text:p>
              </table:table-cell>
              <table:table-cell office:value-type="float" office:value="0.034461">
                <text:p>0.034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46cm" svg:y="0.567cm" chart:style-name="ch2">
          <text:p>Anteil Phase 1 in Prozent</text:p>
        </chart:title>
        <chart:legend svg:x="7.433cm" svg:y="1.908cm" style:legend-expansion="custom" chartooo:width="3.727cm" chartooo:height="1.672cm" style:legend-expansion-aspect-ratio="2.22906698564593" chart:style-name="ch3"/>
        <chart:plot-area chart:style-name="ch4" table:cell-range-address="MPI.J3:MPI.J8 MPI.I46:MPI.I48 MPI.Q3:MPI.Q20" chart:data-source-has-labels="both" svg:x="0.77cm" svg:y="1.635cm" svg:width="10.654cm" svg:height="6.765cm">
          <chartooo:coordinate-region svg:x="1.868cm" svg:y="1.848cm" svg:width="9.369cm" svg:height="5.879cm"/>
          <chart:axis chart:dimension="x" chart:name="primary-x" chart:style-name="ch5" chartooo:axis-type="auto">
            <chartooo:date-scale/>
            <chart:categories table:cell-range-address="MPI.J3:MPI.J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PI.Q3:MPI.Q8" chart:label-cell-address="MPI.I46:MPI.I46" chart:class="chart:line">
            <chart:data-point chart:repeated="6"/>
          </chart:series>
          <chart:series chart:style-name="ch9" chart:values-cell-range-address="MPI.Q9:MPI.Q14" chart:label-cell-address="MPI.I47:MPI.I47" chart:class="chart:line">
            <chart:data-point chart:repeated="6"/>
          </chart:series>
          <chart:series chart:style-name="ch10" chart:values-cell-range-address="MPI.Q15:MPI.Q20" chart:label-cell-address="MPI.I48:MPI.I4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50586558191089">
                <text:p>0.50586558191089</text:p>
                <draw:g>
                  <svg:desc>MPI.Q3:MPI.Q8</svg:desc>
                </draw:g>
              </table:table-cell>
              <table:table-cell office:value-type="float" office:value="0.505711037605723">
                <text:p>0.505711037605723</text:p>
                <draw:g>
                  <svg:desc>MPI.Q9:MPI.Q14</svg:desc>
                </draw:g>
              </table:table-cell>
              <table:table-cell office:value-type="float" office:value="0.517671297769931">
                <text:p>0.517671297769931</text:p>
                <draw:g>
                  <svg:desc>MPI.Q15:MPI.Q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25156766405936">
                <text:p>0.225156766405936</text:p>
              </table:table-cell>
              <table:table-cell office:value-type="float" office:value="0.219958197768127">
                <text:p>0.219958197768127</text:p>
              </table:table-cell>
              <table:table-cell office:value-type="float" office:value="0.237571276358285">
                <text:p>0.2375712763582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30713685944757">
                <text:p>0.0930713685944757</text:p>
              </table:table-cell>
              <table:table-cell office:value-type="float" office:value="0.10895228941408">
                <text:p>0.10895228941408</text:p>
              </table:table-cell>
              <table:table-cell office:value-type="float" office:value="0.11978377161719">
                <text:p>0.119783771617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6358055144439">
                <text:p>0.076358055144439</text:p>
              </table:table-cell>
              <table:table-cell office:value-type="float" office:value="0.0859274079143389">
                <text:p>0.0859274079143389</text:p>
              </table:table-cell>
              <table:table-cell office:value-type="float" office:value="0.0949263566794404">
                <text:p>0.0949263566794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49617321003018">
                <text:p>0.0449617321003018</text:p>
              </table:table-cell>
              <table:table-cell office:value-type="float" office:value="0.0514063789541603">
                <text:p>0.0514063789541603</text:p>
              </table:table-cell>
              <table:table-cell office:value-type="float" office:value="0.054937525202641">
                <text:p>0.0549375252026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36194775725158">
                <text:p>0.0336194775725158</text:p>
              </table:table-cell>
              <table:table-cell office:value-type="float" office:value="0.0367950856226365">
                <text:p>0.0367950856226365</text:p>
              </table:table-cell>
              <table:table-cell office:value-type="float" office:value="0.0421484822519586">
                <text:p>0.04214848225195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9cm" svg:y="0.316cm" chart:style-name="ch2">
          <text:p>Kommunikationsoverhead 4/(1+x^2)</text:p>
        </chart:title>
        <chart:legend chart:legend-position="end" svg:x="9.946cm" svg:y="3.664cm" style:legend-expansion="high" chart:style-name="ch3"/>
        <chart:plot-area chart:style-name="ch4" table:cell-range-address="'1. Funktion'.V2:'1. Funktion'.Y14" chart:data-source-has-labels="both" svg:x="0.77cm" svg:y="1.635cm" svg:width="8.536cm" svg:height="6.765cm">
          <chartooo:coordinate-region svg:x="1.497cm" svg:y="1.848cm" svg:width="7.437cm" svg:height="5.455cm"/>
          <chart:axis chart:dimension="x" chart:name="primary-x" chart:style-name="ch5" chartooo:axis-type="auto">
            <chartooo:date-scale/>
            <chart:categories table:cell-range-address="'1. Funktion'.V3:'1. Funktion'.V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W3:'1. Funktion'.W14" chart:label-cell-address="'1. Funktion'.W2:'1. Funktion'.W2" chart:class="chart:line">
            <chart:data-point chart:repeated="12"/>
          </chart:series>
          <chart:series chart:style-name="ch8" chart:values-cell-range-address="'1. Funktion'.X3:'1. Funktion'.X14" chart:label-cell-address="'1. Funktion'.X2:'1. Funktion'.X2" chart:class="chart:line">
            <chart:data-point chart:repeated="12"/>
          </chart:series>
          <chart:series chart:style-name="ch9" chart:values-cell-range-address="'1. Funktion'.Y3:'1. Funktion'.Y14" chart:label-cell-address="'1. Funktion'.Y2:'1. Funktion'.Y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1. Funktion'.W2:'1. Funktion'.W2</svg:desc>
                </draw:g>
              </table:table-cell>
              <table:table-cell office:value-type="string">
                <text:p>Kommunikationsoverhead p =4</text:p>
                <draw:g>
                  <svg:desc>'1. Funktion'.X2:'1. Funktion'.X2</svg:desc>
                </draw:g>
              </table:table-cell>
              <table:table-cell office:value-type="string">
                <text:p>Kommunikationsoverhead p =8</text:p>
                <draw:g>
                  <svg:desc>'1. Funktion'.Y2:'1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V3:'1. Funktion'.V14</svg:desc>
                </draw:g>
              </table:table-cell>
              <table:table-cell office:value-type="float" office:value="0.946360153256705">
                <text:p>0.946360153256705</text:p>
                <draw:g>
                  <svg:desc>'1. Funktion'.W3:'1. Funktion'.W14</svg:desc>
                </draw:g>
              </table:table-cell>
              <table:table-cell office:value-type="float" office:value="0.976060478790424">
                <text:p>0.976060478790424</text:p>
                <draw:g>
                  <svg:desc>'1. Funktion'.X3:'1. Funktion'.X14</svg:desc>
                </draw:g>
              </table:table-cell>
              <table:table-cell office:value-type="float" office:value="0.98888238736103">
                <text:p>0.98888238736103</text:p>
                <draw:g>
                  <svg:desc>'1. Funktion'.Y3:'1. Funktion'.Y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33081998114986">
                <text:p>0.933081998114986</text:p>
              </table:table-cell>
              <table:table-cell office:value-type="float" office:value="0.970404335139641">
                <text:p>0.970404335139641</text:p>
              </table:table-cell>
              <table:table-cell office:value-type="float" office:value="0.9861328125">
                <text:p>0.9861328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10009182736455">
                <text:p>0.910009182736455</text:p>
              </table:table-cell>
              <table:table-cell office:value-type="float" office:value="0.959175257731959">
                <text:p>0.959175257731959</text:p>
              </table:table-cell>
              <table:table-cell office:value-type="float" office:value="0.980612640558356">
                <text:p>0.9806126405583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63121185701831">
                <text:p>0.863121185701831</text:p>
              </table:table-cell>
              <table:table-cell office:value-type="float" office:value="0.937223340040241">
                <text:p>0.937223340040241</text:p>
              </table:table-cell>
              <table:table-cell office:value-type="float" office:value="0.969894534995206">
                <text:p>0.9698945349952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5544082605242">
                <text:p>0.785544082605242</text:p>
              </table:table-cell>
              <table:table-cell office:value-type="float" office:value="0.895729126587149">
                <text:p>0.895729126587149</text:p>
              </table:table-cell>
              <table:table-cell office:value-type="float" office:value="0.949127088417496">
                <text:p>0.9491270884174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63978494623656">
                <text:p>0.663978494623656</text:p>
              </table:table-cell>
              <table:table-cell office:value-type="float" office:value="0.823321554770318">
                <text:p>0.823321554770318</text:p>
              </table:table-cell>
              <table:table-cell office:value-type="float" office:value="0.910021551724138">
                <text:p>0.9100215517241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508221993833505">
                <text:p>0.508221993833505</text:p>
              </table:table-cell>
              <table:table-cell office:value-type="float" office:value="0.708548828719197">
                <text:p>0.708548828719197</text:p>
              </table:table-cell>
              <table:table-cell office:value-type="float" office:value="0.838656296541453">
                <text:p>0.8386562965414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344984271233834">
                <text:p>0.344984271233834</text:p>
              </table:table-cell>
              <table:table-cell office:value-type="float" office:value="0.553277711561382">
                <text:p>0.553277711561382</text:p>
              </table:table-cell>
              <table:table-cell office:value-type="float" office:value="0.727848101265823">
                <text:p>0.7278481012658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09684300341297">
                <text:p>0.209684300341297</text:p>
              </table:table-cell>
              <table:table-cell office:value-type="float" office:value="0.384359953511539">
                <text:p>0.384359953511539</text:p>
              </table:table-cell>
              <table:table-cell office:value-type="float" office:value="0.576848801544928">
                <text:p>0.5768488015449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16878446415728">
                <text:p>0.116878446415728</text:p>
              </table:table-cell>
              <table:table-cell office:value-type="float" office:value="0.238139534883721">
                <text:p>0.238139534883721</text:p>
              </table:table-cell>
              <table:table-cell office:value-type="float" office:value="0.40655105973025">
                <text:p>0.406551059730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618095907030203">
                <text:p>0.0618095907030203</text:p>
              </table:table-cell>
              <table:table-cell office:value-type="float" office:value="0.138563393484884">
                <text:p>0.138563393484884</text:p>
              </table:table-cell>
              <table:table-cell office:value-type="float" office:value="0.255950275405528">
                <text:p>0.25595027540552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24144298621645">
                <text:p>0.0324144298621645</text:p>
              </table:table-cell>
              <table:table-cell office:value-type="float" office:value="0.0722838277572426">
                <text:p>0.0722838277572426</text:p>
              </table:table-cell>
              <table:table-cell office:value-type="float" office:value="0.147122834508575">
                <text:p>0.1471228345085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52cm" svg:y="0.456cm" chart:style-name="ch2">
          <text:p>Laufzeit x*sin(x)</text:p>
        </chart:title>
        <chart:legend svg:x="1.717cm" svg:y="2.106cm" style:legend-expansion="custom" chartooo:width="3.013cm" chartooo:height="1.672cm" style:legend-expansion-aspect-ratio="1.80203349282297" chart:style-name="ch3"/>
        <chart:plot-area chart:style-name="ch4" table:cell-range-address="'2. Funktion'.G2:'2. Funktion'.J14" chart:data-source-has-labels="both" svg:x="0.77cm" svg:y="1.635cm" svg:width="11.367cm" svg:height="6.765cm">
          <chartooo:coordinate-region svg:x="1.682cm" svg:y="1.847cm" svg:width="10.083cm" svg:height="5.88cm"/>
          <chart:axis chart:dimension="x" chart:name="primary-x" chart:style-name="ch5" chartooo:axis-type="auto">
            <chartooo:date-scale/>
            <chart:categories table:cell-range-address="'2. Funktion'.G3:'2. Funktion'.G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H3:'2. Funktion'.H14" chart:label-cell-address="'2. Funktion'.H2:'2. Funktion'.H2" chart:class="chart:line">
            <chart:data-point chart:repeated="12"/>
          </chart:series>
          <chart:series chart:style-name="ch8" chart:values-cell-range-address="'2. Funktion'.I3:'2. Funktion'.I14" chart:label-cell-address="'2. Funktion'.I2:'2. Funktion'.I2" chart:class="chart:line">
            <chart:data-point chart:repeated="12"/>
          </chart:series>
          <chart:series chart:style-name="ch9" chart:values-cell-range-address="'2. Funktion'.J3:'2. Funktion'.J14" chart:label-cell-address="'2. Funktion'.J2:'2. Funktion'.J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2. Funktion'.H2:'2. Funktion'.H2</svg:desc>
                </draw:g>
              </table:table-cell>
              <table:table-cell office:value-type="string">
                <text:p>Laufzeit p=4</text:p>
                <draw:g>
                  <svg:desc>'2. Funktion'.I2:'2. Funktion'.I2</svg:desc>
                </draw:g>
              </table:table-cell>
              <table:table-cell office:value-type="string">
                <text:p>Laufzeit p=8</text:p>
                <draw:g>
                  <svg:desc>'2. Funktion'.J2:'2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G3:'2. Funktion'.G14</svg:desc>
                </draw:g>
              </table:table-cell>
              <table:table-cell office:value-type="float" office:value="0.001118">
                <text:p>0.001118</text:p>
                <draw:g>
                  <svg:desc>'2. Funktion'.H3:'2. Funktion'.H14</svg:desc>
                </draw:g>
              </table:table-cell>
              <table:table-cell office:value-type="float" office:value="0.002463">
                <text:p>0.002463</text:p>
                <draw:g>
                  <svg:desc>'2. Funktion'.I3:'2. Funktion'.I14</svg:desc>
                </draw:g>
              </table:table-cell>
              <table:table-cell office:value-type="float" office:value="0.005231">
                <text:p>0.005231</text:p>
                <draw:g>
                  <svg:desc>'2. Funktion'.J3:'2. Funktion'.J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172">
                <text:p>0.001172</text:p>
              </table:table-cell>
              <table:table-cell office:value-type="float" office:value="0.002515">
                <text:p>0.002515</text:p>
              </table:table-cell>
              <table:table-cell office:value-type="float" office:value="0.005225">
                <text:p>0.005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273">
                <text:p>0.001273</text:p>
              </table:table-cell>
              <table:table-cell office:value-type="float" office:value="0.002604">
                <text:p>0.002604</text:p>
              </table:table-cell>
              <table:table-cell office:value-type="float" office:value="0.005345">
                <text:p>0.0053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2818">
                <text:p>0.002818</text:p>
              </table:table-cell>
              <table:table-cell office:value-type="float" office:value="0.005553">
                <text:p>0.0055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895">
                <text:p>0.001895</text:p>
              </table:table-cell>
              <table:table-cell office:value-type="float" office:value="0.003216">
                <text:p>0.003216</text:p>
              </table:table-cell>
              <table:table-cell office:value-type="float" office:value="0.005957">
                <text:p>0.0059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2718">
                <text:p>0.002718</text:p>
              </table:table-cell>
              <table:table-cell office:value-type="float" office:value="0.004042">
                <text:p>0.004042</text:p>
              </table:table-cell>
              <table:table-cell office:value-type="float" office:value="0.006791">
                <text:p>0.0067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4378">
                <text:p>0.004378</text:p>
              </table:table-cell>
              <table:table-cell office:value-type="float" office:value="0.005711">
                <text:p>0.005711</text:p>
              </table:table-cell>
              <table:table-cell office:value-type="float" office:value="0.008414">
                <text:p>0.0084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7726">
                <text:p>0.007726</text:p>
              </table:table-cell>
              <table:table-cell office:value-type="float" office:value="0.009078">
                <text:p>0.009078</text:p>
              </table:table-cell>
              <table:table-cell office:value-type="float" office:value="0.011723">
                <text:p>0.0117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14404">
                <text:p>0.014404</text:p>
              </table:table-cell>
              <table:table-cell office:value-type="float" office:value="0.015791">
                <text:p>0.015791</text:p>
              </table:table-cell>
              <table:table-cell office:value-type="float" office:value="0.018224">
                <text:p>0.0182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27817">
                <text:p>0.027817</text:p>
              </table:table-cell>
              <table:table-cell office:value-type="float" office:value="0.029242">
                <text:p>0.029242</text:p>
              </table:table-cell>
              <table:table-cell office:value-type="float" office:value="0.031592">
                <text:p>0.03159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54638">
                <text:p>0.054638</text:p>
              </table:table-cell>
              <table:table-cell office:value-type="float" office:value="0.056162">
                <text:p>0.056162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108272">
                <text:p>0.108272</text:p>
              </table:table-cell>
              <table:table-cell office:value-type="float" office:value="0.109973">
                <text:p>0.109973</text:p>
              </table:table-cell>
              <table:table-cell office:value-type="float" office:value="0.112081">
                <text:p>0.1120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32cm" svg:height="9cm" xlink:href=".." xlink:type="simple" chart:class="chart:line" chart:style-name="ch1">
        <chart:title svg:x="4.358cm" svg:y="0.421cm" chart:style-name="ch2">
          <text:p>Abweichung x*sin(x)</text:p>
        </chart:title>
        <chart:legend svg:x="7.381cm" svg:y="2.176cm" style:legend-expansion="custom" chartooo:width="3.674cm" chartooo:height="1.672cm" style:legend-expansion-aspect-ratio="2.19736842105263" chart:style-name="ch3"/>
        <chart:plot-area chart:style-name="ch4" table:cell-range-address="'2. Funktion'.O2:'2. Funktion'.R14" chart:data-source-has-labels="both" svg:x="0.772cm" svg:y="1.635cm" svg:width="10.832cm" svg:height="6.765cm">
          <chartooo:coordinate-region svg:x="1.499cm" svg:y="1.847cm" svg:width="9.733cm" svg:height="5.88cm"/>
          <chart:axis chart:dimension="x" chart:name="primary-x" chart:style-name="ch5" chartooo:axis-type="auto">
            <chartooo:date-scale/>
            <chart:categories table:cell-range-address="'2. Funktion'.O3:'2. Funktion'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P3:'2. Funktion'.P14" chart:label-cell-address="'2. Funktion'.P2:'2. Funktion'.P2" chart:class="chart:line">
            <chart:data-point chart:repeated="12"/>
          </chart:series>
          <chart:series chart:style-name="ch8" chart:values-cell-range-address="'2. Funktion'.Q3:'2. Funktion'.Q14" chart:label-cell-address="'2. Funktion'.Q2:'2. Funktion'.Q2" chart:class="chart:line">
            <chart:data-point chart:repeated="12"/>
          </chart:series>
          <chart:series chart:style-name="ch9" chart:values-cell-range-address="'2. Funktion'.R3:'2. Funktion'.R14" chart:label-cell-address="'2. Funktion'.R2:'2. Funktion'.R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2. Funktion'.P2:'2. Funktion'.P2</svg:desc>
                </draw:g>
              </table:table-cell>
              <table:table-cell office:value-type="string">
                <text:p>Abweichung p=4</text:p>
                <draw:g>
                  <svg:desc>'2. Funktion'.Q2:'2. Funktion'.Q2</svg:desc>
                </draw:g>
              </table:table-cell>
              <table:table-cell office:value-type="string">
                <text:p>Abweichung p=8</text:p>
                <draw:g>
                  <svg:desc>'2. Funktion'.R2:'2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O3:'2. Funktion'.O14</svg:desc>
                </draw:g>
              </table:table-cell>
              <table:table-cell office:value-type="float" office:value="1.49665858674157">
                <text:p>1.49665858674157</text:p>
                <draw:g>
                  <svg:desc>'2. Funktion'.P3:'2. Funktion'.P14</svg:desc>
                </draw:g>
              </table:table-cell>
              <table:table-cell office:value-type="float" office:value="1.15598158689253">
                <text:p>1.15598158689253</text:p>
                <draw:g>
                  <svg:desc>'2. Funktion'.Q3:'2. Funktion'.Q14</svg:desc>
                </draw:g>
              </table:table-cell>
              <table:table-cell office:value-type="float" office:value="1.07418215453748">
                <text:p>1.07418215453748</text:p>
                <draw:g>
                  <svg:desc>'2. Funktion'.R3:'2. Funktion'.R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7162446380613">
                <text:p>0.007162446380613</text:p>
              </table:table-cell>
              <table:table-cell office:value-type="float" office:value="0.000422811166211">
                <text:p>0.000422811166211</text:p>
              </table:table-cell>
              <table:table-cell office:value-type="float" office:value="0.000026061157155">
                <text:p>0.0000260611571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422811166211">
                <text:p>0.000422811166211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01623212878">
                <text:p>0.0000016232128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01623212877">
                <text:p>0.000001623212877</text:p>
              </table:table-cell>
              <table:table-cell office:value-type="float" office:value="0.00000010136349">
                <text:p>0.000000101363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1623212878">
                <text:p>0.000001623212878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006333855">
                <text:p>0.0000000063338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0395845">
                <text:p>0.0000000003958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024741">
                <text:p>0.0000000000247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024739">
                <text:p>0.000000000024739</text:p>
              </table:table-cell>
              <table:table-cell office:value-type="float" office:value="0.000000000001546">
                <text:p>0.00000000000154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002474">
                <text:p>0.00000000002474</text:p>
              </table:table-cell>
              <table:table-cell office:value-type="float" office:value="0.000000000001546">
                <text:p>0.000000000001546</text:p>
              </table:table-cell>
              <table:table-cell office:value-type="float" office:value="0.000000000000096">
                <text:p>0.0000000000000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0001543">
                <text:p>0.000000000001543</text:p>
              </table:table-cell>
              <table:table-cell office:value-type="float" office:value="0.000000000000096">
                <text:p>0.000000000000096</text:p>
              </table:table-cell>
              <table:table-cell office:value-type="float" office:value="7E-015">
                <text:p>7E-01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0000097">
                <text:p>0.000000000000097</text:p>
              </table:table-cell>
              <table:table-cell office:value-type="float" office:value="6E-015">
                <text:p>6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E-015">
                <text:p>7E-015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3cm" svg:y="0.318cm" chart:style-name="ch2">
          <text:p>Speedup x*sin(x)</text:p>
        </chart:title>
        <chart:legend svg:x="1.42cm" svg:y="1.968cm" style:legend-expansion="custom" chartooo:width="3.171cm" chartooo:height="1.672cm" style:legend-expansion-aspect-ratio="1.89653110047847" chart:style-name="ch3"/>
        <chart:plot-area chart:style-name="ch4" table:cell-range-address="'2. Funktion'.G39:'2. Funktion'.J51" chart:data-source-has-labels="both" svg:x="0.77cm" svg:y="1.635cm" svg:width="11.209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categories table:cell-range-address="'2. Funktion'.G40:'2. Funktion'.G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H40:'2. Funktion'.H51" chart:label-cell-address="'2. Funktion'.H39:'2. Funktion'.H39" chart:class="chart:line">
            <chart:data-point chart:repeated="12"/>
          </chart:series>
          <chart:series chart:style-name="ch8" chart:values-cell-range-address="'2. Funktion'.I40:'2. Funktion'.I51" chart:label-cell-address="'2. Funktion'.I39:'2. Funktion'.I39" chart:class="chart:line">
            <chart:data-point chart:repeated="12"/>
          </chart:series>
          <chart:series chart:style-name="ch9" chart:values-cell-range-address="'2. Funktion'.J40:'2. Funktion'.J51" chart:label-cell-address="'2. Funktion'.J39:'2. Funktion'.J3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2. Funktion'.H39:'2. Funktion'.H39</svg:desc>
                </draw:g>
              </table:table-cell>
              <table:table-cell office:value-type="string">
                <text:p>Speedup p=4</text:p>
                <draw:g>
                  <svg:desc>'2. Funktion'.I39:'2. Funktion'.I39</svg:desc>
                </draw:g>
              </table:table-cell>
              <table:table-cell office:value-type="string">
                <text:p>Speedup p=8</text:p>
                <draw:g>
                  <svg:desc>'2. Funktion'.J39:'2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G40:'2. Funktion'.G51</svg:desc>
                </draw:g>
              </table:table-cell>
              <table:table-cell office:value-type="float" office:value="0.118">
                <text:p>0.118</text:p>
                <draw:g>
                  <svg:desc>'2. Funktion'.H40:'2. Funktion'.H51</svg:desc>
                </draw:g>
              </table:table-cell>
              <table:table-cell office:value-type="float" office:value="0.099">
                <text:p>0.099</text:p>
                <draw:g>
                  <svg:desc>'2. Funktion'.I40:'2. Funktion'.I51</svg:desc>
                </draw:g>
              </table:table-cell>
              <table:table-cell office:value-type="float" office:value="0.089">
                <text:p>0.089</text:p>
                <draw:g>
                  <svg:desc>'2. Funktion'.J40:'2. Funktion'.J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07">
                <text:p>0.207</text:p>
              </table:table-cell>
              <table:table-cell office:value-type="float" office:value="0.184">
                <text:p>0.18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3">
                <text:p>0.363</text:p>
              </table:table-cell>
              <table:table-cell office:value-type="float" office:value="0.346">
                <text:p>0.346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633">
                <text:p>0.633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1">
                <text:p>0.941</text:p>
              </table:table-cell>
              <table:table-cell office:value-type="float" office:value="1.102">
                <text:p>1.102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04">
                <text:p>1.304</text:p>
              </table:table-cell>
              <table:table-cell office:value-type="float" office:value="1.749">
                <text:p>1.749</text:p>
              </table:table-cell>
              <table:table-cell office:value-type="float" office:value="2.079">
                <text:p>2.07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615">
                <text:p>1.615</text:p>
              </table:table-cell>
              <table:table-cell office:value-type="float" office:value="2.472">
                <text:p>2.472</text:p>
              </table:table-cell>
              <table:table-cell office:value-type="float" office:value="3.353">
                <text:p>3.3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827">
                <text:p>1.827</text:p>
              </table:table-cell>
              <table:table-cell office:value-type="float" office:value="3.108">
                <text:p>3.108</text:p>
              </table:table-cell>
              <table:table-cell office:value-type="float" office:value="4.811">
                <text:p>4.8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959">
                <text:p>1.959</text:p>
              </table:table-cell>
              <table:table-cell office:value-type="float" office:value="3.571">
                <text:p>3.571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27">
                <text:p>2.027</text:p>
              </table:table-cell>
              <table:table-cell office:value-type="float" office:value="3.856">
                <text:p>3.856</text:p>
              </table:table-cell>
              <table:table-cell office:value-type="float" office:value="7.138">
                <text:p>7.13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064">
                <text:p>2.064</text:p>
              </table:table-cell>
              <table:table-cell office:value-type="float" office:value="4.015">
                <text:p>4.015</text:p>
              </table:table-cell>
              <table:table-cell office:value-type="float" office:value="7.723">
                <text:p>7.72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083">
                <text:p>2.083</text:p>
              </table:table-cell>
              <table:table-cell office:value-type="float" office:value="4.101">
                <text:p>4.101</text:p>
              </table:table-cell>
              <table:table-cell office:value-type="float" office:value="8.048">
                <text:p>8.04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Kommunikationsoverhead x*sin(x)</text:p>
        </chart:title>
        <chart:legend chart:legend-position="end" svg:x="9.946cm" svg:y="3.664cm" style:legend-expansion="high" chart:style-name="ch3"/>
        <chart:plot-area chart:style-name="ch4" table:cell-range-address="'2. Funktion'.V2:'2. Funktion'.Y14" chart:data-source-has-labels="both" svg:x="0.77cm" svg:y="1.635cm" svg:width="8.536cm" svg:height="6.765cm">
          <chartooo:coordinate-region svg:x="1.497cm" svg:y="1.848cm" svg:width="7.437cm" svg:height="5.455cm"/>
          <chart:axis chart:dimension="x" chart:name="primary-x" chart:style-name="ch5" chartooo:axis-type="auto">
            <chartooo:date-scale/>
            <chart:categories table:cell-range-address="'2. Funktion'.V3:'2. Funktion'.V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W3:'2. Funktion'.W14" chart:label-cell-address="'2. Funktion'.W2:'2. Funktion'.W2" chart:class="chart:line">
            <chart:data-point chart:repeated="12"/>
          </chart:series>
          <chart:series chart:style-name="ch8" chart:values-cell-range-address="'2. Funktion'.X3:'2. Funktion'.X14" chart:label-cell-address="'2. Funktion'.X2:'2. Funktion'.X2" chart:class="chart:line">
            <chart:data-point chart:repeated="12"/>
          </chart:series>
          <chart:series chart:style-name="ch9" chart:values-cell-range-address="'2. Funktion'.Y3:'2. Funktion'.Y14" chart:label-cell-address="'2. Funktion'.Y2:'2. Funktion'.Y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2. Funktion'.W2:'2. Funktion'.W2</svg:desc>
                </draw:g>
              </table:table-cell>
              <table:table-cell office:value-type="string">
                <text:p>Kommunikationsoverhead p =4</text:p>
                <draw:g>
                  <svg:desc>'2. Funktion'.X2:'2. Funktion'.X2</svg:desc>
                </draw:g>
              </table:table-cell>
              <table:table-cell office:value-type="string">
                <text:p>Kommunikationsoverhead p =8</text:p>
                <draw:g>
                  <svg:desc>'2. Funktion'.Y2:'2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V3:'2. Funktion'.V14</svg:desc>
                </draw:g>
              </table:table-cell>
              <table:table-cell office:value-type="float" office:value="0.883720930232558">
                <text:p>0.883720930232558</text:p>
                <draw:g>
                  <svg:desc>'2. Funktion'.W3:'2. Funktion'.W14</svg:desc>
                </draw:g>
              </table:table-cell>
              <table:table-cell office:value-type="float" office:value="0.946406820950061">
                <text:p>0.946406820950061</text:p>
                <draw:g>
                  <svg:desc>'2. Funktion'.X3:'2. Funktion'.X14</svg:desc>
                </draw:g>
              </table:table-cell>
              <table:table-cell office:value-type="float" office:value="0.974765819155037">
                <text:p>0.974765819155037</text:p>
                <draw:g>
                  <svg:desc>'2. Funktion'.Y3:'2. Funktion'.Y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43856655290102">
                <text:p>0.843856655290102</text:p>
              </table:table-cell>
              <table:table-cell office:value-type="float" office:value="0.927236580516899">
                <text:p>0.927236580516899</text:p>
              </table:table-cell>
              <table:table-cell office:value-type="float" office:value="0.964976076555024">
                <text:p>0.9649760765550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75333857030636">
                <text:p>0.775333857030636</text:p>
              </table:table-cell>
              <table:table-cell office:value-type="float" office:value="0.889784946236559">
                <text:p>0.889784946236559</text:p>
              </table:table-cell>
              <table:table-cell office:value-type="float" office:value="0.946117867165575">
                <text:p>0.946117867165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5087956698241">
                <text:p>0.665087956698241</text:p>
              </table:table-cell>
              <table:table-cell office:value-type="float" office:value="0.823988644428673">
                <text:p>0.823988644428673</text:p>
              </table:table-cell>
              <table:table-cell office:value-type="float" office:value="0.910678912299658">
                <text:p>0.9106789122996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8733509234828">
                <text:p>0.518733509234828</text:p>
              </table:table-cell>
              <table:table-cell office:value-type="float" office:value="0.716106965174129">
                <text:p>0.716106965174129</text:p>
              </table:table-cell>
              <table:table-cell office:value-type="float" office:value="0.844216887695148">
                <text:p>0.8442168876951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58351729212656">
                <text:p>0.358351729212656</text:p>
              </table:table-cell>
              <table:table-cell office:value-type="float" office:value="0.568035625927759">
                <text:p>0.568035625927759</text:p>
              </table:table-cell>
              <table:table-cell office:value-type="float" office:value="0.740391694890296">
                <text:p>0.7403916948902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21105527638191">
                <text:p>0.221105527638191</text:p>
              </table:table-cell>
              <table:table-cell office:value-type="float" office:value="0.402556469970233">
                <text:p>0.402556469970233</text:p>
              </table:table-cell>
              <table:table-cell office:value-type="float" office:value="0.592464939386736">
                <text:p>0.5924649393867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27232720683407">
                <text:p>0.127232720683407</text:p>
              </table:table-cell>
              <table:table-cell office:value-type="float" office:value="0.253469927296761">
                <text:p>0.253469927296761</text:p>
              </table:table-cell>
              <table:table-cell office:value-type="float" office:value="0.423099889106884">
                <text:p>0.423099889106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690780338794779">
                <text:p>0.0690780338794779</text:p>
              </table:table-cell>
              <table:table-cell office:value-type="float" office:value="0.148692293078336">
                <text:p>0.148692293078336</text:p>
              </table:table-cell>
              <table:table-cell office:value-type="float" office:value="0.26300482879719">
                <text:p>0.2630048287971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364165797893375">
                <text:p>0.0364165797893375</text:p>
              </table:table-cell>
              <table:table-cell office:value-type="float" office:value="0.0842965597428356">
                <text:p>0.0842965597428356</text:p>
              </table:table-cell>
              <table:table-cell office:value-type="float" office:value="0.152253735122816">
                <text:p>0.15225373512281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214319704235148">
                <text:p>0.0214319704235148</text:p>
              </table:table-cell>
              <table:table-cell office:value-type="float" office:value="0.0483779067697019">
                <text:p>0.0483779067697019</text:p>
              </table:table-cell>
              <table:table-cell office:value-type="float" office:value="0.0847260273972603">
                <text:p>0.084726027397260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136508053790454">
                <text:p>0.0136508053790454</text:p>
              </table:table-cell>
              <table:table-cell office:value-type="float" office:value="0.0290343993525684">
                <text:p>0.0290343993525684</text:p>
              </table:table-cell>
              <table:table-cell office:value-type="float" office:value="0.0471533979889544">
                <text:p>0.047153397988954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9cm" svg:y="0.49cm" chart:style-name="ch2">
          <text:p>Abweichung 4/(1+x^2)</text:p>
        </chart:title>
        <chart:legend svg:x="7.316cm" svg:y="2.175cm" style:legend-expansion="custom" chartooo:width="3.674cm" chartooo:height="1.672cm" style:legend-expansion-aspect-ratio="2.19736842105263" chart:style-name="ch3"/>
        <chart:plot-area chart:style-name="ch4" table:cell-range-address="'1. Funktion'.O2:'1. Funktion'.R14" chart:data-source-has-labels="both" svg:x="0.77cm" svg:y="1.635cm" svg:width="10.706cm" svg:height="6.765cm">
          <chartooo:coordinate-region svg:x="1.497cm" svg:y="1.848cm" svg:width="9.607cm" svg:height="5.879cm"/>
          <chart:axis chart:dimension="x" chart:name="primary-x" chart:style-name="ch5" chartooo:axis-type="auto">
            <chartooo:date-scale/>
            <chart:categories table:cell-range-address="'1. Funktion'.O3:'1. Funktion'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P3:'1. Funktion'.P14" chart:label-cell-address="'1. Funktion'.P2:'1. Funktion'.P2" chart:class="chart:line">
            <chart:data-point chart:repeated="12"/>
          </chart:series>
          <chart:series chart:style-name="ch8" chart:values-cell-range-address="'1. Funktion'.Q3:'1. Funktion'.Q14" chart:label-cell-address="'1. Funktion'.Q2:'1. Funktion'.Q2" chart:class="chart:line">
            <chart:data-point chart:repeated="12"/>
          </chart:series>
          <chart:series chart:style-name="ch9" chart:values-cell-range-address="'1. Funktion'.R3:'1. Funktion'.R14" chart:label-cell-address="'1. Funktion'.R2:'1. Funktion'.R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1. Funktion'.P2:'1. Funktion'.P2</svg:desc>
                </draw:g>
              </table:table-cell>
              <table:table-cell office:value-type="string">
                <text:p>Abweichung p=4</text:p>
                <draw:g>
                  <svg:desc>'1. Funktion'.Q2:'1. Funktion'.Q2</svg:desc>
                </draw:g>
              </table:table-cell>
              <table:table-cell office:value-type="string">
                <text:p>Abweichung p=8</text:p>
                <draw:g>
                  <svg:desc>'1. Funktion'.R2:'1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O3:'1. Funktion'.O14</svg:desc>
                </draw:g>
              </table:table-cell>
              <table:table-cell office:value-type="float" office:value="1.07492598692313">
                <text:p>1.07492598692313</text:p>
                <draw:g>
                  <svg:desc>'1. Funktion'.P3:'1. Funktion'.P14</svg:desc>
                </draw:g>
              </table:table-cell>
              <table:table-cell office:value-type="float" office:value="1.05414167319764">
                <text:p>1.05414167319764</text:p>
                <draw:g>
                  <svg:desc>'1. Funktion'.Q3:'1. Funktion'.Q14</svg:desc>
                </draw:g>
              </table:table-cell>
              <table:table-cell office:value-type="float" office:value="1.0489336572624">
                <text:p>1.0489336572624</text:p>
                <draw:g>
                  <svg:desc>'1. Funktion'.R3:'1. Funktion'.R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24026138813">
                <text:p>0.000024026138813</text:p>
              </table:table-cell>
              <table:table-cell office:value-type="float" office:value="0.000000151131087">
                <text:p>0.000000151131087</text:p>
              </table:table-cell>
              <table:table-cell office:value-type="float" office:value="0.000000002364971">
                <text:p>0.0000000023649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0151131086">
                <text:p>0.000000151131086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0036957">
                <text:p>0.0000000000369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00577">
                <text:p>0.0000000000005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00577">
                <text:p>0.000000000000577</text:p>
              </table:table-cell>
              <table:table-cell office:value-type="float" office:value="9E-015">
                <text:p>9E-0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000000578">
                <text:p>0.000000000000578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E-015">
                <text:p>2E-015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E-015">
                <text:p>4E-01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E-015">
                <text:p>3E-015</text:p>
              </table:table-cell>
              <table:table-cell office:value-type="float" office:value="3E-015">
                <text:p>3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769cm" svg:y="0.596cm" chart:style-name="ch2">
          <text:p>Speedup 4/(1+x^2)</text:p>
        </chart:title>
        <chart:legend svg:x="1.315cm" svg:y="2.002cm" style:legend-expansion="custom" chartooo:width="3.171cm" chartooo:height="1.672cm" style:legend-expansion-aspect-ratio="1.89653110047847" chart:style-name="ch3"/>
        <chart:plot-area chart:style-name="ch4" table:cell-range-address="'1. Funktion'.G39:'1. Funktion'.J51" chart:data-source-has-labels="both" svg:x="0.77cm" svg:y="1.635cm" svg:width="11.209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categories table:cell-range-address="'1. Funktion'.G40:'1. Funktion'.G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H40:'1. Funktion'.H51" chart:label-cell-address="'1. Funktion'.H39:'1. Funktion'.H39" chart:class="chart:line">
            <chart:data-point chart:repeated="12"/>
          </chart:series>
          <chart:series chart:style-name="ch8" chart:values-cell-range-address="'1. Funktion'.I40:'1. Funktion'.I51" chart:label-cell-address="'1. Funktion'.I39:'1. Funktion'.I39" chart:class="chart:line">
            <chart:data-point chart:repeated="12"/>
          </chart:series>
          <chart:series chart:style-name="ch9" chart:values-cell-range-address="'1. Funktion'.J40:'1. Funktion'.J51" chart:label-cell-address="'1. Funktion'.J39:'1. Funktion'.J3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1. Funktion'.H39:'1. Funktion'.H39</svg:desc>
                </draw:g>
              </table:table-cell>
              <table:table-cell office:value-type="string">
                <text:p>Speedup p=4</text:p>
                <draw:g>
                  <svg:desc>'1. Funktion'.I39:'1. Funktion'.I39</svg:desc>
                </draw:g>
              </table:table-cell>
              <table:table-cell office:value-type="string">
                <text:p>Speedup p=8</text:p>
                <draw:g>
                  <svg:desc>'1. Funktion'.J39:'1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G40:'1. Funktion'.G51</svg:desc>
                </draw:g>
              </table:table-cell>
              <table:table-cell office:value-type="float" office:value="0.058">
                <text:p>0.058</text:p>
                <draw:g>
                  <svg:desc>'1. Funktion'.H40:'1. Funktion'.H51</svg:desc>
                </draw:g>
              </table:table-cell>
              <table:table-cell office:value-type="float" office:value="0.04">
                <text:p>0.04</text:p>
                <draw:g>
                  <svg:desc>'1. Funktion'.I40:'1. Funktion'.I51</svg:desc>
                </draw:g>
              </table:table-cell>
              <table:table-cell office:value-type="float" office:value="0.032">
                <text:p>0.032</text:p>
                <draw:g>
                  <svg:desc>'1. Funktion'.J40:'1. Funktion'.J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">
                <text:p>0.09</text:p>
              </table:table-cell>
              <table:table-cell office:value-type="float" office:value="0.068">
                <text:p>0.06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51">
                <text:p>0.151</text:p>
              </table:table-cell>
              <table:table-cell office:value-type="float" office:value="0.125">
                <text:p>0.12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3">
                <text:p>0.263</text:p>
              </table:table-cell>
              <table:table-cell office:value-type="float" office:value="0.232">
                <text:p>0.23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58">
                <text:p>0.458</text:p>
              </table:table-cell>
              <table:table-cell office:value-type="float" office:value="0.434">
                <text:p>0.434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59">
                <text:p>0.759</text:p>
              </table:table-cell>
              <table:table-cell office:value-type="float" office:value="0.789">
                <text:p>0.7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47">
                <text:p>1.147</text:p>
              </table:table-cell>
              <table:table-cell office:value-type="float" office:value="1.35">
                <text:p>1.3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2">
                <text:p>1.552</text:p>
              </table:table-cell>
              <table:table-cell office:value-type="float" office:value="2.11">
                <text:p>2.11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88">
                <text:p>1.888</text:p>
              </table:table-cell>
              <table:table-cell office:value-type="float" office:value="2.934">
                <text:p>2.934</text:p>
              </table:table-cell>
              <table:table-cell office:value-type="float" office:value="4.012">
                <text:p>4.01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119">
                <text:p>2.119</text:p>
              </table:table-cell>
              <table:table-cell office:value-type="float" office:value="3.651">
                <text:p>3.651</text:p>
              </table:table-cell>
              <table:table-cell office:value-type="float" office:value="5.669">
                <text:p>5.6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255">
                <text:p>2.255</text:p>
              </table:table-cell>
              <table:table-cell office:value-type="float" office:value="4.137">
                <text:p>4.137</text:p>
              </table:table-cell>
              <table:table-cell office:value-type="float" office:value="7.135">
                <text:p>7.13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329">
                <text:p>2.329</text:p>
              </table:table-cell>
              <table:table-cell office:value-type="float" office:value="4.461">
                <text:p>4.461</text:p>
              </table:table-cell>
              <table:table-cell office:value-type="float" office:value="8.194">
                <text:p>8.1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14cm" svg:y="0.767cm" chart:style-name="ch2">
          <text:p>Speedup</text:p>
        </chart:title>
        <chart:legend svg:x="1.51cm" svg:y="5.979cm" style:legend-expansion="custom" chartooo:width="3.727cm" chartooo:height="1.672cm" style:legend-expansion-aspect-ratio="2.22906698564593" chart:style-name="ch3"/>
        <chart:plot-area chart:style-name="ch4" table:cell-range-address="MPI.J15:MPI.K20 MPI.I46:MPI.I48 MPI.K3:MPI.K14" chart:data-source-has-labels="both" svg:x="0.585cm" svg:y="1.636cm" svg:width="10.838cm" svg:height="6.764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categories table:cell-range-address="MPI.J15:MPI.J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MPI.K3:MPI.K8" chart:label-cell-address="MPI.I46:MPI.I46" chart:class="chart:line">
            <chart:data-point chart:repeated="6"/>
          </chart:series>
          <chart:series chart:style-name="ch9" chart:values-cell-range-address="MPI.K9:MPI.K14" chart:label-cell-address="MPI.I47:MPI.I47" chart:class="chart:line">
            <chart:data-point chart:repeated="6"/>
          </chart:series>
          <chart:series chart:style-name="ch10" chart:values-cell-range-address="MPI.K15:MPI.K20" chart:label-cell-address="MPI.I48:MPI.I4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1.0662">
                <text:p>1.0662</text:p>
                <draw:g>
                  <svg:desc>MPI.K3:MPI.K8</svg:desc>
                </draw:g>
              </table:table-cell>
              <table:table-cell office:value-type="float" office:value="1.0594">
                <text:p>1.0594</text:p>
                <draw:g>
                  <svg:desc>MPI.K9:MPI.K14</svg:desc>
                </draw:g>
              </table:table-cell>
              <table:table-cell office:value-type="float" office:value="1.0848">
                <text:p>1.0848</text:p>
                <draw:g>
                  <svg:desc>MPI.K15:MPI.K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104">
                <text:p>1.0104</text:p>
              </table:table-cell>
              <table:table-cell office:value-type="float" office:value="0.9766">
                <text:p>0.9766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64">
                <text:p>0.9064</text:p>
              </table:table-cell>
              <table:table-cell office:value-type="float" office:value="1.0078">
                <text:p>1.0078</text:p>
              </table:table-cell>
              <table:table-cell office:value-type="float" office:value="1.1082">
                <text:p>1.10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">
                <text:p>0.9174</text:p>
              </table:table-cell>
              <table:table-cell office:value-type="float" office:value="1.0142">
                <text:p>1.014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924">
                <text:p>0.8924</text:p>
              </table:table-cell>
              <table:table-cell office:value-type="float" office:value="1.008">
                <text:p>1.008</text:p>
              </table:table-cell>
              <table:table-cell office:value-type="float" office:value="1.0704">
                <text:p>1.07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34">
                <text:p>0.8534</text:p>
              </table:table-cell>
              <table:table-cell office:value-type="float" office:value="0.921">
                <text:p>0.921</text:p>
              </table:table-cell>
              <table:table-cell office:value-type="float" office:value="1.0506">
                <text:p>1.05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15cm" svg:y="0.718cm" chart:style-name="ch2">
          <text:p>Effizienz</text:p>
        </chart:title>
        <chart:legend svg:x="7.465cm" svg:y="1.912cm" style:legend-expansion="custom" chartooo:width="3.727cm" chartooo:height="1.672cm" style:legend-expansion-aspect-ratio="2.22906698564593" chart:style-name="ch3"/>
        <chart:plot-area chart:style-name="ch4" table:cell-range-address="MPI.J15:MPI.J20 MPI.I46:MPI.I48 MPI.L3:MPI.L20" chart:data-source-has-labels="both" svg:x="0.77cm" svg:y="1.635cm" svg:width="10.653cm" svg:height="6.765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categories table:cell-range-address="MPI.J15:MPI.J2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PI.L3:MPI.L8" chart:label-cell-address="MPI.I46:MPI.I46" chart:class="chart:line">
            <chart:data-point chart:repeated="6"/>
          </chart:series>
          <chart:series chart:style-name="ch8" chart:values-cell-range-address="MPI.L9:MPI.L14" chart:label-cell-address="MPI.I47:MPI.I47" chart:class="chart:line">
            <chart:data-point chart:repeated="6"/>
          </chart:series>
          <chart:series chart:style-name="ch9" chart:values-cell-range-address="MPI.L15:MPI.L20" chart:label-cell-address="MPI.I48:MPI.I4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0.533154">
                <text:p>0.533154</text:p>
                <draw:g>
                  <svg:desc>MPI.L3:MPI.L8</svg:desc>
                </draw:g>
              </table:table-cell>
              <table:table-cell office:value-type="float" office:value="0.529672">
                <text:p>0.529672</text:p>
                <draw:g>
                  <svg:desc>MPI.L9:MPI.L14</svg:desc>
                </draw:g>
              </table:table-cell>
              <table:table-cell office:value-type="float" office:value="0.542354">
                <text:p>0.542354</text:p>
                <draw:g>
                  <svg:desc>MPI.L15:MPI.L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2604">
                <text:p>0.252604</text:p>
              </table:table-cell>
              <table:table-cell office:value-type="float" office:value="0.244186">
                <text:p>0.244186</text:p>
              </table:table-cell>
              <table:table-cell office:value-type="float" office:value="0.26362">
                <text:p>0.263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332">
                <text:p>0.11332</text:p>
              </table:table-cell>
              <table:table-cell office:value-type="float" office:value="0.12597">
                <text:p>0.12597</text:p>
              </table:table-cell>
              <table:table-cell office:value-type="float" office:value="0.13852">
                <text:p>0.138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1748">
                <text:p>0.091748</text:p>
              </table:table-cell>
              <table:table-cell office:value-type="float" office:value="0.101404">
                <text:p>0.101404</text:p>
              </table:table-cell>
              <table:table-cell office:value-type="float" office:value="0.112004">
                <text:p>0.1120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577">
                <text:p>0.05577</text:p>
              </table:table-cell>
              <table:table-cell office:value-type="float" office:value="0.062996">
                <text:p>0.062996</text:p>
              </table:table-cell>
              <table:table-cell office:value-type="float" office:value="0.066908">
                <text:p>0.0669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266">
                <text:p>0.04266</text:p>
              </table:table-cell>
              <table:table-cell office:value-type="float" office:value="0.046038">
                <text:p>0.046038</text:p>
              </table:table-cell>
              <table:table-cell office:value-type="float" office:value="0.052528">
                <text:p>0.0525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3.707cm" svg:y="0.791cm" chart:style-name="ch2">
          <text:p>Kommunikationsanteil in Prozent</text:p>
        </chart:title>
        <chart:legend svg:x="7.469cm" svg:y="5.978cm" style:legend-expansion="custom" chartooo:width="3.727cm" chartooo:height="1.672cm" style:legend-expansion-aspect-ratio="2.22906698564593" chart:style-name="ch3"/>
        <chart:plot-area chart:style-name="ch4" table:cell-range-address="MPI.J3:MPI.J8 MPI.I46:MPI.I48 MPI.P3:MPI.P20" chart:data-source-has-labels="both" svg:x="0.77cm" svg:y="1.63cm" svg:width="10.654cm" svg:height="6.77cm">
          <chartooo:coordinate-region svg:x="1.868cm" svg:y="1.843cm" svg:width="9.369cm" svg:height="5.884cm"/>
          <chart:axis chart:dimension="x" chart:name="primary-x" chart:style-name="ch5" chartooo:axis-type="auto">
            <chartooo:date-scale/>
            <chart:categories table:cell-range-address="MPI.J3:MPI.J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PI.P3:MPI.P8" chart:label-cell-address="MPI.I46:MPI.I46" chart:class="chart:line">
            <chart:data-point chart:repeated="6"/>
          </chart:series>
          <chart:series chart:style-name="ch9" chart:values-cell-range-address="MPI.P9:MPI.P14" chart:label-cell-address="MPI.I47:MPI.I47" chart:class="chart:line">
            <chart:data-point chart:repeated="6"/>
          </chart:series>
          <chart:series chart:style-name="ch10" chart:values-cell-range-address="MPI.P15:MPI.P20" chart:label-cell-address="MPI.I48:MPI.I4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352420035681047">
                <text:p>0.352420035681047</text:p>
                <draw:g>
                  <svg:desc>MPI.P3:MPI.P8</svg:desc>
                </draw:g>
              </table:table-cell>
              <table:table-cell office:value-type="float" office:value="0.354958178334027">
                <text:p>0.354958178334027</text:p>
                <draw:g>
                  <svg:desc>MPI.P9:MPI.P14</svg:desc>
                </draw:g>
              </table:table-cell>
              <table:table-cell office:value-type="float" office:value="0.341192430231294">
                <text:p>0.341192430231294</text:p>
                <draw:g>
                  <svg:desc>MPI.P15:MPI.P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93509200669554">
                <text:p>0.593509200669554</text:p>
              </table:table-cell>
              <table:table-cell office:value-type="float" office:value="0.605495383284474">
                <text:p>0.605495383284474</text:p>
              </table:table-cell>
              <table:table-cell office:value-type="float" office:value="0.5769995375346">
                <text:p>0.57699953753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36359720160613">
                <text:p>0.736359720160613</text:p>
              </table:table-cell>
              <table:table-cell office:value-type="float" office:value="0.697571777157201">
                <text:p>0.697571777157201</text:p>
              </table:table-cell>
              <table:table-cell office:value-type="float" office:value="0.667348676614312">
                <text:p>0.667348676614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5010610723487">
                <text:p>0.745010610723487</text:p>
              </table:table-cell>
              <table:table-cell office:value-type="float" office:value="0.718349633929357">
                <text:p>0.718349633929357</text:p>
              </table:table-cell>
              <table:table-cell office:value-type="float" office:value="0.687850599280165">
                <text:p>0.687850599280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1244662421004">
                <text:p>0.781244662421004</text:p>
              </table:table-cell>
              <table:table-cell office:value-type="float" office:value="0.753809471208968">
                <text:p>0.753809471208968</text:p>
              </table:table-cell>
              <table:table-cell office:value-type="float" office:value="0.738784495182601">
                <text:p>0.7387844951826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0886669676665">
                <text:p>0.800886669676665</text:p>
              </table:table-cell>
              <table:table-cell office:value-type="float" office:value="0.786435616536978">
                <text:p>0.786435616536978</text:p>
              </table:table-cell>
              <table:table-cell office:value-type="float" office:value="0.7561688696479">
                <text:p>0.75616886964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